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e0c2cd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31" table:default-cell-style-name="Default"/>
        <table:table-row table:style-name="ro1">
          <table:table-cell/>
          <table:table-cell office:value-type="string" calcext:value-type="string">
            <text:p>ghsarp</text:p>
          </table:table-cell>
          <table:table-cell table:number-columns-repeated="2"/>
          <table:table-cell office:value-type="string" calcext:value-type="string">
            <text:p>sfsarp</text:p>
          </table:table-cell>
          <table:table-cell table:number-columns-repeated="2"/>
          <table:table-cell office:value-type="string" calcext:value-type="string">
            <text:p>csarp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coordinate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service times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matrix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hsarp-10-5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10-5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A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h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hsarp-10-5-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10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A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hsarp-10-5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10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B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hsarp-10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10-5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10-5-B-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hsarp-10-5-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10-5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C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sarp-10-5-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5-10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10-5-C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hsarp-10-5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5-10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A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hsarp-10-5-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5-10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10-A-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hsarp-10-5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10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B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hsarp-10-5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10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B-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sarp-5-10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5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10-C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sarp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style-name="ce1" office:value-type="string" calcext:value-type="string" table:number-columns-spanned="1" table:number-rows-spanned="5">
            <text:p>ok</text:p>
          </table:table-cell>
          <table:table-cell table:number-columns-repeated="2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hsarp-5-10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10-C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hsarp-5-10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5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5-A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hsarp-5-10-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5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A-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hsarp-5-10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5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5-B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covered-table-cell table:number-columns-repeated="5"/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hsarp-5-10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6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hsarp-5-10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C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hsarp-5-10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5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hsarp-5-10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hsarp-5-10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6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6-A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.88155" calcext:value-type="float">
            <text:p>3.88155</text:p>
          </table:table-cell>
          <table:table-cell office:value-type="float" office:value="4.13591" calcext:value-type="float">
            <text:p>4.13591</text:p>
          </table:table-cell>
          <table:table-cell office:value-type="float" office:value="6.358" calcext:value-type="float">
            <text:p>6.358</text:p>
          </table:table-cell>
          <table:table-cell office:value-type="float" office:value="19.5151" calcext:value-type="float">
            <text:p>19.5151</text:p>
          </table:table-cell>
          <table:table-cell office:value-type="float" office:value="3.28808" calcext:value-type="float">
            <text:p>3.28808</text:p>
          </table:table-cell>
          <table:table-cell office:value-type="float" office:value="3.28649" calcext:value-type="float">
            <text:p>3.28649</text:p>
          </table:table-cell>
          <table:table-cell office:value-type="float" office:value="1.23208" calcext:value-type="float">
            <text:p>1.23208</text:p>
          </table:table-cell>
          <table:table-cell office:value-type="float" office:value="19.3098" calcext:value-type="float">
            <text:p>19.3098</text:p>
          </table:table-cell>
          <table:table-cell office:value-type="float" office:value="3.50275" calcext:value-type="float">
            <text:p>3.50275</text:p>
          </table:table-cell>
          <table:table-cell office:value-type="float" office:value="1.35684" calcext:value-type="float">
            <text:p>1.35684</text:p>
          </table:table-cell>
          <table:table-cell office:value-type="float" office:value="0.167217" calcext:value-type="float">
            <text:p>0.167217</text:p>
          </table:table-cell>
          <table:table-cell office:value-type="float" office:value="3.42265" calcext:value-type="float">
            <text:p>3.42265</text:p>
          </table:table-cell>
          <table:table-cell office:value-type="float" office:value="4.69738" calcext:value-type="float">
            <text:p>4.69738</text:p>
          </table:table-cell>
          <table:table-cell office:value-type="float" office:value="3.67092" calcext:value-type="float">
            <text:p>3.67092</text:p>
          </table:table-cell>
          <table:table-cell office:value-type="float" office:value="8.44429" calcext:value-type="float">
            <text:p>8.44429</text:p>
          </table:table-cell>
          <table:table-cell office:value-type="float" office:value="0.275087" calcext:value-type="float">
            <text:p>0.275087</text:p>
          </table:table-cell>
          <table:table-cell office:value-type="float" office:value="0.780818" calcext:value-type="float">
            <text:p>0.780818</text:p>
          </table:table-cell>
          <table:table-cell office:value-type="float" office:value="0.539144" calcext:value-type="float">
            <text:p>0.539144</text:p>
          </table:table-cell>
          <table:table-cell office:value-type="float" office:value="2.61028" calcext:value-type="float">
            <text:p>2.61028</text:p>
          </table:table-cell>
          <table:table-cell office:value-type="float" office:value="0.339557" calcext:value-type="float">
            <text:p>0.339557</text:p>
          </table:table-cell>
          <table:table-cell office:value-type="float" office:value="1.17402" calcext:value-type="float">
            <text:p>1.17402</text:p>
          </table:table-cell>
          <table:table-cell office:value-type="float" office:value="4.44329" calcext:value-type="float">
            <text:p>4.44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hsarp-5-5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B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88155" calcext:value-type="float">
            <text:p>3.88155</text:p>
          </table:table-cell>
          <table:table-cell office:value-type="float" office:value="0" calcext:value-type="float">
            <text:p>0</text:p>
          </table:table-cell>
          <table:table-cell office:value-type="float" office:value="4.26302" calcext:value-type="float">
            <text:p>4.26302</text:p>
          </table:table-cell>
          <table:table-cell office:value-type="float" office:value="6.31531" calcext:value-type="float">
            <text:p>6.31531</text:p>
          </table:table-cell>
          <table:table-cell office:value-type="float" office:value="21.1123" calcext:value-type="float">
            <text:p>21.1123</text:p>
          </table:table-cell>
          <table:table-cell office:value-type="float" office:value="2.96856" calcext:value-type="float">
            <text:p>2.96856</text:p>
          </table:table-cell>
          <table:table-cell office:value-type="float" office:value="3.76894" calcext:value-type="float">
            <text:p>3.76894</text:p>
          </table:table-cell>
          <table:table-cell office:value-type="float" office:value="2.73209" calcext:value-type="float">
            <text:p>2.73209</text:p>
          </table:table-cell>
          <table:table-cell office:value-type="float" office:value="21.0856" calcext:value-type="float">
            <text:p>21.0856</text:p>
          </table:table-cell>
          <table:table-cell office:value-type="float" office:value="0.394327" calcext:value-type="float">
            <text:p>0.394327</text:p>
          </table:table-cell>
          <table:table-cell office:value-type="float" office:value="4.69501" calcext:value-type="float">
            <text:p>4.69501</text:p>
          </table:table-cell>
          <table:table-cell office:value-type="float" office:value="3.82174" calcext:value-type="float">
            <text:p>3.82174</text:p>
          </table:table-cell>
          <table:table-cell office:value-type="float" office:value="0.55023" calcext:value-type="float">
            <text:p>0.55023</text:p>
          </table:table-cell>
          <table:table-cell office:value-type="float" office:value="4.89489" calcext:value-type="float">
            <text:p>4.89489</text:p>
          </table:table-cell>
          <table:table-cell office:value-type="float" office:value="3.9004" calcext:value-type="float">
            <text:p>3.9004</text:p>
          </table:table-cell>
          <table:table-cell office:value-type="float" office:value="10.2703" calcext:value-type="float">
            <text:p>10.2703</text:p>
          </table:table-cell>
          <table:table-cell office:value-type="float" office:value="3.69405" calcext:value-type="float">
            <text:p>3.69405</text:p>
          </table:table-cell>
          <table:table-cell office:value-type="float" office:value="3.55703" calcext:value-type="float">
            <text:p>3.55703</text:p>
          </table:table-cell>
          <table:table-cell office:value-type="float" office:value="3.64596" calcext:value-type="float">
            <text:p>3.64596</text:p>
          </table:table-cell>
          <table:table-cell office:value-type="float" office:value="5.58708" calcext:value-type="float">
            <text:p>5.58708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43278" calcext:value-type="float">
            <text:p>3.43278</text:p>
          </table:table-cell>
          <table:table-cell office:value-type="float" office:value="6.96535" calcext:value-type="float">
            <text:p>6.96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hsarp-5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6-B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.13591" calcext:value-type="float">
            <text:p>4.13591</text:p>
          </table:table-cell>
          <table:table-cell office:value-type="float" office:value="4.26302" calcext:value-type="float">
            <text:p>4.26302</text:p>
          </table:table-cell>
          <table:table-cell office:value-type="float" office:value="0" calcext:value-type="float">
            <text:p>0</text:p>
          </table:table-cell>
          <table:table-cell office:value-type="float" office:value="2.31894" calcext:value-type="float">
            <text:p>2.31894</text:p>
          </table:table-cell>
          <table:table-cell office:value-type="float" office:value="16.8493" calcext:value-type="float">
            <text:p>16.8493</text:p>
          </table:table-cell>
          <table:table-cell office:value-type="float" office:value="1.33661" calcext:value-type="float">
            <text:p>1.33661</text:p>
          </table:table-cell>
          <table:table-cell office:value-type="float" office:value="0.853867" calcext:value-type="float">
            <text:p>0.853867</text:p>
          </table:table-cell>
          <table:table-cell office:value-type="float" office:value="3.40923" calcext:value-type="float">
            <text:p>3.40923</text:p>
          </table:table-cell>
          <table:table-cell office:value-type="float" office:value="16.8292" calcext:value-type="float">
            <text:p>16.8292</text:p>
          </table:table-cell>
          <table:table-cell office:value-type="float" office:value="3.99664" calcext:value-type="float">
            <text:p>3.99664</text:p>
          </table:table-cell>
          <table:table-cell office:value-type="float" office:value="3.53751" calcext:value-type="float">
            <text:p>3.53751</text:p>
          </table:table-cell>
          <table:table-cell office:value-type="float" office:value="4.2497" calcext:value-type="float">
            <text:p>4.2497</text:p>
          </table:table-cell>
          <table:table-cell office:value-type="float" office:value="3.79459" calcext:value-type="float">
            <text:p>3.79459</text:p>
          </table:table-cell>
          <table:table-cell office:value-type="float" office:value="0.666701" calcext:value-type="float">
            <text:p>0.666701</text:p>
          </table:table-cell>
          <table:table-cell office:value-type="float" office:value="0.485193" calcext:value-type="float">
            <text:p>0.485193</text:p>
          </table:table-cell>
          <table:table-cell office:value-type="float" office:value="6.09559" calcext:value-type="float">
            <text:p>6.09559</text:p>
          </table:table-cell>
          <table:table-cell office:value-type="float" office:value="3.87622" calcext:value-type="float">
            <text:p>3.87622</text:p>
          </table:table-cell>
          <table:table-cell office:value-type="float" office:value="3.35752" calcext:value-type="float">
            <text:p>3.35752</text:p>
          </table:table-cell>
          <table:table-cell office:value-type="float" office:value="3.59806" calcext:value-type="float">
            <text:p>3.59806</text:p>
          </table:table-cell>
          <table:table-cell office:value-type="float" office:value="3.31811" calcext:value-type="float">
            <text:p>3.31811</text:p>
          </table:table-cell>
          <table:table-cell office:value-type="float" office:value="3.82799" calcext:value-type="float">
            <text:p>3.82799</text:p>
          </table:table-cell>
          <table:table-cell office:value-type="float" office:value="2.96789" calcext:value-type="float">
            <text:p>2.96789</text:p>
          </table:table-cell>
          <table:table-cell office:value-type="float" office:value="3.58654" calcext:value-type="float">
            <text:p>3.58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hsarp-5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7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6-C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6.358" calcext:value-type="float">
            <text:p>6.358</text:p>
          </table:table-cell>
          <table:table-cell office:value-type="float" office:value="6.31531" calcext:value-type="float">
            <text:p>6.31531</text:p>
          </table:table-cell>
          <table:table-cell office:value-type="float" office:value="2.31894" calcext:value-type="float">
            <text:p>2.31894</text:p>
          </table:table-cell>
          <table:table-cell office:value-type="float" office:value="0" calcext:value-type="float">
            <text:p>0</text:p>
          </table:table-cell>
          <table:table-cell office:value-type="float" office:value="14.9915" calcext:value-type="float">
            <text:p>14.9915</text:p>
          </table:table-cell>
          <table:table-cell office:value-type="float" office:value="3.59148" calcext:value-type="float">
            <text:p>3.59148</text:p>
          </table:table-cell>
          <table:table-cell office:value-type="float" office:value="3.14999" calcext:value-type="float">
            <text:p>3.14999</text:p>
          </table:table-cell>
          <table:table-cell office:value-type="float" office:value="5.72181" calcext:value-type="float">
            <text:p>5.72181</text:p>
          </table:table-cell>
          <table:table-cell office:value-type="float" office:value="15.066" calcext:value-type="float">
            <text:p>15.066</text:p>
          </table:table-cell>
          <table:table-cell office:value-type="float" office:value="6.11226" calcext:value-type="float">
            <text:p>6.11226</text:p>
          </table:table-cell>
          <table:table-cell office:value-type="float" office:value="5.53482" calcext:value-type="float">
            <text:p>5.53482</text:p>
          </table:table-cell>
          <table:table-cell office:value-type="float" office:value="6.48597" calcext:value-type="float">
            <text:p>6.48597</text:p>
          </table:table-cell>
          <table:table-cell office:value-type="float" office:value="5.91507" calcext:value-type="float">
            <text:p>5.91507</text:p>
          </table:table-cell>
          <table:table-cell office:value-type="float" office:value="1.68106" calcext:value-type="float">
            <text:p>1.68106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4.91743" calcext:value-type="float">
            <text:p>4.91743</text:p>
          </table:table-cell>
          <table:table-cell office:value-type="float" office:value="6.11202" calcext:value-type="float">
            <text:p>6.11202</text:p>
          </table:table-cell>
          <table:table-cell office:value-type="float" office:value="5.59498" calcext:value-type="float">
            <text:p>5.59498</text:p>
          </table:table-cell>
          <table:table-cell office:value-type="float" office:value="5.82989" calcext:value-type="float">
            <text:p>5.82989</text:p>
          </table:table-cell>
          <table:table-cell office:value-type="float" office:value="4.91169" calcext:value-type="float">
            <text:p>4.91169</text:p>
          </table:table-cell>
          <table:table-cell office:value-type="float" office:value="6.07052" calcext:value-type="float">
            <text:p>6.07052</text:p>
          </table:table-cell>
          <table:table-cell office:value-type="float" office:value="5.21704" calcext:value-type="float">
            <text:p>5.21704</text:p>
          </table:table-cell>
          <table:table-cell office:value-type="float" office:value="4.25187" calcext:value-type="float">
            <text:p>4.25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hsarp-5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7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6-C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9.5151" calcext:value-type="float">
            <text:p>19.5151</text:p>
          </table:table-cell>
          <table:table-cell office:value-type="float" office:value="21.1123" calcext:value-type="float">
            <text:p>21.1123</text:p>
          </table:table-cell>
          <table:table-cell office:value-type="float" office:value="16.8493" calcext:value-type="float">
            <text:p>16.8493</text:p>
          </table:table-cell>
          <table:table-cell office:value-type="float" office:value="14.9915" calcext:value-type="float">
            <text:p>14.9915</text:p>
          </table:table-cell>
          <table:table-cell office:value-type="float" office:value="0" calcext:value-type="float">
            <text:p>0</text:p>
          </table:table-cell>
          <table:table-cell office:value-type="float" office:value="18.1587" calcext:value-type="float">
            <text:p>18.1587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19.5896" calcext:value-type="float">
            <text:p>19.5896</text:p>
          </table:table-cell>
          <table:table-cell office:value-type="float" office:value="1.04068" calcext:value-type="float">
            <text:p>1.04068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18.1803" calcext:value-type="float">
            <text:p>18.1803</text:p>
          </table:table-cell>
          <table:table-cell office:value-type="float" office:value="19.6821" calcext:value-type="float">
            <text:p>19.6821</text:p>
          </table:table-cell>
          <table:table-cell office:value-type="float" office:value="20.6358" calcext:value-type="float">
            <text:p>20.6358</text:p>
          </table:table-cell>
          <table:table-cell office:value-type="float" office:value="16.2244" calcext:value-type="float">
            <text:p>16.2244</text:p>
          </table:table-cell>
          <table:table-cell office:value-type="float" office:value="17.2267" calcext:value-type="float">
            <text:p>17.2267</text:p>
          </table:table-cell>
          <table:table-cell office:value-type="float" office:value="11.0823" calcext:value-type="float">
            <text:p>11.0823</text:p>
          </table:table-cell>
          <table:table-cell office:value-type="float" office:value="19.3947" calcext:value-type="float">
            <text:p>19.3947</text:p>
          </table:table-cell>
          <table:table-cell office:value-type="float" office:value="19.0133" calcext:value-type="float">
            <text:p>19.0133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16.9358" calcext:value-type="float">
            <text:p>16.9358</text:p>
          </table:table-cell>
          <table:table-cell office:value-type="float" office:value="19.3958" calcext:value-type="float">
            <text:p>19.3958</text:p>
          </table:table-cell>
          <table:table-cell office:value-type="float" office:value="18.7813" calcext:value-type="float">
            <text:p>18.7813</text:p>
          </table:table-cell>
          <table:table-cell office:value-type="float" office:value="15.0874" calcext:value-type="float">
            <text:p>15.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hsarp-5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28808" calcext:value-type="float">
            <text:p>3.28808</text:p>
          </table:table-cell>
          <table:table-cell office:value-type="float" office:value="2.96856" calcext:value-type="float">
            <text:p>2.96856</text:p>
          </table:table-cell>
          <table:table-cell office:value-type="float" office:value="1.33661" calcext:value-type="float">
            <text:p>1.33661</text:p>
          </table:table-cell>
          <table:table-cell office:value-type="float" office:value="3.59148" calcext:value-type="float">
            <text:p>3.59148</text:p>
          </table:table-cell>
          <table:table-cell office:value-type="float" office:value="18.1587" calcext:value-type="float">
            <text:p>18.1587</text:p>
          </table:table-cell>
          <table:table-cell office:value-type="float" office:value="0" calcext:value-type="float">
            <text:p>0</text:p>
          </table:table-cell>
          <table:table-cell office:value-type="float" office:value="0.844223" calcext:value-type="float">
            <text:p>0.844223</text:p>
          </table:table-cell>
          <table:table-cell office:value-type="float" office:value="2.3127" calcext:value-type="float">
            <text:p>2.3127</text:p>
          </table:table-cell>
          <table:table-cell office:value-type="float" office:value="18.1204" calcext:value-type="float">
            <text:p>18.1204</text:p>
          </table:table-cell>
          <table:table-cell office:value-type="float" office:value="2.67926" calcext:value-type="float">
            <text:p>2.67926</text:p>
          </table:table-cell>
          <table:table-cell office:value-type="float" office:value="3.12533" calcext:value-type="float">
            <text:p>3.12533</text:p>
          </table:table-cell>
          <table:table-cell office:value-type="float" office:value="3.36456" calcext:value-type="float">
            <text:p>3.36456</text:p>
          </table:table-cell>
          <table:table-cell office:value-type="float" office:value="2.47736" calcext:value-type="float">
            <text:p>2.47736</text:p>
          </table:table-cell>
          <table:table-cell office:value-type="float" office:value="1.99898" calcext:value-type="float">
            <text:p>1.99898</text:p>
          </table:table-cell>
          <table:table-cell office:value-type="float" office:value="0.933157" calcext:value-type="float">
            <text:p>0.933157</text:p>
          </table:table-cell>
          <table:table-cell office:value-type="float" office:value="7.30994" calcext:value-type="float">
            <text:p>7.30994</text:p>
          </table:table-cell>
          <table:table-cell office:value-type="float" office:value="3.01328" calcext:value-type="float">
            <text:p>3.01328</text:p>
          </table:table-cell>
          <table:table-cell office:value-type="float" office:value="2.52966" calcext:value-type="float">
            <text:p>2.52966</text:p>
          </table:table-cell>
          <table:table-cell office:value-type="float" office:value="2.76396" calcext:value-type="float">
            <text:p>2.76396</text:p>
          </table:table-cell>
          <table:table-cell office:value-type="float" office:value="3.40326" calcext:value-type="float">
            <text:p>3.40326</text:p>
          </table:table-cell>
          <table:table-cell office:value-type="float" office:value="2.95203" calcext:value-type="float">
            <text:p>2.95203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4.28682" calcext:value-type="float">
            <text:p>4.28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hsarp-5-5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7-A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.28649" calcext:value-type="float">
            <text:p>3.28649</text:p>
          </table:table-cell>
          <table:table-cell office:value-type="float" office:value="3.76894" calcext:value-type="float">
            <text:p>3.76894</text:p>
          </table:table-cell>
          <table:table-cell office:value-type="float" office:value="0.853867" calcext:value-type="float">
            <text:p>0.853867</text:p>
          </table:table-cell>
          <table:table-cell office:value-type="float" office:value="3.14999" calcext:value-type="float">
            <text:p>3.14999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0.844223" calcext:value-type="float">
            <text:p>0.844223</text:p>
          </table:table-cell>
          <table:table-cell office:value-type="float" office:value="0" calcext:value-type="float">
            <text:p>0</text:p>
          </table:table-cell>
          <table:table-cell office:value-type="float" office:value="2.57266" calcext:value-type="float">
            <text:p>2.57266</text:p>
          </table:table-cell>
          <table:table-cell office:value-type="float" office:value="17.352" calcext:value-type="float">
            <text:p>17.352</text:p>
          </table:table-cell>
          <table:table-cell office:value-type="float" office:value="3.45573" calcext:value-type="float">
            <text:p>3.45573</text:p>
          </table:table-cell>
          <table:table-cell office:value-type="float" office:value="2.77565" calcext:value-type="float">
            <text:p>2.77565</text:p>
          </table:table-cell>
          <table:table-cell office:value-type="float" office:value="3.39787" calcext:value-type="float">
            <text:p>3.39787</text:p>
          </table:table-cell>
          <table:table-cell office:value-type="float" office:value="3.25612" calcext:value-type="float">
            <text:p>3.25612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6.50226" calcext:value-type="float">
            <text:p>6.50226</text:p>
          </table:table-cell>
          <table:table-cell office:value-type="float" office:value="3.02491" calcext:value-type="float">
            <text:p>3.02491</text:p>
          </table:table-cell>
          <table:table-cell office:value-type="float" office:value="2.50683" calcext:value-type="float">
            <text:p>2.50683</text:p>
          </table:table-cell>
          <table:table-cell office:value-type="float" office:value="2.74789" calcext:value-type="float">
            <text:p>2.74789</text:p>
          </table:table-cell>
          <table:table-cell office:value-type="float" office:value="2.77197" calcext:value-type="float">
            <text:p>2.77197</text:p>
          </table:table-cell>
          <table:table-cell office:value-type="float" office:value="2.97578" calcext:value-type="float">
            <text:p>2.97578</text:p>
          </table:table-cell>
          <table:table-cell office:value-type="float" office:value="2.11598" calcext:value-type="float">
            <text:p>2.11598</text:p>
          </table:table-cell>
          <table:table-cell office:value-type="float" office:value="3.46584" calcext:value-type="float">
            <text:p>3.46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hsarp-5-5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B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.23208" calcext:value-type="float">
            <text:p>1.23208</text:p>
          </table:table-cell>
          <table:table-cell office:value-type="float" office:value="2.73209" calcext:value-type="float">
            <text:p>2.73209</text:p>
          </table:table-cell>
          <table:table-cell office:value-type="float" office:value="3.40923" calcext:value-type="float">
            <text:p>3.40923</text:p>
          </table:table-cell>
          <table:table-cell office:value-type="float" office:value="5.72181" calcext:value-type="float">
            <text:p>5.72181</text:p>
          </table:table-cell>
          <table:table-cell office:value-type="float" office:value="19.5896" calcext:value-type="float">
            <text:p>19.5896</text:p>
          </table:table-cell>
          <table:table-cell office:value-type="float" office:value="2.3127" calcext:value-type="float">
            <text:p>2.3127</text:p>
          </table:table-cell>
          <table:table-cell office:value-type="float" office:value="2.57266" calcext:value-type="float">
            <text:p>2.57266</text:p>
          </table:table-cell>
          <table:table-cell office:value-type="float" office:value="0" calcext:value-type="float">
            <text:p>0</text:p>
          </table:table-cell>
          <table:table-cell office:value-type="float" office:value="19.4489" calcext:value-type="float">
            <text:p>19.4489</text:p>
          </table:table-cell>
          <table:table-cell office:value-type="float" office:value="2.3417" calcext:value-type="float">
            <text:p>2.3417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1.23009" calcext:value-type="float">
            <text:p>1.23009</text:p>
          </table:table-cell>
          <table:table-cell office:value-type="float" office:value="2.23765" calcext:value-type="float">
            <text:p>2.23765</text:p>
          </table:table-cell>
          <table:table-cell office:value-type="float" office:value="4.04277" calcext:value-type="float">
            <text:p>4.04277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8.52106" calcext:value-type="float">
            <text:p>8.52106</text:p>
          </table:table-cell>
          <table:table-cell office:value-type="float" office:value="0.99756" calcext:value-type="float">
            <text:p>0.99756</text:p>
          </table:table-cell>
          <table:table-cell office:value-type="float" office:value="0.842621" calcext:value-type="float">
            <text:p>0.842621</text:p>
          </table:table-cell>
          <table:table-cell office:value-type="float" office:value="0.914161" calcext:value-type="float">
            <text:p>0.914161</text:p>
          </table:table-cell>
          <table:table-cell office:value-type="float" office:value="3.07192" calcext:value-type="float">
            <text:p>3.07192</text:p>
          </table:table-cell>
          <table:table-cell office:value-type="float" office:value="0.92811" calcext:value-type="float">
            <text:p>0.92811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4.73091" calcext:value-type="float">
            <text:p>4.7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hsarp-5-5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B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9.3098" calcext:value-type="float">
            <text:p>19.3098</text:p>
          </table:table-cell>
          <table:table-cell office:value-type="float" office:value="21.0856" calcext:value-type="float">
            <text:p>21.0856</text:p>
          </table:table-cell>
          <table:table-cell office:value-type="float" office:value="16.8292" calcext:value-type="float">
            <text:p>16.8292</text:p>
          </table:table-cell>
          <table:table-cell office:value-type="float" office:value="15.066" calcext:value-type="float">
            <text:p>15.066</text:p>
          </table:table-cell>
          <table:table-cell office:value-type="float" office:value="1.04068" calcext:value-type="float">
            <text:p>1.04068</text:p>
          </table:table-cell>
          <table:table-cell office:value-type="float" office:value="18.1204" calcext:value-type="float">
            <text:p>18.1204</text:p>
          </table:table-cell>
          <table:table-cell office:value-type="float" office:value="17.352" calcext:value-type="float">
            <text:p>17.352</text:p>
          </table:table-cell>
          <table:table-cell office:value-type="float" office:value="19.4489" calcext:value-type="float">
            <text:p>19.4489</text:p>
          </table:table-cell>
          <table:table-cell office:value-type="float" office:value="0" calcext:value-type="float">
            <text:p>0</text:p>
          </table:table-cell>
          <table:table-cell office:value-type="float" office:value="20.7974" calcext:value-type="float">
            <text:p>20.7974</text:p>
          </table:table-cell>
          <table:table-cell office:value-type="float" office:value="17.9637" calcext:value-type="float">
            <text:p>17.9637</text:p>
          </table:table-cell>
          <table:table-cell office:value-type="float" office:value="19.477" calcext:value-type="float">
            <text:p>19.477</text:p>
          </table:table-cell>
          <table:table-cell office:value-type="float" office:value="20.5959" calcext:value-type="float">
            <text:p>20.5959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10.9286" calcext:value-type="float">
            <text:p>10.9286</text:p>
          </table:table-cell>
          <table:table-cell office:value-type="float" office:value="19.2025" calcext:value-type="float">
            <text:p>19.2025</text:p>
          </table:table-cell>
          <table:table-cell office:value-type="float" office:value="18.8406" calcext:value-type="float">
            <text:p>18.8406</text:p>
          </table:table-cell>
          <table:table-cell office:value-type="float" office:value="18.9808" calcext:value-type="float">
            <text:p>18.9808</text:p>
          </table:table-cell>
          <table:table-cell office:value-type="float" office:value="16.712" calcext:value-type="float">
            <text:p>16.712</text:p>
          </table:table-cell>
          <table:table-cell office:value-type="float" office:value="19.2074" calcext:value-type="float">
            <text:p>19.2074</text:p>
          </table:table-cell>
          <table:table-cell office:value-type="float" office:value="18.6263" calcext:value-type="float">
            <text:p>18.6263</text:p>
          </table:table-cell>
          <table:table-cell office:value-type="float" office:value="14.8677" calcext:value-type="float">
            <text:p>14.8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hsarp-5-5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C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50275" calcext:value-type="float">
            <text:p>3.50275</text:p>
          </table:table-cell>
          <table:table-cell office:value-type="float" office:value="0.394327" calcext:value-type="float">
            <text:p>0.394327</text:p>
          </table:table-cell>
          <table:table-cell office:value-type="float" office:value="3.99664" calcext:value-type="float">
            <text:p>3.99664</text:p>
          </table:table-cell>
          <table:table-cell office:value-type="float" office:value="6.11226" calcext:value-type="float">
            <text:p>6.11226</text:p>
          </table:table-cell>
          <table:table-cell office:value-type="float" office:value="20.8378" calcext:value-type="float">
            <text:p>20.8378</text:p>
          </table:table-cell>
          <table:table-cell office:value-type="float" office:value="2.67926" calcext:value-type="float">
            <text:p>2.67926</text:p>
          </table:table-cell>
          <table:table-cell office:value-type="float" office:value="3.45573" calcext:value-type="float">
            <text:p>3.45573</text:p>
          </table:table-cell>
          <table:table-cell office:value-type="float" office:value="2.3417" calcext:value-type="float">
            <text:p>2.3417</text:p>
          </table:table-cell>
          <table:table-cell office:value-type="float" office:value="20.7974" calcext:value-type="float">
            <text:p>20.7974</text:p>
          </table:table-cell>
          <table:table-cell office:value-type="float" office:value="0" calcext:value-type="float">
            <text:p>0</text:p>
          </table:table-cell>
          <table:table-cell office:value-type="float" office:value="4.30071" calcext:value-type="float">
            <text:p>4.30071</text:p>
          </table:table-cell>
          <table:table-cell office:value-type="float" office:value="3.448" calcext:value-type="float">
            <text:p>3.448</text:p>
          </table:table-cell>
          <table:table-cell office:value-type="float" office:value="0.202113" calcext:value-type="float">
            <text:p>0.202113</text:p>
          </table:table-cell>
          <table:table-cell office:value-type="float" office:value="4.6413" calcext:value-type="float">
            <text:p>4.6413</text:p>
          </table:table-cell>
          <table:table-cell office:value-type="float" office:value="3.61202" calcext:value-type="float">
            <text:p>3.61202</text:p>
          </table:table-cell>
          <table:table-cell office:value-type="float" office:value="9.9563" calcext:value-type="float">
            <text:p>9.9563</text:p>
          </table:table-cell>
          <table:table-cell office:value-type="float" office:value="3.30978" calcext:value-type="float">
            <text:p>3.30978</text:p>
          </table:table-cell>
          <table:table-cell office:value-type="float" office:value="3.16397" calcext:value-type="float">
            <text:p>3.16397</text:p>
          </table:table-cell>
          <table:table-cell office:value-type="float" office:value="3.25584" calcext:value-type="float">
            <text:p>3.25584</text:p>
          </table:table-cell>
          <table:table-cell office:value-type="float" office:value="5.1982" calcext:value-type="float">
            <text:p>5.1982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3.03867" calcext:value-type="float">
            <text:p>3.03867</text:p>
          </table:table-cell>
          <table:table-cell office:value-type="float" office:value="6.5975" calcext:value-type="float">
            <text:p>6.5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hsarp-5-5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8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7-C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.35684" calcext:value-type="float">
            <text:p>1.35684</text:p>
          </table:table-cell>
          <table:table-cell office:value-type="float" office:value="4.69501" calcext:value-type="float">
            <text:p>4.69501</text:p>
          </table:table-cell>
          <table:table-cell office:value-type="float" office:value="3.53751" calcext:value-type="float">
            <text:p>3.53751</text:p>
          </table:table-cell>
          <table:table-cell office:value-type="float" office:value="5.53482" calcext:value-type="float">
            <text:p>5.53482</text:p>
          </table:table-cell>
          <table:table-cell office:value-type="float" office:value="18.1803" calcext:value-type="float">
            <text:p>18.1803</text:p>
          </table:table-cell>
          <table:table-cell office:value-type="float" office:value="3.12533" calcext:value-type="float">
            <text:p>3.12533</text:p>
          </table:table-cell>
          <table:table-cell office:value-type="float" office:value="2.77565" calcext:value-type="float">
            <text:p>2.77565</text:p>
          </table:table-cell>
          <table:table-cell office:value-type="float" office:value="2.00841" calcext:value-type="float">
            <text:p>2.00841</text:p>
          </table:table-cell>
          <table:table-cell office:value-type="float" office:value="17.9637" calcext:value-type="float">
            <text:p>17.9637</text:p>
          </table:table-cell>
          <table:table-cell office:value-type="float" office:value="4.30071" calcext:value-type="float">
            <text:p>4.30071</text:p>
          </table:table-cell>
          <table:table-cell office:value-type="float" office:value="0" calcext:value-type="float">
            <text:p>0</text:p>
          </table:table-cell>
          <table:table-cell office:value-type="float" office:value="1.52293" calcext:value-type="float">
            <text:p>1.52293</text:p>
          </table:table-cell>
          <table:table-cell office:value-type="float" office:value="4.17055" calcext:value-type="float">
            <text:p>4.17055</text:p>
          </table:table-cell>
          <table:table-cell office:value-type="float" office:value="3.97156" calcext:value-type="float">
            <text:p>3.97156</text:p>
          </table:table-cell>
          <table:table-cell office:value-type="float" office:value="3.14657" calcext:value-type="float">
            <text:p>3.14657</text:p>
          </table:table-cell>
          <table:table-cell office:value-type="float" office:value="7.12408" calcext:value-type="float">
            <text:p>7.12408</text:p>
          </table:table-cell>
          <table:table-cell office:value-type="float" office:value="1.30636" calcext:value-type="float">
            <text:p>1.30636</text:p>
          </table:table-cell>
          <table:table-cell office:value-type="float" office:value="1.16732" calcext:value-type="float">
            <text:p>1.16732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1.25475" calcext:value-type="float">
            <text:p>1.25475</text:p>
          </table:table-cell>
          <table:table-cell office:value-type="float" office:value="1.33403" calcext:value-type="float">
            <text:p>1.33403</text:p>
          </table:table-cell>
          <table:table-cell office:value-type="float" office:value="1.2741" calcext:value-type="float">
            <text:p>1.2741</text:p>
          </table:table-cell>
          <table:table-cell office:value-type="float" office:value="3.09632" calcext:value-type="float">
            <text:p>3.09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hsarp-5-6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9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8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.167217" calcext:value-type="float">
            <text:p>0.167217</text:p>
          </table:table-cell>
          <table:table-cell office:value-type="float" office:value="3.82174" calcext:value-type="float">
            <text:p>3.82174</text:p>
          </table:table-cell>
          <table:table-cell office:value-type="float" office:value="4.2497" calcext:value-type="float">
            <text:p>4.2497</text:p>
          </table:table-cell>
          <table:table-cell office:value-type="float" office:value="6.48597" calcext:value-type="float">
            <text:p>6.48597</text:p>
          </table:table-cell>
          <table:table-cell office:value-type="float" office:value="19.6821" calcext:value-type="float">
            <text:p>19.6821</text:p>
          </table:table-cell>
          <table:table-cell office:value-type="float" office:value="3.36456" calcext:value-type="float">
            <text:p>3.36456</text:p>
          </table:table-cell>
          <table:table-cell office:value-type="float" office:value="3.39787" calcext:value-type="float">
            <text:p>3.39787</text:p>
          </table:table-cell>
          <table:table-cell office:value-type="float" office:value="1.23009" calcext:value-type="float">
            <text:p>1.23009</text:p>
          </table:table-cell>
          <table:table-cell office:value-type="float" office:value="19.477" calcext:value-type="float">
            <text:p>19.477</text:p>
          </table:table-cell>
          <table:table-cell office:value-type="float" office:value="3.448" calcext:value-type="float">
            <text:p>3.448</text:p>
          </table:table-cell>
          <table:table-cell office:value-type="float" office:value="1.52293" calcext:value-type="float">
            <text:p>1.52293</text:p>
          </table:table-cell>
          <table:table-cell office:value-type="float" office:value="0" calcext:value-type="float">
            <text:p>0</text:p>
          </table:table-cell>
          <table:table-cell office:value-type="float" office:value="3.37659" calcext:value-type="float">
            <text:p>3.37659</text:p>
          </table:table-cell>
          <table:table-cell office:value-type="float" office:value="4.82046" calcext:value-type="float">
            <text:p>4.82046</text:p>
          </table:table-cell>
          <table:table-cell office:value-type="float" office:value="3.78058" calcext:value-type="float">
            <text:p>3.78058</text:p>
          </table:table-cell>
          <table:table-cell office:value-type="float" office:value="8.61085" calcext:value-type="float">
            <text:p>8.61085</text:p>
          </table:table-cell>
          <table:table-cell office:value-type="float" office:value="0.374428" calcext:value-type="float">
            <text:p>0.374428</text:p>
          </table:table-cell>
          <table:table-cell office:value-type="float" office:value="0.893467" calcext:value-type="float">
            <text:p>0.893467</text:p>
          </table:table-cell>
          <table:table-cell office:value-type="float" office:value="0.656115" calcext:value-type="float">
            <text:p>0.656115</text:p>
          </table:table-cell>
          <table:table-cell office:value-type="float" office:value="2.77682" calcext:value-type="float">
            <text:p>2.77682</text:p>
          </table:table-cell>
          <table:table-cell office:value-type="float" office:value="0.422591" calcext:value-type="float">
            <text:p>0.422591</text:p>
          </table:table-cell>
          <table:table-cell office:value-type="float" office:value="1.28191" calcext:value-type="float">
            <text:p>1.28191</text:p>
          </table:table-cell>
          <table:table-cell office:value-type="float" office:value="4.61047" calcext:value-type="float">
            <text:p>4.6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hsarp-5-6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8-A-2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.42265" calcext:value-type="float">
            <text:p>3.42265</text:p>
          </table:table-cell>
          <table:table-cell office:value-type="float" office:value="0.55023" calcext:value-type="float">
            <text:p>0.55023</text:p>
          </table:table-cell>
          <table:table-cell office:value-type="float" office:value="3.79459" calcext:value-type="float">
            <text:p>3.79459</text:p>
          </table:table-cell>
          <table:table-cell office:value-type="float" office:value="5.91507" calcext:value-type="float">
            <text:p>5.91507</text:p>
          </table:table-cell>
          <table:table-cell office:value-type="float" office:value="20.6358" calcext:value-type="float">
            <text:p>20.6358</text:p>
          </table:table-cell>
          <table:table-cell office:value-type="float" office:value="2.47736" calcext:value-type="float">
            <text:p>2.47736</text:p>
          </table:table-cell>
          <table:table-cell office:value-type="float" office:value="3.25612" calcext:value-type="float">
            <text:p>3.25612</text:p>
          </table:table-cell>
          <table:table-cell office:value-type="float" office:value="2.23765" calcext:value-type="float">
            <text:p>2.23765</text:p>
          </table:table-cell>
          <table:table-cell office:value-type="float" office:value="20.5959" calcext:value-type="float">
            <text:p>20.5959</text:p>
          </table:table-cell>
          <table:table-cell office:value-type="float" office:value="0.202113" calcext:value-type="float">
            <text:p>0.202113</text:p>
          </table:table-cell>
          <table:table-cell office:value-type="float" office:value="4.17055" calcext:value-type="float">
            <text:p>4.17055</text:p>
          </table:table-cell>
          <table:table-cell office:value-type="float" office:value="3.37659" calcext:value-type="float">
            <text:p>3.37659</text:p>
          </table:table-cell>
          <table:table-cell office:value-type="float" office:value="0" calcext:value-type="float">
            <text:p>0</text:p>
          </table:table-cell>
          <table:table-cell office:value-type="float" office:value="4.43963" calcext:value-type="float">
            <text:p>4.43963</text:p>
          </table:table-cell>
          <table:table-cell office:value-type="float" office:value="3.4102" calcext:value-type="float">
            <text:p>3.4102</text:p>
          </table:table-cell>
          <table:table-cell office:value-type="float" office:value="9.75746" calcext:value-type="float">
            <text:p>9.75746</text:p>
          </table:table-cell>
          <table:table-cell office:value-type="float" office:value="3.21929" calcext:value-type="float">
            <text:p>3.21929</text:p>
          </table:table-cell>
          <table:table-cell office:value-type="float" office:value="3.0466" calcext:value-type="float">
            <text:p>3.0466</text:p>
          </table:table-cell>
          <table:table-cell office:value-type="float" office:value="3.15029" calcext:value-type="float">
            <text:p>3.15029</text:p>
          </table:table-cell>
          <table:table-cell office:value-type="float" office:value="5.04099" calcext:value-type="float">
            <text:p>5.04099</text:p>
          </table:table-cell>
          <table:table-cell office:value-type="float" office:value="3.15224" calcext:value-type="float">
            <text:p>3.15224</text:p>
          </table:table-cell>
          <table:table-cell office:value-type="float" office:value="2.90218" calcext:value-type="float">
            <text:p>2.90218</text:p>
          </table:table-cell>
          <table:table-cell office:value-type="float" office:value="6.41709" calcext:value-type="float">
            <text:p>6.4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hsarp-5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5-9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8-B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.69738" calcext:value-type="float">
            <text:p>4.69738</text:p>
          </table:table-cell>
          <table:table-cell office:value-type="float" office:value="4.89489" calcext:value-type="float">
            <text:p>4.89489</text:p>
          </table:table-cell>
          <table:table-cell office:value-type="float" office:value="0.666701" calcext:value-type="float">
            <text:p>0.666701</text:p>
          </table:table-cell>
          <table:table-cell office:value-type="float" office:value="1.68106" calcext:value-type="float">
            <text:p>1.68106</text:p>
          </table:table-cell>
          <table:table-cell office:value-type="float" office:value="16.2244" calcext:value-type="float">
            <text:p>16.2244</text:p>
          </table:table-cell>
          <table:table-cell office:value-type="float" office:value="1.99898" calcext:value-type="float">
            <text:p>1.99898</text:p>
          </table:table-cell>
          <table:table-cell office:value-type="float" office:value="1.47012" calcext:value-type="float">
            <text:p>1.47012</text:p>
          </table:table-cell>
          <table:table-cell office:value-type="float" office:value="4.04277" calcext:value-type="float">
            <text:p>4.04277</text:p>
          </table:table-cell>
          <table:table-cell office:value-type="float" office:value="16.2202" calcext:value-type="float">
            <text:p>16.2202</text:p>
          </table:table-cell>
          <table:table-cell office:value-type="float" office:value="4.6413" calcext:value-type="float">
            <text:p>4.6413</text:p>
          </table:table-cell>
          <table:table-cell office:value-type="float" office:value="3.97156" calcext:value-type="float">
            <text:p>3.97156</text:p>
          </table:table-cell>
          <table:table-cell office:value-type="float" office:value="4.82046" calcext:value-type="float">
            <text:p>4.82046</text:p>
          </table:table-cell>
          <table:table-cell office:value-type="float" office:value="4.43963" calcext:value-type="float">
            <text:p>4.43963</text:p>
          </table:table-cell>
          <table:table-cell office:value-type="float" office:value="0" calcext:value-type="float">
            <text:p>0</text:p>
          </table:table-cell>
          <table:table-cell office:value-type="float" office:value="1.13577" calcext:value-type="float">
            <text:p>1.13577</text:p>
          </table:table-cell>
          <table:table-cell office:value-type="float" office:value="5.56408" calcext:value-type="float">
            <text:p>5.56408</text:p>
          </table:table-cell>
          <table:table-cell office:value-type="float" office:value="4.44605" calcext:value-type="float">
            <text:p>4.44605</text:p>
          </table:table-cell>
          <table:table-cell office:value-type="float" office:value="3.92744" calcext:value-type="float">
            <text:p>3.92744</text:p>
          </table:table-cell>
          <table:table-cell office:value-type="float" office:value="4.16472" calcext:value-type="float">
            <text:p>4.16472</text:p>
          </table:table-cell>
          <table:table-cell office:value-type="float" office:value="3.55861" calcext:value-type="float">
            <text:p>3.55861</text:p>
          </table:table-cell>
          <table:table-cell office:value-type="float" office:value="4.40222" calcext:value-type="float">
            <text:p>4.40222</text:p>
          </table:table-cell>
          <table:table-cell office:value-type="float" office:value="3.54512" calcext:value-type="float">
            <text:p>3.54512</text:p>
          </table:table-cell>
          <table:table-cell office:value-type="float" office:value="3.47558" calcext:value-type="float">
            <text:p>3.47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hsarp-5-6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8-B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.67092" calcext:value-type="float">
            <text:p>3.67092</text:p>
          </table:table-cell>
          <table:table-cell office:value-type="float" office:value="3.9004" calcext:value-type="float">
            <text:p>3.9004</text:p>
          </table:table-cell>
          <table:table-cell office:value-type="float" office:value="0.485193" calcext:value-type="float">
            <text:p>0.485193</text:p>
          </table:table-cell>
          <table:table-cell office:value-type="float" office:value="2.80253" calcext:value-type="float">
            <text:p>2.80253</text:p>
          </table:table-cell>
          <table:table-cell office:value-type="float" office:value="17.2267" calcext:value-type="float">
            <text:p>17.2267</text:p>
          </table:table-cell>
          <table:table-cell office:value-type="float" office:value="0.933157" calcext:value-type="float">
            <text:p>0.933157</text:p>
          </table:table-cell>
          <table:table-cell office:value-type="float" office:value="0.386672" calcext:value-type="float">
            <text:p>0.386672</text:p>
          </table:table-cell>
          <table:table-cell office:value-type="float" office:value="2.92405" calcext:value-type="float">
            <text:p>2.92405</text:p>
          </table:table-cell>
          <table:table-cell office:value-type="float" office:value="17.1872" calcext:value-type="float">
            <text:p>17.1872</text:p>
          </table:table-cell>
          <table:table-cell office:value-type="float" office:value="3.61202" calcext:value-type="float">
            <text:p>3.61202</text:p>
          </table:table-cell>
          <table:table-cell office:value-type="float" office:value="3.14657" calcext:value-type="float">
            <text:p>3.14657</text:p>
          </table:table-cell>
          <table:table-cell office:value-type="float" office:value="3.78058" calcext:value-type="float">
            <text:p>3.78058</text:p>
          </table:table-cell>
          <table:table-cell office:value-type="float" office:value="3.4102" calcext:value-type="float">
            <text:p>3.4102</text:p>
          </table:table-cell>
          <table:table-cell office:value-type="float" office:value="1.13577" calcext:value-type="float">
            <text:p>1.13577</text:p>
          </table:table-cell>
          <table:table-cell office:value-type="float" office:value="0" calcext:value-type="float">
            <text:p>0</text:p>
          </table:table-cell>
          <table:table-cell office:value-type="float" office:value="6.38865" calcext:value-type="float">
            <text:p>6.38865</text:p>
          </table:table-cell>
          <table:table-cell office:value-type="float" office:value="3.40818" calcext:value-type="float">
            <text:p>3.40818</text:p>
          </table:table-cell>
          <table:table-cell office:value-type="float" office:value="2.89073" calcext:value-type="float">
            <text:p>2.89073</text:p>
          </table:table-cell>
          <table:table-cell office:value-type="float" office:value="3.13205" calcext:value-type="float">
            <text:p>3.13205</text:p>
          </table:table-cell>
          <table:table-cell office:value-type="float" office:value="3.06342" calcext:value-type="float">
            <text:p>3.06342</text:p>
          </table:table-cell>
          <table:table-cell office:value-type="float" office:value="3.35821" calcext:value-type="float">
            <text:p>3.35821</text:p>
          </table:table-cell>
          <table:table-cell office:value-type="float" office:value="2.49906" calcext:value-type="float">
            <text:p>2.49906</text:p>
          </table:table-cell>
          <table:table-cell office:value-type="float" office:value="3.58079" calcext:value-type="float">
            <text:p>3.58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hsarp-5-6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5-9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8-C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.44429" calcext:value-type="float">
            <text:p>8.44429</text:p>
          </table:table-cell>
          <table:table-cell office:value-type="float" office:value="10.2703" calcext:value-type="float">
            <text:p>10.2703</text:p>
          </table:table-cell>
          <table:table-cell office:value-type="float" office:value="6.09559" calcext:value-type="float">
            <text:p>6.09559</text:p>
          </table:table-cell>
          <table:table-cell office:value-type="float" office:value="4.91743" calcext:value-type="float">
            <text:p>4.91743</text:p>
          </table:table-cell>
          <table:table-cell office:value-type="float" office:value="11.0823" calcext:value-type="float">
            <text:p>11.0823</text:p>
          </table:table-cell>
          <table:table-cell office:value-type="float" office:value="7.30994" calcext:value-type="float">
            <text:p>7.30994</text:p>
          </table:table-cell>
          <table:table-cell office:value-type="float" office:value="6.50226" calcext:value-type="float">
            <text:p>6.50226</text:p>
          </table:table-cell>
          <table:table-cell office:value-type="float" office:value="8.52106" calcext:value-type="float">
            <text:p>8.52106</text:p>
          </table:table-cell>
          <table:table-cell office:value-type="float" office:value="10.9286" calcext:value-type="float">
            <text:p>10.9286</text:p>
          </table:table-cell>
          <table:table-cell office:value-type="float" office:value="9.9563" calcext:value-type="float">
            <text:p>9.9563</text:p>
          </table:table-cell>
          <table:table-cell office:value-type="float" office:value="7.12408" calcext:value-type="float">
            <text:p>7.12408</text:p>
          </table:table-cell>
          <table:table-cell office:value-type="float" office:value="8.61085" calcext:value-type="float">
            <text:p>8.61085</text:p>
          </table:table-cell>
          <table:table-cell office:value-type="float" office:value="9.75746" calcext:value-type="float">
            <text:p>9.75746</text:p>
          </table:table-cell>
          <table:table-cell office:value-type="float" office:value="5.56408" calcext:value-type="float">
            <text:p>5.56408</text:p>
          </table:table-cell>
          <table:table-cell office:value-type="float" office:value="6.38865" calcext:value-type="float">
            <text:p>6.38865</text:p>
          </table:table-cell>
          <table:table-cell office:value-type="float" office:value="0" calcext:value-type="float">
            <text:p>0</text:p>
          </table:table-cell>
          <table:table-cell office:value-type="float" office:value="8.31619" calcext:value-type="float">
            <text:p>8.31619</text:p>
          </table:table-cell>
          <table:table-cell office:value-type="float" office:value="7.93095" calcext:value-type="float">
            <text:p>7.93095</text:p>
          </table:table-cell>
          <table:table-cell office:value-type="float" office:value="8.08259" calcext:value-type="float">
            <text:p>8.08259</text:p>
          </table:table-cell>
          <table:table-cell office:value-type="float" office:value="5.89679" calcext:value-type="float">
            <text:p>5.89679</text:p>
          </table:table-cell>
          <table:table-cell office:value-type="float" office:value="8.31589" calcext:value-type="float">
            <text:p>8.31589</text:p>
          </table:table-cell>
          <table:table-cell office:value-type="float" office:value="7.70328" calcext:value-type="float">
            <text:p>7.70328</text:p>
          </table:table-cell>
          <table:table-cell office:value-type="float" office:value="4.06027" calcext:value-type="float">
            <text:p>4.06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hsarp-5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5-8-C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275087" calcext:value-type="float">
            <text:p>0.275087</text:p>
          </table:table-cell>
          <table:table-cell office:value-type="float" office:value="3.69405" calcext:value-type="float">
            <text:p>3.69405</text:p>
          </table:table-cell>
          <table:table-cell office:value-type="float" office:value="3.87622" calcext:value-type="float">
            <text:p>3.87622</text:p>
          </table:table-cell>
          <table:table-cell office:value-type="float" office:value="6.11202" calcext:value-type="float">
            <text:p>6.11202</text:p>
          </table:table-cell>
          <table:table-cell office:value-type="float" office:value="19.3947" calcext:value-type="float">
            <text:p>19.3947</text:p>
          </table:table-cell>
          <table:table-cell office:value-type="float" office:value="3.01328" calcext:value-type="float">
            <text:p>3.01328</text:p>
          </table:table-cell>
          <table:table-cell office:value-type="float" office:value="3.02491" calcext:value-type="float">
            <text:p>3.02491</text:p>
          </table:table-cell>
          <table:table-cell office:value-type="float" office:value="0.99756" calcext:value-type="float">
            <text:p>0.99756</text:p>
          </table:table-cell>
          <table:table-cell office:value-type="float" office:value="19.2025" calcext:value-type="float">
            <text:p>19.2025</text:p>
          </table:table-cell>
          <table:table-cell office:value-type="float" office:value="3.30978" calcext:value-type="float">
            <text:p>3.30978</text:p>
          </table:table-cell>
          <table:table-cell office:value-type="float" office:value="1.30636" calcext:value-type="float">
            <text:p>1.30636</text:p>
          </table:table-cell>
          <table:table-cell office:value-type="float" office:value="0.374428" calcext:value-type="float">
            <text:p>0.374428</text:p>
          </table:table-cell>
          <table:table-cell office:value-type="float" office:value="3.21929" calcext:value-type="float">
            <text:p>3.21929</text:p>
          </table:table-cell>
          <table:table-cell office:value-type="float" office:value="4.44605" calcext:value-type="float">
            <text:p>4.44605</text:p>
          </table:table-cell>
          <table:table-cell office:value-type="float" office:value="3.40818" calcext:value-type="float">
            <text:p>3.40818</text:p>
          </table:table-cell>
          <table:table-cell office:value-type="float" office:value="8.31619" calcext:value-type="float">
            <text:p>8.31619</text:p>
          </table:table-cell>
          <table:table-cell office:value-type="float" office:value="0" calcext:value-type="float">
            <text:p>0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.282365" calcext:value-type="float">
            <text:p>0.282365</text:p>
          </table:table-cell>
          <table:table-cell office:value-type="float" office:value="2.53833" calcext:value-type="float">
            <text:p>2.53833</text:p>
          </table:table-cell>
          <table:table-cell office:value-type="float" office:value="0.0703799" calcext:value-type="float">
            <text:p>0.0703799</text:p>
          </table:table-cell>
          <table:table-cell office:value-type="float" office:value="0.909121" calcext:value-type="float">
            <text:p>0.909121</text:p>
          </table:table-cell>
          <table:table-cell office:value-type="float" office:value="4.3472" calcext:value-type="float">
            <text:p>4.3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hsarp-5-6-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5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9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.780818" calcext:value-type="float">
            <text:p>0.780818</text:p>
          </table:table-cell>
          <table:table-cell office:value-type="float" office:value="3.55703" calcext:value-type="float">
            <text:p>3.55703</text:p>
          </table:table-cell>
          <table:table-cell office:value-type="float" office:value="3.35752" calcext:value-type="float">
            <text:p>3.35752</text:p>
          </table:table-cell>
          <table:table-cell office:value-type="float" office:value="5.59498" calcext:value-type="float">
            <text:p>5.59498</text:p>
          </table:table-cell>
          <table:table-cell office:value-type="float" office:value="19.0133" calcext:value-type="float">
            <text:p>19.0133</text:p>
          </table:table-cell>
          <table:table-cell office:value-type="float" office:value="2.52966" calcext:value-type="float">
            <text:p>2.52966</text:p>
          </table:table-cell>
          <table:table-cell office:value-type="float" office:value="2.50683" calcext:value-type="float">
            <text:p>2.50683</text:p>
          </table:table-cell>
          <table:table-cell office:value-type="float" office:value="0.842621" calcext:value-type="float">
            <text:p>0.842621</text:p>
          </table:table-cell>
          <table:table-cell office:value-type="float" office:value="18.8406" calcext:value-type="float">
            <text:p>18.8406</text:p>
          </table:table-cell>
          <table:table-cell office:value-type="float" office:value="3.16397" calcext:value-type="float">
            <text:p>3.16397</text:p>
          </table:table-cell>
          <table:table-cell office:value-type="float" office:value="1.16732" calcext:value-type="float">
            <text:p>1.16732</text:p>
          </table:table-cell>
          <table:table-cell office:value-type="float" office:value="0.893467" calcext:value-type="float">
            <text:p>0.893467</text:p>
          </table:table-cell>
          <table:table-cell office:value-type="float" office:value="3.0466" calcext:value-type="float">
            <text:p>3.0466</text:p>
          </table:table-cell>
          <table:table-cell office:value-type="float" office:value="3.92744" calcext:value-type="float">
            <text:p>3.92744</text:p>
          </table:table-cell>
          <table:table-cell office:value-type="float" office:value="2.89073" calcext:value-type="float">
            <text:p>2.89073</text:p>
          </table:table-cell>
          <table:table-cell office:value-type="float" office:value="7.93095" calcext:value-type="float">
            <text:p>7.93095</text:p>
          </table:table-cell>
          <table:table-cell office:value-type="float" office:value="0.519171" calcext:value-type="float">
            <text:p>0.519171</text:p>
          </table:table-cell>
          <table:table-cell office:value-type="float" office:value="0" calcext:value-type="float">
            <text:p>0</text:p>
          </table:table-cell>
          <table:table-cell office:value-type="float" office:value="0.241711" calcext:value-type="float">
            <text:p>0.241711</text:p>
          </table:table-cell>
          <table:table-cell office:value-type="float" office:value="2.28567" calcext:value-type="float">
            <text:p>2.28567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393451" calcext:value-type="float">
            <text:p>0.393451</text:p>
          </table:table-cell>
          <table:table-cell office:value-type="float" office:value="4.02606" calcext:value-type="float">
            <text:p>4.0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hsarp-5-6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A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539144" calcext:value-type="float">
            <text:p>0.539144</text:p>
          </table:table-cell>
          <table:table-cell office:value-type="float" office:value="3.64596" calcext:value-type="float">
            <text:p>3.64596</text:p>
          </table:table-cell>
          <table:table-cell office:value-type="float" office:value="3.59806" calcext:value-type="float">
            <text:p>3.59806</text:p>
          </table:table-cell>
          <table:table-cell office:value-type="float" office:value="5.82989" calcext:value-type="float">
            <text:p>5.82989</text:p>
          </table:table-cell>
          <table:table-cell office:value-type="float" office:value="19.1639" calcext:value-type="float">
            <text:p>19.1639</text:p>
          </table:table-cell>
          <table:table-cell office:value-type="float" office:value="2.76396" calcext:value-type="float">
            <text:p>2.76396</text:p>
          </table:table-cell>
          <table:table-cell office:value-type="float" office:value="2.74789" calcext:value-type="float">
            <text:p>2.74789</text:p>
          </table:table-cell>
          <table:table-cell office:value-type="float" office:value="0.914161" calcext:value-type="float">
            <text:p>0.914161</text:p>
          </table:table-cell>
          <table:table-cell office:value-type="float" office:value="18.9808" calcext:value-type="float">
            <text:p>18.9808</text:p>
          </table:table-cell>
          <table:table-cell office:value-type="float" office:value="3.25584" calcext:value-type="float">
            <text:p>3.25584</text:p>
          </table:table-cell>
          <table:table-cell office:value-type="float" office:value="1.17142" calcext:value-type="float">
            <text:p>1.17142</text:p>
          </table:table-cell>
          <table:table-cell office:value-type="float" office:value="0.656115" calcext:value-type="float">
            <text:p>0.656115</text:p>
          </table:table-cell>
          <table:table-cell office:value-type="float" office:value="3.15029" calcext:value-type="float">
            <text:p>3.15029</text:p>
          </table:table-cell>
          <table:table-cell office:value-type="float" office:value="4.16472" calcext:value-type="float">
            <text:p>4.16472</text:p>
          </table:table-cell>
          <table:table-cell office:value-type="float" office:value="3.13205" calcext:value-type="float">
            <text:p>3.13205</text:p>
          </table:table-cell>
          <table:table-cell office:value-type="float" office:value="8.08259" calcext:value-type="float">
            <text:p>8.08259</text:p>
          </table:table-cell>
          <table:table-cell office:value-type="float" office:value="0.282365" calcext:value-type="float">
            <text:p>0.282365</text:p>
          </table:table-cell>
          <table:table-cell office:value-type="float" office:value="0.241711" calcext:value-type="float">
            <text:p>0.241711</text:p>
          </table:table-cell>
          <table:table-cell office:value-type="float" office:value="0" calcext:value-type="float">
            <text:p>0</text:p>
          </table:table-cell>
          <table:table-cell office:value-type="float" office:value="2.36018" calcext:value-type="float">
            <text:p>2.36018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0.6351" calcext:value-type="float">
            <text:p>0.6351</text:p>
          </table:table-cell>
          <table:table-cell office:value-type="float" office:value="4.14096" calcext:value-type="float">
            <text:p>4.14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hsarp-5-6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5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9-B-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.61028" calcext:value-type="float">
            <text:p>2.61028</text:p>
          </table:table-cell>
          <table:table-cell office:value-type="float" office:value="5.58708" calcext:value-type="float">
            <text:p>5.58708</text:p>
          </table:table-cell>
          <table:table-cell office:value-type="float" office:value="3.31811" calcext:value-type="float">
            <text:p>3.31811</text:p>
          </table:table-cell>
          <table:table-cell office:value-type="float" office:value="4.91169" calcext:value-type="float">
            <text:p>4.91169</text:p>
          </table:table-cell>
          <table:table-cell office:value-type="float" office:value="16.9358" calcext:value-type="float">
            <text:p>16.9358</text:p>
          </table:table-cell>
          <table:table-cell office:value-type="float" office:value="3.40326" calcext:value-type="float">
            <text:p>3.40326</text:p>
          </table:table-cell>
          <table:table-cell office:value-type="float" office:value="2.77197" calcext:value-type="float">
            <text:p>2.77197</text:p>
          </table:table-cell>
          <table:table-cell office:value-type="float" office:value="3.07192" calcext:value-type="float">
            <text:p>3.07192</text:p>
          </table:table-cell>
          <table:table-cell office:value-type="float" office:value="16.712" calcext:value-type="float">
            <text:p>16.712</text:p>
          </table:table-cell>
          <table:table-cell office:value-type="float" office:value="5.1982" calcext:value-type="float">
            <text:p>5.1982</text:p>
          </table:table-cell>
          <table:table-cell office:value-type="float" office:value="1.25475" calcext:value-type="float">
            <text:p>1.25475</text:p>
          </table:table-cell>
          <table:table-cell office:value-type="float" office:value="2.77682" calcext:value-type="float">
            <text:p>2.77682</text:p>
          </table:table-cell>
          <table:table-cell office:value-type="float" office:value="5.04099" calcext:value-type="float">
            <text:p>5.04099</text:p>
          </table:table-cell>
          <table:table-cell office:value-type="float" office:value="3.55861" calcext:value-type="float">
            <text:p>3.55861</text:p>
          </table:table-cell>
          <table:table-cell office:value-type="float" office:value="3.06342" calcext:value-type="float">
            <text:p>3.06342</text:p>
          </table:table-cell>
          <table:table-cell office:value-type="float" office:value="5.89679" calcext:value-type="float">
            <text:p>5.89679</text:p>
          </table:table-cell>
          <table:table-cell office:value-type="float" office:value="2.53833" calcext:value-type="float">
            <text:p>2.53833</text:p>
          </table:table-cell>
          <table:table-cell office:value-type="float" office:value="2.28567" calcext:value-type="float">
            <text:p>2.28567</text:p>
          </table:table-cell>
          <table:table-cell office:value-type="float" office:value="2.36018" calcext:value-type="float">
            <text:p>2.36018</text:p>
          </table:table-cell>
          <table:table-cell office:value-type="float" office:value="0" calcext:value-type="float">
            <text:p>0</text:p>
          </table:table-cell>
          <table:table-cell office:value-type="float" office:value="2.55657" calcext:value-type="float">
            <text:p>2.55657</text:p>
          </table:table-cell>
          <table:table-cell office:value-type="float" office:value="2.22735" calcext:value-type="float">
            <text:p>2.22735</text:p>
          </table:table-cell>
          <table:table-cell office:value-type="float" office:value="1.8485" calcext:value-type="float">
            <text:p>1.8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hsarp-5-6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5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5-9-B-2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0.339557" calcext:value-type="float">
            <text:p>0.339557</text:p>
          </table:table-cell>
          <table:table-cell office:value-type="float" office:value="3.62896" calcext:value-type="float">
            <text:p>3.62896</text:p>
          </table:table-cell>
          <table:table-cell office:value-type="float" office:value="3.82799" calcext:value-type="float">
            <text:p>3.82799</text:p>
          </table:table-cell>
          <table:table-cell office:value-type="float" office:value="6.07052" calcext:value-type="float">
            <text:p>6.07052</text:p>
          </table:table-cell>
          <table:table-cell office:value-type="float" office:value="19.3958" calcext:value-type="float">
            <text:p>19.3958</text:p>
          </table:table-cell>
          <table:table-cell office:value-type="float" office:value="2.95203" calcext:value-type="float">
            <text:p>2.95203</text:p>
          </table:table-cell>
          <table:table-cell office:value-type="float" office:value="2.97578" calcext:value-type="float">
            <text:p>2.97578</text:p>
          </table:table-cell>
          <table:table-cell office:value-type="float" office:value="0.92811" calcext:value-type="float">
            <text:p>0.92811</text:p>
          </table:table-cell>
          <table:table-cell office:value-type="float" office:value="19.2074" calcext:value-type="float">
            <text:p>19.2074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1.33403" calcext:value-type="float">
            <text:p>1.33403</text:p>
          </table:table-cell>
          <table:table-cell office:value-type="float" office:value="0.422591" calcext:value-type="float">
            <text:p>0.422591</text:p>
          </table:table-cell>
          <table:table-cell office:value-type="float" office:value="3.15224" calcext:value-type="float">
            <text:p>3.15224</text:p>
          </table:table-cell>
          <table:table-cell office:value-type="float" office:value="4.40222" calcext:value-type="float">
            <text:p>4.40222</text:p>
          </table:table-cell>
          <table:table-cell office:value-type="float" office:value="3.35821" calcext:value-type="float">
            <text:p>3.35821</text:p>
          </table:table-cell>
          <table:table-cell office:value-type="float" office:value="8.31589" calcext:value-type="float">
            <text:p>8.31589</text:p>
          </table:table-cell>
          <table:table-cell office:value-type="float" office:value="0.0703799" calcext:value-type="float">
            <text:p>0.0703799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249786" calcext:value-type="float">
            <text:p>0.249786</text:p>
          </table:table-cell>
          <table:table-cell office:value-type="float" office:value="2.55657" calcext:value-type="float">
            <text:p>2.55657</text:p>
          </table:table-cell>
          <table:table-cell office:value-type="float" office:value="0" calcext:value-type="float">
            <text:p>0</text:p>
          </table:table-cell>
          <table:table-cell office:value-type="float" office:value="0.860123" calcext:value-type="float">
            <text:p>0.860123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hsarp-5-7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6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C-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.17402" calcext:value-type="float">
            <text:p>1.17402</text:p>
          </table:table-cell>
          <table:table-cell office:value-type="float" office:value="3.43278" calcext:value-type="float">
            <text:p>3.43278</text:p>
          </table:table-cell>
          <table:table-cell office:value-type="float" office:value="2.96789" calcext:value-type="float">
            <text:p>2.96789</text:p>
          </table:table-cell>
          <table:table-cell office:value-type="float" office:value="5.21704" calcext:value-type="float">
            <text:p>5.21704</text:p>
          </table:table-cell>
          <table:table-cell office:value-type="float" office:value="18.7813" calcext:value-type="float">
            <text:p>18.7813</text:p>
          </table:table-cell>
          <table:table-cell office:value-type="float" office:value="2.14855" calcext:value-type="float">
            <text:p>2.14855</text:p>
          </table:table-cell>
          <table:table-cell office:value-type="float" office:value="2.11598" calcext:value-type="float">
            <text:p>2.11598</text:p>
          </table:table-cell>
          <table:table-cell office:value-type="float" office:value="0.858194" calcext:value-type="float">
            <text:p>0.858194</text:p>
          </table:table-cell>
          <table:table-cell office:value-type="float" office:value="18.6263" calcext:value-type="float">
            <text:p>18.6263</text:p>
          </table:table-cell>
          <table:table-cell office:value-type="float" office:value="3.03867" calcext:value-type="float">
            <text:p>3.03867</text:p>
          </table:table-cell>
          <table:table-cell office:value-type="float" office:value="1.2741" calcext:value-type="float">
            <text:p>1.2741</text:p>
          </table:table-cell>
          <table:table-cell office:value-type="float" office:value="1.28191" calcext:value-type="float">
            <text:p>1.28191</text:p>
          </table:table-cell>
          <table:table-cell office:value-type="float" office:value="2.90218" calcext:value-type="float">
            <text:p>2.90218</text:p>
          </table:table-cell>
          <table:table-cell office:value-type="float" office:value="3.54512" calcext:value-type="float">
            <text:p>3.54512</text:p>
          </table:table-cell>
          <table:table-cell office:value-type="float" office:value="2.49906" calcext:value-type="float">
            <text:p>2.49906</text:p>
          </table:table-cell>
          <table:table-cell office:value-type="float" office:value="7.70328" calcext:value-type="float">
            <text:p>7.70328</text:p>
          </table:table-cell>
          <table:table-cell office:value-type="float" office:value="0.909121" calcext:value-type="float">
            <text:p>0.909121</text:p>
          </table:table-cell>
          <table:table-cell office:value-type="float" office:value="0.393451" calcext:value-type="float">
            <text:p>0.393451</text:p>
          </table:table-cell>
          <table:table-cell office:value-type="float" office:value="0.6351" calcext:value-type="float">
            <text:p>0.6351</text:p>
          </table:table-cell>
          <table:table-cell office:value-type="float" office:value="2.22735" calcext:value-type="float">
            <text:p>2.22735</text:p>
          </table:table-cell>
          <table:table-cell office:value-type="float" office:value="0.860123" calcext:value-type="float">
            <text:p>0.860123</text:p>
          </table:table-cell>
          <table:table-cell office:value-type="float" office:value="0" calcext:value-type="float">
            <text:p>0</text:p>
          </table:table-cell>
          <table:table-cell office:value-type="float" office:value="3.87477" calcext:value-type="float">
            <text:p>3.87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hsarp-5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5-9-C-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.44329" calcext:value-type="float">
            <text:p>4.44329</text:p>
          </table:table-cell>
          <table:table-cell office:value-type="float" office:value="6.96535" calcext:value-type="float">
            <text:p>6.96535</text:p>
          </table:table-cell>
          <table:table-cell office:value-type="float" office:value="3.58654" calcext:value-type="float">
            <text:p>3.58654</text:p>
          </table:table-cell>
          <table:table-cell office:value-type="float" office:value="4.25187" calcext:value-type="float">
            <text:p>4.25187</text:p>
          </table:table-cell>
          <table:table-cell office:value-type="float" office:value="15.0874" calcext:value-type="float">
            <text:p>15.0874</text:p>
          </table:table-cell>
          <table:table-cell office:value-type="float" office:value="4.28682" calcext:value-type="float">
            <text:p>4.28682</text:p>
          </table:table-cell>
          <table:table-cell office:value-type="float" office:value="3.46584" calcext:value-type="float">
            <text:p>3.46584</text:p>
          </table:table-cell>
          <table:table-cell office:value-type="float" office:value="4.73091" calcext:value-type="float">
            <text:p>4.73091</text:p>
          </table:table-cell>
          <table:table-cell office:value-type="float" office:value="14.8677" calcext:value-type="float">
            <text:p>14.8677</text:p>
          </table:table-cell>
          <table:table-cell office:value-type="float" office:value="6.5975" calcext:value-type="float">
            <text:p>6.5975</text:p>
          </table:table-cell>
          <table:table-cell office:value-type="float" office:value="3.09632" calcext:value-type="float">
            <text:p>3.09632</text:p>
          </table:table-cell>
          <table:table-cell office:value-type="float" office:value="4.61047" calcext:value-type="float">
            <text:p>4.61047</text:p>
          </table:table-cell>
          <table:table-cell office:value-type="float" office:value="6.41709" calcext:value-type="float">
            <text:p>6.41709</text:p>
          </table:table-cell>
          <table:table-cell office:value-type="float" office:value="3.47558" calcext:value-type="float">
            <text:p>3.47558</text:p>
          </table:table-cell>
          <table:table-cell office:value-type="float" office:value="3.58079" calcext:value-type="float">
            <text:p>3.58079</text:p>
          </table:table-cell>
          <table:table-cell office:value-type="float" office:value="4.06027" calcext:value-type="float">
            <text:p>4.06027</text:p>
          </table:table-cell>
          <table:table-cell office:value-type="float" office:value="4.3472" calcext:value-type="float">
            <text:p>4.3472</text:p>
          </table:table-cell>
          <table:table-cell office:value-type="float" office:value="4.02606" calcext:value-type="float">
            <text:p>4.02606</text:p>
          </table:table-cell>
          <table:table-cell office:value-type="float" office:value="4.14096" calcext:value-type="float">
            <text:p>4.14096</text:p>
          </table:table-cell>
          <table:table-cell office:value-type="float" office:value="1.8485" calcext:value-type="float">
            <text:p>1.8485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3.87477" calcext:value-type="float">
            <text:p>3.87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hsarp-5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A-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hsarp-5-7-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hsarp-5-7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B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hsarp-5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hsarp-5-7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hsarp-5-7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7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5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hsarp-5-7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7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hsarp-5-7-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A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hsarp-5-8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hsarp-5-8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B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hsarp-5-8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6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hsarp-5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8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6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hsarp-5-8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8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7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hsarp-5-8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9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7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hsarp-5-8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6-9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7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hsarp-5-8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9-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7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hsarp-5-8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6-9-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7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hsarp-5-8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6-9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7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hsarp-5-9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5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hsarp-5-9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5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8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hsarp-5-9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B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hsarp-5-9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5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8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hsarp-5-9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5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8-C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hsarp-5-9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6-8-C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hsarp-5-9-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hsarp-5-9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hsarp-5-9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hsarp-5-9-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hsarp-6-5-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6-9-C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hsarp-6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6-9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hsarp-6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7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hsarp-6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hsarp-6-5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hsarp-6-5-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hsarp-6-5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hsarp-6-5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7-8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5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hsarp-6-5-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7-8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A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hsarp-6-5-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7-8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hsarp-6-6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5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6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hsarp-6-6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5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hsarp-6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5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C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hsarp-6-6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6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hsarp-6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5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hsarp-6-6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7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hsarp-6-6-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8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hsarp-6-6-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B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hsarp-6-6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7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hsarp-6-6-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6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7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hsarp-6-7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7-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A-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hsarp-6-7-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fsarp-8-7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7-8-A-2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hsarp-6-7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8-7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hsarp-6-7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7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7-8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hsarp-6-7-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8-7-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rp-7-8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hsarp-6-7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7-8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hsarp-6-7-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arp-8-5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hsarp-6-7-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5-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8-5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hsarp-6-7-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9-5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hsarp-6-7-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9-5-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arp-8-5-B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hsarp-6-8-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6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hsarp-6-8-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6-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5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hsarp-6-8-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fsarp-9-6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hsarp-6-8-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fsarp-9-6-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hsarp-6-8-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fsarp-9-6-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rp-8-6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hsarp-6-8-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6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hsarp-6-8-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8-6-C-1</text:p>
          </table:table-cell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hsarp-6-8-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6-C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hsarp-6-8-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7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hsarp-6-8-9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8-7-A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hsarp-6-9-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7-B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hsarp-6-9-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8-7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hsarp-6-9-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8-7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hsarp-6-9-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8-7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hsarp-6-9-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A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hsarp-6-9-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A-2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ghsarp-6-9-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B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hsarp-6-9-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9-5-B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ghsarp-6-9-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C-1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hsarp-6-9-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5-C-2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hsarp-7-5-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A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hsarp-7-5-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A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hsarp-7-5-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B-1</text:p>
          </table:table-cell>
          <table:table-cell office:value-type="float" office:value="5" calcext:value-type="float">
            <text:p>5</text:p>
          </table:table-cell>
          <table:table-cell table:number-columns-repeated="3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hsarp-7-5-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arp-9-6-B-2</text:p>
          </table:table-cell>
          <table:table-cell office:value-type="float" office:value="6" calcext:value-type="float">
            <text:p>6</text:p>
          </table:table-cell>
          <table:table-cell table:number-columns-repeated="3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hsarp-7-5-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arp-9-6-C-1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hsarp-7-5-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arp-9-6-C-2</text:p>
          </table:table-cell>
          <table:table-cell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hsarp-7-5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hsarp-7-5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hsarp-7-5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hsarp-7-5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ghsarp-7-6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hsarp-7-6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hsarp-7-6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hsarp-7-6-3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hsarp-7-6-4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hsarp-7-6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hsarp-7-6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hsarp-7-6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hsarp-7-6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hsarp-7-6-9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hsarp-7-7-0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hsarp-7-7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hsarp-7-7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hsarp-7-7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hsarp-7-7-4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hsarp-7-7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hsarp-7-7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hsarp-7-7-7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ghsarp-7-7-8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hsarp-7-7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hsarp-7-8-0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hsarp-7-8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hsarp-7-8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hsarp-7-8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hsarp-7-8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hsarp-7-8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hsarp-7-8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hsarp-7-8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hsarp-7-8-8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hsarp-7-8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hsarp-8-5-0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ghsarp-8-5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hsarp-8-5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hsarp-8-5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ghsarp-8-5-4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hsarp-8-5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hsarp-8-5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ghsarp-8-5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hsarp-8-5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hsarp-8-5-9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ghsarp-8-6-0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ghsarp-8-6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hsarp-8-6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hsarp-8-6-3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hsarp-8-6-4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hsarp-8-6-5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ghsarp-8-6-6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ghsarp-8-6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hsarp-8-6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ghsarp-8-6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hsarp-8-7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hsarp-8-7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ghsarp-8-7-2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hsarp-8-7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hsarp-8-7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ghsarp-8-7-5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hsarp-8-7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hsarp-8-7-7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ghsarp-8-7-8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ghsarp-8-7-9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hsarp-9-5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ghsarp-9-5-1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ghsarp-9-5-2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ghsarp-9-5-3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hsarp-9-5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hsarp-9-5-5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hsarp-9-5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ghsarp-9-5-7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hsarp-9-5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hsarp-9-5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hsarp-9-6-0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hsarp-9-6-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hsarp-9-6-2</text:p>
          </table:table-cell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hsarp-9-6-3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hsarp-9-6-4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hsarp-9-6-5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hsarp-9-6-6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hsarp-9-6-7</text:p>
          </table:table-cell>
          <table:table-cell office:value-type="float" office:value="4" calcext:value-type="float">
            <text:p>4</text:p>
          </table:table-cell>
          <table:table-cell table:number-columns-repeated="3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hsarp-9-6-8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hsarp-9-6-9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</table:table>
      <table:table table:name="Sheet2" table:style-name="ta1">
        <table:table-column table:style-name="co4" table:default-cell-style-name="ce2"/>
        <table:table-column table:style-name="co4" table:number-columns-repeated="4" table:default-cell-style-name="Default"/>
        <table:table-column table:style-name="co4" table:default-cell-style-name="ce2"/>
        <table:table-column table:style-name="co4" table:number-columns-repeated="34" table:default-cell-style-name="Default"/>
        <table:table-row table:style-name="ro1">
          <table:table-cell table:style-name="Default" office:value-type="string" calcext:value-type="string">
            <text:p>Coordinates:</text:p>
          </table:table-cell>
          <table:table-cell table:number-columns-repeated="4"/>
          <table:table-cell table:style-name="Default" office:value-type="string" calcext:value-type="string">
            <text:p>Coordinate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3.846" calcext:value-type="float">
            <text:p>3.846</text:p>
          </table:table-cell>
          <table:table-cell office:value-type="string" calcext:value-type="string">
            <text:p>-</text:p>
          </table:table-cell>
          <table:table-cell office:value-type="float" office:value="11.8313" calcext:value-type="float">
            <text:p>11.8313</text:p>
          </table:table-cell>
          <table:table-cell/>
          <table:table-cell office:value-type="string" calcext:value-type="string">
            <text:p>0:</text:p>
          </table:table-cell>
          <table:table-cell office:value-type="float" office:value="3.846" calcext:value-type="float">
            <text:p>3.846</text:p>
          </table:table-cell>
          <table:table-cell office:value-type="string" calcext:value-type="string">
            <text:p>-</text:p>
          </table:table-cell>
          <table:table-cell office:value-type="float" office:value="11.8313" calcext:value-type="float">
            <text:p>11.831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3.1117" calcext:value-type="float">
            <text:p>3.1117</text:p>
          </table:table-cell>
          <table:table-cell office:value-type="string" calcext:value-type="string">
            <text:p>-</text:p>
          </table:table-cell>
          <table:table-cell office:value-type="float" office:value="21.5724" calcext:value-type="float">
            <text:p>21.5724</text:p>
          </table:table-cell>
          <table:table-cell/>
          <table:table-cell office:value-type="string" calcext:value-type="string">
            <text:p>1:</text:p>
          </table:table-cell>
          <table:table-cell office:value-type="float" office:value="3.1117" calcext:value-type="float">
            <text:p>3.1117</text:p>
          </table:table-cell>
          <table:table-cell office:value-type="string" calcext:value-type="string">
            <text:p>-</text:p>
          </table:table-cell>
          <table:table-cell office:value-type="float" office:value="21.5724" calcext:value-type="float">
            <text:p>21.57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22.3071" calcext:value-type="float">
            <text:p>22.3071</text:p>
          </table:table-cell>
          <table:table-cell office:value-type="string" calcext:value-type="string">
            <text:p>-</text:p>
          </table:table-cell>
          <table:table-cell office:value-type="float" office:value="10.4497" calcext:value-type="float">
            <text:p>10.4497</text:p>
          </table:table-cell>
          <table:table-cell/>
          <table:table-cell office:value-type="string" calcext:value-type="string">
            <text:p>2:</text:p>
          </table:table-cell>
          <table:table-cell office:value-type="float" office:value="22.3071" calcext:value-type="float">
            <text:p>22.3071</text:p>
          </table:table-cell>
          <table:table-cell office:value-type="string" calcext:value-type="string">
            <text:p>-</text:p>
          </table:table-cell>
          <table:table-cell office:value-type="float" office:value="10.4497" calcext:value-type="float">
            <text:p>10.449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6.0845" calcext:value-type="float">
            <text:p>6.0845</text:p>
          </table:table-cell>
          <table:table-cell office:value-type="string" calcext:value-type="string">
            <text:p>-</text:p>
          </table:table-cell>
          <table:table-cell office:value-type="float" office:value="22.3758" calcext:value-type="float">
            <text:p>22.3758</text:p>
          </table:table-cell>
          <table:table-cell/>
          <table:table-cell office:value-type="string" calcext:value-type="string">
            <text:p>3:</text:p>
          </table:table-cell>
          <table:table-cell office:value-type="float" office:value="6.0845" calcext:value-type="float">
            <text:p>6.0845</text:p>
          </table:table-cell>
          <table:table-cell office:value-type="string" calcext:value-type="string">
            <text:p>-</text:p>
          </table:table-cell>
          <table:table-cell office:value-type="float" office:value="22.3758" calcext:value-type="float">
            <text:p>22.375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4.7858" calcext:value-type="float">
            <text:p>4.7858</text:p>
          </table:table-cell>
          <table:table-cell office:value-type="string" calcext:value-type="string">
            <text:p>-</text:p>
          </table:table-cell>
          <table:table-cell office:value-type="float" office:value="12.4901" calcext:value-type="float">
            <text:p>12.4901</text:p>
          </table:table-cell>
          <table:table-cell/>
          <table:table-cell office:value-type="string" calcext:value-type="string">
            <text:p>4:</text:p>
          </table:table-cell>
          <table:table-cell office:value-type="float" office:value="4.7858" calcext:value-type="float">
            <text:p>4.7858</text:p>
          </table:table-cell>
          <table:table-cell office:value-type="string" calcext:value-type="string">
            <text:p>-</text:p>
          </table:table-cell>
          <table:table-cell office:value-type="float" office:value="12.4901" calcext:value-type="float">
            <text:p>12.490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3.0884" calcext:value-type="float">
            <text:p>3.0884</text:p>
          </table:table-cell>
          <table:table-cell office:value-type="string" calcext:value-type="string">
            <text:p>-</text:p>
          </table:table-cell>
          <table:table-cell office:value-type="float" office:value="17.0287" calcext:value-type="float">
            <text:p>17.0287</text:p>
          </table:table-cell>
          <table:table-cell/>
          <table:table-cell office:value-type="string" calcext:value-type="string">
            <text:p>5:</text:p>
          </table:table-cell>
          <table:table-cell office:value-type="float" office:value="3.0884" calcext:value-type="float">
            <text:p>3.0884</text:p>
          </table:table-cell>
          <table:table-cell office:value-type="string" calcext:value-type="string">
            <text:p>-</text:p>
          </table:table-cell>
          <table:table-cell office:value-type="float" office:value="17.0287" calcext:value-type="float">
            <text:p>17.028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5.1819" calcext:value-type="float">
            <text:p>5.1819</text:p>
          </table:table-cell>
          <table:table-cell office:value-type="string" calcext:value-type="string">
            <text:p>-</text:p>
          </table:table-cell>
          <table:table-cell office:value-type="float" office:value="2.4821" calcext:value-type="float">
            <text:p>2.4821</text:p>
          </table:table-cell>
          <table:table-cell/>
          <table:table-cell office:value-type="string" calcext:value-type="string">
            <text:p>6:</text:p>
          </table:table-cell>
          <table:table-cell office:value-type="float" office:value="19.9571" calcext:value-type="float">
            <text:p>19.9571</text:p>
          </table:table-cell>
          <table:table-cell office:value-type="string" calcext:value-type="string">
            <text:p>-</text:p>
          </table:table-cell>
          <table:table-cell office:value-type="float" office:value="6.6636" calcext:value-type="float">
            <text:p>6.663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4.7457" calcext:value-type="float">
            <text:p>4.7457</text:p>
          </table:table-cell>
          <table:table-cell office:value-type="string" calcext:value-type="string">
            <text:p>-</text:p>
          </table:table-cell>
          <table:table-cell office:value-type="float" office:value="9.3748" calcext:value-type="float">
            <text:p>9.3748</text:p>
          </table:table-cell>
          <table:table-cell/>
          <table:table-cell office:value-type="string" calcext:value-type="string">
            <text:p>7:</text:p>
          </table:table-cell>
          <table:table-cell office:value-type="float" office:value="19.961" calcext:value-type="float">
            <text:p>19.961</text:p>
          </table:table-cell>
          <table:table-cell office:value-type="string" calcext:value-type="string">
            <text:p>-</text:p>
          </table:table-cell>
          <table:table-cell office:value-type="float" office:value="17.7283" calcext:value-type="float">
            <text:p>17.728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0.7199" calcext:value-type="float">
            <text:p>10.7199</text:p>
          </table:table-cell>
          <table:table-cell office:value-type="string" calcext:value-type="string">
            <text:p>-</text:p>
          </table:table-cell>
          <table:table-cell office:value-type="float" office:value="19.6893" calcext:value-type="float">
            <text:p>19.6893</text:p>
          </table:table-cell>
          <table:table-cell/>
          <table:table-cell office:value-type="string" calcext:value-type="string">
            <text:p>8:</text:p>
          </table:table-cell>
          <table:table-cell office:value-type="float" office:value="19.2606" calcext:value-type="float">
            <text:p>19.2606</text:p>
          </table:table-cell>
          <table:table-cell office:value-type="string" calcext:value-type="string">
            <text:p>-</text:p>
          </table:table-cell>
          <table:table-cell office:value-type="float" office:value="22.5458" calcext:value-type="float">
            <text:p>22.545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8.9382" calcext:value-type="float">
            <text:p>8.9382</text:p>
          </table:table-cell>
          <table:table-cell office:value-type="string" calcext:value-type="string">
            <text:p>-</text:p>
          </table:table-cell>
          <table:table-cell office:value-type="float" office:value="18.7089" calcext:value-type="float">
            <text:p>18.7089</text:p>
          </table:table-cell>
          <table:table-cell/>
          <table:table-cell office:value-type="string" calcext:value-type="string">
            <text:p>9:</text:p>
          </table:table-cell>
          <table:table-cell office:value-type="float" office:value="6.4687" calcext:value-type="float">
            <text:p>6.4687</text:p>
          </table:table-cell>
          <table:table-cell office:value-type="string" calcext:value-type="string">
            <text:p>-</text:p>
          </table:table-cell>
          <table:table-cell office:value-type="float" office:value="2.3385" calcext:value-type="float">
            <text:p>2.338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9.3565" calcext:value-type="float">
            <text:p>9.3565</text:p>
          </table:table-cell>
          <table:table-cell office:value-type="string" calcext:value-type="string">
            <text:p>-</text:p>
          </table:table-cell>
          <table:table-cell office:value-type="float" office:value="4.2517" calcext:value-type="float">
            <text:p>4.2517</text:p>
          </table:table-cell>
          <table:table-cell/>
          <table:table-cell office:value-type="string" calcext:value-type="string">
            <text:p>10:</text:p>
          </table:table-cell>
          <table:table-cell office:value-type="float" office:value="2.6622" calcext:value-type="float">
            <text:p>2.6622</text:p>
          </table:table-cell>
          <table:table-cell office:value-type="string" calcext:value-type="string">
            <text:p>-</text:p>
          </table:table-cell>
          <table:table-cell office:value-type="float" office:value="12.3245" calcext:value-type="float">
            <text:p>12.324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4.7014" calcext:value-type="float">
            <text:p>14.7014</text:p>
          </table:table-cell>
          <table:table-cell office:value-type="string" calcext:value-type="string">
            <text:p>-</text:p>
          </table:table-cell>
          <table:table-cell office:value-type="float" office:value="9.0166" calcext:value-type="float">
            <text:p>9.0166</text:p>
          </table:table-cell>
          <table:table-cell/>
          <table:table-cell office:value-type="string" calcext:value-type="string">
            <text:p>11:</text:p>
          </table:table-cell>
          <table:table-cell office:value-type="float" office:value="9.8703" calcext:value-type="float">
            <text:p>9.8703</text:p>
          </table:table-cell>
          <table:table-cell office:value-type="string" calcext:value-type="string">
            <text:p>-</text:p>
          </table:table-cell>
          <table:table-cell office:value-type="float" office:value="1.3074" calcext:value-type="float">
            <text:p>1.307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19.3027" calcext:value-type="float">
            <text:p>19.3027</text:p>
          </table:table-cell>
          <table:table-cell office:value-type="string" calcext:value-type="string">
            <text:p>-</text:p>
          </table:table-cell>
          <table:table-cell office:value-type="float" office:value="23.6923" calcext:value-type="float">
            <text:p>23.6923</text:p>
          </table:table-cell>
          <table:table-cell/>
          <table:table-cell office:value-type="string" calcext:value-type="string">
            <text:p>12:</text:p>
          </table:table-cell>
          <table:table-cell office:value-type="float" office:value="5.1819" calcext:value-type="float">
            <text:p>5.1819</text:p>
          </table:table-cell>
          <table:table-cell office:value-type="string" calcext:value-type="string">
            <text:p>-</text:p>
          </table:table-cell>
          <table:table-cell office:value-type="float" office:value="2.4821" calcext:value-type="float">
            <text:p>2.482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5.5401" calcext:value-type="float">
            <text:p>5.5401</text:p>
          </table:table-cell>
          <table:table-cell office:value-type="string" calcext:value-type="string">
            <text:p>-</text:p>
          </table:table-cell>
          <table:table-cell office:value-type="float" office:value="13.7434" calcext:value-type="float">
            <text:p>13.7434</text:p>
          </table:table-cell>
          <table:table-cell/>
          <table:table-cell office:value-type="string" calcext:value-type="string">
            <text:p>13:</text:p>
          </table:table-cell>
          <table:table-cell office:value-type="float" office:value="4.7457" calcext:value-type="float">
            <text:p>4.7457</text:p>
          </table:table-cell>
          <table:table-cell office:value-type="string" calcext:value-type="string">
            <text:p>-</text:p>
          </table:table-cell>
          <table:table-cell office:value-type="float" office:value="9.3748" calcext:value-type="float">
            <text:p>9.374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6.5927" calcext:value-type="float">
            <text:p>6.5927</text:p>
          </table:table-cell>
          <table:table-cell office:value-type="string" calcext:value-type="string">
            <text:p>-</text:p>
          </table:table-cell>
          <table:table-cell office:value-type="float" office:value="0.5565" calcext:value-type="float">
            <text:p>0.5565</text:p>
          </table:table-cell>
          <table:table-cell/>
          <table:table-cell office:value-type="string" calcext:value-type="string">
            <text:p>14:</text:p>
          </table:table-cell>
          <table:table-cell office:value-type="float" office:value="10.7199" calcext:value-type="float">
            <text:p>10.7199</text:p>
          </table:table-cell>
          <table:table-cell office:value-type="string" calcext:value-type="string">
            <text:p>-</text:p>
          </table:table-cell>
          <table:table-cell office:value-type="float" office:value="19.6893" calcext:value-type="float">
            <text:p>19.689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20.1155" calcext:value-type="float">
            <text:p>20.1155</text:p>
          </table:table-cell>
          <table:table-cell office:value-type="string" calcext:value-type="string">
            <text:p>-</text:p>
          </table:table-cell>
          <table:table-cell office:value-type="float" office:value="21.9269" calcext:value-type="float">
            <text:p>21.9269</text:p>
          </table:table-cell>
          <table:table-cell/>
          <table:table-cell office:value-type="string" calcext:value-type="string">
            <text:p>15:</text:p>
          </table:table-cell>
          <table:table-cell office:value-type="float" office:value="8.9382" calcext:value-type="float">
            <text:p>8.9382</text:p>
          </table:table-cell>
          <table:table-cell office:value-type="string" calcext:value-type="string">
            <text:p>-</text:p>
          </table:table-cell>
          <table:table-cell office:value-type="float" office:value="18.7089" calcext:value-type="float">
            <text:p>18.708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18.9066" calcext:value-type="float">
            <text:p>18.9066</text:p>
          </table:table-cell>
          <table:table-cell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16:</text:p>
          </table:table-cell>
          <table:table-cell office:value-type="float" office:value="9.3565" calcext:value-type="float">
            <text:p>9.3565</text:p>
          </table:table-cell>
          <table:table-cell office:value-type="string" calcext:value-type="string">
            <text:p>-</text:p>
          </table:table-cell>
          <table:table-cell office:value-type="float" office:value="4.2517" calcext:value-type="float">
            <text:p>4.251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15.9873" calcext:value-type="float">
            <text:p>15.9873</text:p>
          </table:table-cell>
          <table:table-cell office:value-type="string" calcext:value-type="string">
            <text:p>-</text:p>
          </table:table-cell>
          <table:table-cell office:value-type="float" office:value="15.9492" calcext:value-type="float">
            <text:p>15.9492</text:p>
          </table:table-cell>
          <table:table-cell/>
          <table:table-cell office:value-type="string" calcext:value-type="string">
            <text:p>17:</text:p>
          </table:table-cell>
          <table:table-cell office:value-type="float" office:value="14.7014" calcext:value-type="float">
            <text:p>14.7014</text:p>
          </table:table-cell>
          <table:table-cell office:value-type="string" calcext:value-type="string">
            <text:p>-</text:p>
          </table:table-cell>
          <table:table-cell office:value-type="float" office:value="9.0166" calcext:value-type="float">
            <text:p>9.016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1.0308" calcext:value-type="float">
            <text:p>1.0308</text:p>
          </table:table-cell>
          <table:table-cell office:value-type="string" calcext:value-type="string">
            <text:p>-</text:p>
          </table:table-cell>
          <table:table-cell office:value-type="float" office:value="16.7785" calcext:value-type="float">
            <text:p>16.7785</text:p>
          </table:table-cell>
          <table:table-cell/>
          <table:table-cell office:value-type="string" calcext:value-type="string">
            <text:p>18:</text:p>
          </table:table-cell>
          <table:table-cell office:value-type="float" office:value="19.3027" calcext:value-type="float">
            <text:p>19.3027</text:p>
          </table:table-cell>
          <table:table-cell office:value-type="string" calcext:value-type="string">
            <text:p>-</text:p>
          </table:table-cell>
          <table:table-cell office:value-type="float" office:value="23.6923" calcext:value-type="float">
            <text:p>23.692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16.6121" calcext:value-type="float">
            <text:p>16.6121</text:p>
          </table:table-cell>
          <table:table-cell office:value-type="string" calcext:value-type="string">
            <text:p>-</text:p>
          </table:table-cell>
          <table:table-cell office:value-type="float" office:value="18.8085" calcext:value-type="float">
            <text:p>18.8085</text:p>
          </table:table-cell>
          <table:table-cell/>
          <table:table-cell office:value-type="string" calcext:value-type="string">
            <text:p>19:</text:p>
          </table:table-cell>
          <table:table-cell office:value-type="float" office:value="5.5401" calcext:value-type="float">
            <text:p>5.5401</text:p>
          </table:table-cell>
          <table:table-cell office:value-type="string" calcext:value-type="string">
            <text:p>-</text:p>
          </table:table-cell>
          <table:table-cell office:value-type="float" office:value="13.7434" calcext:value-type="float">
            <text:p>13.743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10.6317" calcext:value-type="float">
            <text:p>10.6317</text:p>
          </table:table-cell>
          <table:table-cell office:value-type="string" calcext:value-type="string">
            <text:p>-</text:p>
          </table:table-cell>
          <table:table-cell office:value-type="float" office:value="12.7842" calcext:value-type="float">
            <text:p>12.7842</text:p>
          </table:table-cell>
          <table:table-cell/>
          <table:table-cell office:value-type="string" calcext:value-type="string">
            <text:p>20:</text:p>
          </table:table-cell>
          <table:table-cell office:value-type="float" office:value="6.5927" calcext:value-type="float">
            <text:p>6.5927</text:p>
          </table:table-cell>
          <table:table-cell office:value-type="string" calcext:value-type="string">
            <text:p>-</text:p>
          </table:table-cell>
          <table:table-cell office:value-type="float" office:value="0.5565" calcext:value-type="float">
            <text:p>0.556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14.0595" calcext:value-type="float">
            <text:p>14.0595</text:p>
          </table:table-cell>
          <table:table-cell office:value-type="string" calcext:value-type="string">
            <text:p>-</text:p>
          </table:table-cell>
          <table:table-cell office:value-type="float" office:value="13.452" calcext:value-type="float">
            <text:p>13.452</text:p>
          </table:table-cell>
          <table:table-cell/>
          <table:table-cell office:value-type="string" calcext:value-type="string">
            <text:p>21:</text:p>
          </table:table-cell>
          <table:table-cell office:value-type="float" office:value="20.1155" calcext:value-type="float">
            <text:p>20.1155</text:p>
          </table:table-cell>
          <table:table-cell office:value-type="string" calcext:value-type="string">
            <text:p>-</text:p>
          </table:table-cell>
          <table:table-cell office:value-type="float" office:value="21.9269" calcext:value-type="float">
            <text:p>21.9269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23.7116" calcext:value-type="float">
            <text:p>23.7116</text:p>
          </table:table-cell>
          <table:table-cell office:value-type="string" calcext:value-type="string">
            <text:p>-</text:p>
          </table:table-cell>
          <table:table-cell office:value-type="float" office:value="6.2137" calcext:value-type="float">
            <text:p>6.2137</text:p>
          </table:table-cell>
          <table:table-cell/>
          <table:table-cell office:value-type="string" calcext:value-type="string">
            <text:p>22:</text:p>
          </table:table-cell>
          <table:table-cell office:value-type="float" office:value="18.9066" calcext:value-type="float">
            <text:p>18.9066</text:p>
          </table:table-cell>
          <table:table-cell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:</text:p>
          </table:table-cell>
          <table:table-cell office:value-type="float" office:value="15.9873" calcext:value-type="float">
            <text:p>15.9873</text:p>
          </table:table-cell>
          <table:table-cell office:value-type="string" calcext:value-type="string">
            <text:p>-</text:p>
          </table:table-cell>
          <table:table-cell office:value-type="float" office:value="15.9492" calcext:value-type="float">
            <text:p>15.949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:</text:p>
          </table:table-cell>
          <table:table-cell office:value-type="float" office:value="1.0308" calcext:value-type="float">
            <text:p>1.0308</text:p>
          </table:table-cell>
          <table:table-cell office:value-type="string" calcext:value-type="string">
            <text:p>-</text:p>
          </table:table-cell>
          <table:table-cell office:value-type="float" office:value="16.7785" calcext:value-type="float">
            <text:p>16.7785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:</text:p>
          </table:table-cell>
          <table:table-cell office:value-type="float" office:value="16.6121" calcext:value-type="float">
            <text:p>16.6121</text:p>
          </table:table-cell>
          <table:table-cell office:value-type="string" calcext:value-type="string">
            <text:p>-</text:p>
          </table:table-cell>
          <table:table-cell office:value-type="float" office:value="18.8085" calcext:value-type="float">
            <text:p>18.8085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6:</text:p>
          </table:table-cell>
          <table:table-cell office:value-type="float" office:value="10.6317" calcext:value-type="float">
            <text:p>10.6317</text:p>
          </table:table-cell>
          <table:table-cell office:value-type="string" calcext:value-type="string">
            <text:p>-</text:p>
          </table:table-cell>
          <table:table-cell office:value-type="float" office:value="12.7842" calcext:value-type="float">
            <text:p>12.7842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7:</text:p>
          </table:table-cell>
          <table:table-cell office:value-type="float" office:value="14.0595" calcext:value-type="float">
            <text:p>14.0595</text:p>
          </table:table-cell>
          <table:table-cell office:value-type="string" calcext:value-type="string">
            <text:p>-</text:p>
          </table:table-cell>
          <table:table-cell office:value-type="float" office:value="13.452" calcext:value-type="float">
            <text:p>13.452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windows: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23.7116" calcext:value-type="float">
            <text:p>23.7116</text:p>
          </table:table-cell>
          <table:table-cell office:value-type="string" calcext:value-type="string">
            <text:p>-</text:p>
          </table:table-cell>
          <table:table-cell office:value-type="float" office:value="6.2137" calcext:value-type="float">
            <text:p>6.213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/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windows: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6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7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8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9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0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1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table:style-name="Default" office:value-type="string" calcext:value-type="string">
            <text:p>Service</text:p>
          </table:table-cell>
          <table:table-cell office:value-type="string" calcext:value-type="string">
            <text:p>times:</text:p>
          </table:table-cell>
          <table:table-cell table:number-columns-repeated="3"/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0.57934" calcext:value-type="float">
            <text:p>0.57934</text:p>
          </table:table-cell>
          <table:table-cell table:formula="of:=([.B58]-2*[.$B$65])*41" office:value-type="float" office:value="16.9196094" calcext:value-type="float">
            <text:p>16.9196094</text:p>
          </table:table-cell>
          <table:table-cell table:number-columns-repeated="2"/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0.588185" calcext:value-type="float">
            <text:p>0.588185</text:p>
          </table:table-cell>
          <table:table-cell table:formula="of:=([.B59]-2*[.$B$65])*41" office:value-type="float" office:value="17.2822544" calcext:value-type="float">
            <text:p>17.2822544</text:p>
          </table:table-cell>
          <table:table-cell table:number-columns-repeated="2"/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0.470907" calcext:value-type="float">
            <text:p>0.470907</text:p>
          </table:table-cell>
          <table:table-cell table:formula="of:=([.B60]-2*[.$B$65])*41" office:value-type="float" office:value="12.4738564" calcext:value-type="float">
            <text:p>12.4738564</text:p>
          </table:table-cell>
          <table:table-cell table:number-columns-repeated="2"/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0.655471" calcext:value-type="float">
            <text:p>0.655471</text:p>
          </table:table-cell>
          <table:table-cell table:formula="of:=([.B61]-2*[.$B$65])*41" office:value-type="float" office:value="20.0409804" calcext:value-type="float">
            <text:p>20.0409804</text:p>
          </table:table-cell>
          <table:table-cell table:number-columns-repeated="2"/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0.218619" calcext:value-type="float">
            <text:p>0.218619</text:p>
          </table:table-cell>
          <table:table-cell table:formula="of:=([.B62]-2*[.$B$65])*41" office:value-type="float" office:value="2.1300484" calcext:value-type="float">
            <text:p>2.1300484</text:p>
          </table:table-cell>
          <table:table-cell table:number-columns-repeated="2"/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0.58427" calcext:value-type="float">
            <text:p>0.58427</text:p>
          </table:table-cell>
          <table:table-cell table:formula="of:=([.B63]-2*[.$B$65])*41" office:value-type="float" office:value="17.1217394" calcext:value-type="float">
            <text:p>17.1217394</text:p>
          </table:table-cell>
          <table:table-cell table:number-columns-repeated="2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table:style-name="Default" office:value-type="string" calcext:value-type="string">
            <text:p>Service</text:p>
          </table:table-cell>
          <table:table-cell office:value-type="string" calcext:value-type="string">
            <text:p>times: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0:</text:p>
          </table:table-cell>
          <table:table-cell office:value-type="float" office:value="4.53333" calcext:value-type="float">
            <text:p>4.53333</text:p>
          </table:table-cell>
          <table:table-cell office:value-type="string" calcext:value-type="string">
            <text:p>-</text:p>
          </table:table-cell>
          <table:table-cell office:value-type="float" office:value="4.53333" calcext:value-type="float">
            <text:p>4.533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1:</text:p>
          </table:table-cell>
          <table:table-cell office:value-type="float" office:value="10.1667" calcext:value-type="float">
            <text:p>10.1667</text:p>
          </table:table-cell>
          <table:table-cell office:value-type="string" calcext:value-type="string">
            <text:p>-</text:p>
          </table:table-cell>
          <table:table-cell office:value-type="float" office:value="10.1667" calcext:value-type="float">
            <text:p>10.1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2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string" calcext:value-type="string">
            <text:p>-</text:p>
          </table:table-cell>
          <table:table-cell office:value-type="float" office:value="10.8667" calcext:value-type="float">
            <text:p>10.8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3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3:</text:p>
          </table:table-cell>
          <table:table-cell office:value-type="float" office:value="3.51667" calcext:value-type="float">
            <text:p>3.51667</text:p>
          </table:table-cell>
          <table:table-cell office:value-type="string" calcext:value-type="string">
            <text:p>-</text:p>
          </table:table-cell>
          <table:table-cell office:value-type="float" office:value="3.51667" calcext:value-type="float">
            <text:p>3.51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4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4:</text:p>
          </table:table-cell>
          <table:table-cell office:value-type="float" office:value="16.0833" calcext:value-type="float">
            <text:p>16.0833</text:p>
          </table:table-cell>
          <table:table-cell office:value-type="string" calcext:value-type="string">
            <text:p>-</text:p>
          </table:table-cell>
          <table:table-cell office:value-type="float" office:value="16.0833" calcext:value-type="float">
            <text:p>16.08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5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5:</text:p>
          </table:table-cell>
          <table:table-cell office:value-type="float" office:value="21.1167" calcext:value-type="float">
            <text:p>21.1167</text:p>
          </table:table-cell>
          <table:table-cell office:value-type="string" calcext:value-type="string">
            <text:p>-</text:p>
          </table:table-cell>
          <table:table-cell office:value-type="float" office:value="21.1167" calcext:value-type="float">
            <text:p>21.1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6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6: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-</text:p>
          </table:table-cell>
          <table:table-cell office:value-type="float" office:value="4.85" calcext:value-type="float">
            <text:p>4.8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.0833333" calcext:value-type="float">
            <text:p>0.0833333</text:p>
          </table:table-cell>
          <table:table-cell table:number-columns-repeated="3"/>
          <table:table-cell office:value-type="string" calcext:value-type="string">
            <text:p>7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7:</text:p>
          </table:table-cell>
          <table:table-cell office:value-type="float" office:value="10.5333" calcext:value-type="float">
            <text:p>10.5333</text:p>
          </table:table-cell>
          <table:table-cell office:value-type="string" calcext:value-type="string">
            <text:p>-</text:p>
          </table:table-cell>
          <table:table-cell office:value-type="float" office:value="10.5333" calcext:value-type="float">
            <text:p>10.5333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8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8:</text:p>
          </table:table-cell>
          <table:table-cell office:value-type="float" office:value="11.3167" calcext:value-type="float">
            <text:p>11.3167</text:p>
          </table:table-cell>
          <table:table-cell office:value-type="string" calcext:value-type="string">
            <text:p>-</text:p>
          </table:table-cell>
          <table:table-cell office:value-type="float" office:value="11.3167" calcext:value-type="float">
            <text:p>11.31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9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9: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-</text:p>
          </table:table-cell>
          <table:table-cell office:value-type="float" office:value="3.9" calcext:value-type="float">
            <text:p>3.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10: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-</text:p>
          </table:table-cell>
          <table:table-cell office:value-type="float" office:value="16.4" calcext:value-type="float">
            <text:p>16.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1:</text:p>
          </table:table-cell>
          <table:table-cell office:value-type="float" office:value="0.0833333" calcext:value-type="float">
            <text:p>0.0833333</text:p>
          </table:table-cell>
          <table:table-cell table:number-columns-repeated="6"/>
          <table:table-cell table:style-name="ce2" office:value-type="string" calcext:value-type="string">
            <text:p>11:</text:p>
          </table:table-cell>
          <table:table-cell office:value-type="float" office:value="21.4667" calcext:value-type="float">
            <text:p>21.4667</text:p>
          </table:table-cell>
          <table:table-cell office:value-type="string" calcext:value-type="string">
            <text:p>-</text:p>
          </table:table-cell>
          <table:table-cell office:value-type="float" office:value="21.4667" calcext:value-type="float">
            <text:p>21.4667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2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3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table:style-name="Default" office:value-type="string" calcext:value-type="string">
            <text:p>Profits:</text:p>
          </table:table-cell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12.8842" calcext:value-type="float">
            <text:p>12.8842</text:p>
          </table:table-cell>
          <table:table-cell table:formula="of:=([.B85]+0.46*[.C58])" office:value-type="float" office:value="20.667220324" calcext:value-type="float">
            <text:p>20.667220324</text:p>
          </table:table-cell>
          <table:table-cell table:number-columns-repeated="2"/>
          <table:table-cell office:value-type="string" calcext:value-type="string">
            <text:p>15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13.0909" calcext:value-type="float">
            <text:p>13.0909</text:p>
          </table:table-cell>
          <table:table-cell table:formula="of:=([.B86]+0.46*[.C59])" office:value-type="float" office:value="21.040737024" calcext:value-type="float">
            <text:p>21.040737024</text:p>
          </table:table-cell>
          <table:table-cell table:number-columns-repeated="2"/>
          <table:table-cell office:value-type="string" calcext:value-type="string">
            <text:p>16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10.3501" calcext:value-type="float">
            <text:p>10.3501</text:p>
          </table:table-cell>
          <table:table-cell table:formula="of:=([.B87]+0.46*[.C60])" office:value-type="float" office:value="16.088073944" calcext:value-type="float">
            <text:p>16.088073944</text:p>
          </table:table-cell>
          <table:table-cell table:number-columns-repeated="2"/>
          <table:table-cell office:value-type="string" calcext:value-type="string">
            <text:p>17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14.6634" calcext:value-type="float">
            <text:p>14.6634</text:p>
          </table:table-cell>
          <table:table-cell table:formula="of:=([.B88]+0.46*[.C61])" office:value-type="float" office:value="23.882250984" calcext:value-type="float">
            <text:p>23.882250984</text:p>
          </table:table-cell>
          <table:table-cell table:number-columns-repeated="2"/>
          <table:table-cell office:value-type="string" calcext:value-type="string">
            <text:p>18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4.45413" calcext:value-type="float">
            <text:p>4.45413</text:p>
          </table:table-cell>
          <table:table-cell table:formula="of:=([.B89]+0.46*[.C62])" office:value-type="float" office:value="5.433952264" calcext:value-type="float">
            <text:p>5.433952264</text:p>
          </table:table-cell>
          <table:table-cell table:number-columns-repeated="2"/>
          <table:table-cell office:value-type="string" calcext:value-type="string">
            <text:p>19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12.9994" calcext:value-type="float">
            <text:p>12.9994</text:p>
          </table:table-cell>
          <table:table-cell table:formula="of:=([.B90]+0.46*[.C63])" office:value-type="float" office:value="20.875400124" calcext:value-type="float">
            <text:p>20.875400124</text:p>
          </table:table-cell>
          <table:table-cell table:number-columns-repeated="2"/>
          <table:table-cell office:value-type="string" calcext:value-type="string">
            <text:p>20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12.0916" calcext:value-type="float">
            <text:p>12.0916</text:p>
          </table:table-cell>
          <table:table-cell table:number-columns-repeated="3"/>
          <table:table-cell office:value-type="string" calcext:value-type="string">
            <text:p>21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10.218" calcext:value-type="float">
            <text:p>10.218</text:p>
          </table:table-cell>
          <table:table-cell table:number-columns-repeated="3"/>
          <table:table-cell office:value-type="string" calcext:value-type="string">
            <text:p>22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0.7564" calcext:value-type="float">
            <text:p>10.7564</text:p>
          </table:table-cell>
          <table:table-cell table:number-columns-repeated="3"/>
          <table:table-cell office:value-type="string" calcext:value-type="string">
            <text:p>23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19.4626" calcext:value-type="float">
            <text:p>19.4626</text:p>
          </table:table-cell>
          <table:table-cell table:number-columns-repeated="3"/>
          <table:table-cell office:value-type="string" calcext:value-type="string">
            <text:p>24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13.9003" calcext:value-type="float">
            <text:p>13.9003</text:p>
          </table:table-cell>
          <table:table-cell table:number-columns-repeated="3"/>
          <table:table-cell office:value-type="string" calcext:value-type="string">
            <text:p>25:</text:p>
          </table:table-cell>
          <table:table-cell office:value-type="float" office:value="0.0833333" calcext:value-type="float">
            <text:p>0.083333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5.788" calcext:value-type="float">
            <text:p>15.788</text:p>
          </table:table-cell>
          <table:table-cell table:number-columns-repeated="3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7.36801" calcext:value-type="float">
            <text:p>7.36801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Profit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20.6672" calcext:value-type="float">
            <text:p>20.6672</text:p>
          </table:table-cell>
          <table:table-cell table:formula="of:=([.G103]+0.46*[.H76])" office:value-type="float" office:value="20.6672" calcext:value-type="float">
            <text:p>20.667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21.0407" calcext:value-type="float">
            <text:p>21.0407</text:p>
          </table:table-cell>
          <table:table-cell table:formula="of:=([.G104]+0.46*[.H77])" office:value-type="float" office:value="21.0407" calcext:value-type="float">
            <text:p>21.040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:</text:p>
          </table:table-cell>
          <table:table-cell office:value-type="float" office:value="16.0881" calcext:value-type="float">
            <text:p>16.0881</text:p>
          </table:table-cell>
          <table:table-cell table:formula="of:=([.G105]+0.46*[.H78])" office:value-type="float" office:value="16.0881" calcext:value-type="float">
            <text:p>16.088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:</text:p>
          </table:table-cell>
          <table:table-cell office:value-type="float" office:value="23.8822" calcext:value-type="float">
            <text:p>23.8822</text:p>
          </table:table-cell>
          <table:table-cell table:formula="of:=([.G106]+0.46*[.H79])" office:value-type="float" office:value="23.8822" calcext:value-type="float">
            <text:p>23.882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4:</text:p>
          </table:table-cell>
          <table:table-cell office:value-type="float" office:value="5.43395" calcext:value-type="float">
            <text:p>5.43395</text:p>
          </table:table-cell>
          <table:table-cell table:formula="of:=([.G107]+0.46*[.H80])" office:value-type="float" office:value="5.43395" calcext:value-type="float">
            <text:p>5.4339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5:</text:p>
          </table:table-cell>
          <table:table-cell office:value-type="float" office:value="20.8754" calcext:value-type="float">
            <text:p>20.8754</text:p>
          </table:table-cell>
          <table:table-cell table:formula="of:=([.G108]+0.46*[.H81])" office:value-type="float" office:value="20.8754" calcext:value-type="float">
            <text:p>20.875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 office:value-type="string" calcext:value-type="string">
            <text:p>Loads:</text:p>
          </table:table-cell>
          <table:table-cell table:number-columns-repeated="4"/>
          <table:table-cell office:value-type="string" calcext:value-type="string">
            <text:p>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2:</text:p>
          </table:table-cell>
          <table:table-cell office:value-type="float" office:value="12.0916" calcext:value-type="float">
            <text:p>12.091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3:</text:p>
          </table:table-cell>
          <table:table-cell office:value-type="float" office:value="10.218" calcext:value-type="float">
            <text:p>10.2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4:</text:p>
          </table:table-cell>
          <table:table-cell office:value-type="float" office:value="10.7564" calcext:value-type="float">
            <text:p>10.75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5:</text:p>
          </table:table-cell>
          <table:table-cell office:value-type="float" office:value="19.4626" calcext:value-type="float">
            <text:p>19.462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6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6:</text:p>
          </table:table-cell>
          <table:table-cell office:value-type="float" office:value="13.9003" calcext:value-type="float">
            <text:p>13.900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7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7:</text:p>
          </table:table-cell>
          <table:table-cell office:value-type="float" office:value="15.788" calcext:value-type="float">
            <text:p>15.78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8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8:</text:p>
          </table:table-cell>
          <table:table-cell office:value-type="float" office:value="7.36801" calcext:value-type="float">
            <text:p>7.3680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9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0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1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2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3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4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5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6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7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8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19: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34"/>
        </table:table-row>
        <table:table-row table:style-name="ro1">
          <table:table-cell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office:value-type="string" calcext:value-type="string">
            <text:p>Loads: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4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5:</text:p>
          </table:table-cell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6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7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8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9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0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1:</text:p>
          </table:table-cell>
          <table:table-cell office:value-type="float" office:value="-3" calcext:value-type="float">
            <text:p>-3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2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3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5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6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7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8: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19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0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1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2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3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4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5: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8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29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0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31: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 calcext:value-type="string">
            <text:p>Dist</text:p>
          </table:table-cell>
          <table:table-cell office:value-type="string" calcext:value-type="string">
            <text:p>Matrix:</text:p>
          </table:table-cell>
          <table:table-cell table:number-columns-repeated="33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3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76874" calcext:value-type="float">
            <text:p>9.76874</text:p>
          </table:table-cell>
          <table:table-cell office:value-type="float" office:value="18.5127" calcext:value-type="float">
            <text:p>18.5127</text:p>
          </table:table-cell>
          <table:table-cell office:value-type="float" office:value="10.7795" calcext:value-type="float">
            <text:p>10.7795</text:p>
          </table:table-cell>
          <table:table-cell office:value-type="float" office:value="1.14771" calcext:value-type="float">
            <text:p>1.14771</text:p>
          </table:table-cell>
          <table:table-cell office:value-type="float" office:value="5.25233" calcext:value-type="float">
            <text:p>5.25233</text:p>
          </table:table-cell>
          <table:table-cell office:value-type="float" office:value="16.9196" calcext:value-type="float">
            <text:p>16.9196</text:p>
          </table:table-cell>
          <table:table-cell office:value-type="float" office:value="17.1601" calcext:value-type="float">
            <text:p>17.1601</text:p>
          </table:table-cell>
          <table:table-cell office:value-type="float" office:value="18.7726" calcext:value-type="float">
            <text:p>18.7726</text:p>
          </table:table-cell>
          <table:table-cell office:value-type="float" office:value="9.84844" calcext:value-type="float">
            <text:p>9.84844</text:p>
          </table:table-cell>
          <table:table-cell office:value-type="float" office:value="1.28243" calcext:value-type="float">
            <text:p>1.28243</text:p>
          </table:table-cell>
          <table:table-cell office:value-type="float" office:value="12.1262" calcext:value-type="float">
            <text:p>12.1262</text:p>
          </table:table-cell>
          <table:table-cell office:value-type="float" office:value="9.44416" calcext:value-type="float">
            <text:p>9.44416</text:p>
          </table:table-cell>
          <table:table-cell office:value-type="float" office:value="2.61608" calcext:value-type="float">
            <text:p>2.61608</text:p>
          </table:table-cell>
          <table:table-cell office:value-type="float" office:value="10.4402" calcext:value-type="float">
            <text:p>10.4402</text:p>
          </table:table-cell>
          <table:table-cell office:value-type="float" office:value="8.55756" calcext:value-type="float">
            <text:p>8.55756</text:p>
          </table:table-cell>
          <table:table-cell office:value-type="float" office:value="9.37102" calcext:value-type="float">
            <text:p>9.37102</text:p>
          </table:table-cell>
          <table:table-cell office:value-type="float" office:value="11.2144" calcext:value-type="float">
            <text:p>11.2144</text:p>
          </table:table-cell>
          <table:table-cell office:value-type="float" office:value="19.4831" calcext:value-type="float">
            <text:p>19.4831</text:p>
          </table:table-cell>
          <table:table-cell office:value-type="float" office:value="2.55462" calcext:value-type="float">
            <text:p>2.55462</text:p>
          </table:table-cell>
          <table:table-cell office:value-type="float" office:value="11.6045" calcext:value-type="float">
            <text:p>11.6045</text:p>
          </table:table-cell>
          <table:table-cell office:value-type="float" office:value="19.1473" calcext:value-type="float">
            <text:p>19.1473</text:p>
          </table:table-cell>
          <table:table-cell office:value-type="float" office:value="18.4349" calcext:value-type="float">
            <text:p>18.4349</text:p>
          </table:table-cell>
          <table:table-cell office:value-type="float" office:value="12.8206" calcext:value-type="float">
            <text:p>12.8206</text:p>
          </table:table-cell>
          <table:table-cell office:value-type="float" office:value="5.69211" calcext:value-type="float">
            <text:p>5.69211</text:p>
          </table:table-cell>
          <table:table-cell office:value-type="float" office:value="14.5484" calcext:value-type="float">
            <text:p>14.5484</text:p>
          </table:table-cell>
          <table:table-cell office:value-type="float" office:value="6.85228" calcext:value-type="float">
            <text:p>6.85228</text:p>
          </table:table-cell>
          <table:table-cell office:value-type="float" office:value="10.3413" calcext:value-type="float">
            <text:p>10.3413</text:p>
          </table:table-cell>
          <table:table-cell office:value-type="float" office:value="20.6446" calcext:value-type="float">
            <text:p>20.6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9.76874" calcext:value-type="float">
            <text:p>9.76874</text:p>
          </table:table-cell>
          <table:table-cell office:value-type="float" office:value="0" calcext:value-type="float">
            <text:p>0</text:p>
          </table:table-cell>
          <table:table-cell office:value-type="float" office:value="22.1851" calcext:value-type="float">
            <text:p>22.1851</text:p>
          </table:table-cell>
          <table:table-cell office:value-type="float" office:value="3.07945" calcext:value-type="float">
            <text:p>3.07945</text:p>
          </table:table-cell>
          <table:table-cell office:value-type="float" office:value="9.2353" calcext:value-type="float">
            <text:p>9.2353</text:p>
          </table:table-cell>
          <table:table-cell office:value-type="float" office:value="4.54376" calcext:value-type="float">
            <text:p>4.54376</text:p>
          </table:table-cell>
          <table:table-cell office:value-type="float" office:value="22.4953" calcext:value-type="float">
            <text:p>22.4953</text:p>
          </table:table-cell>
          <table:table-cell office:value-type="float" office:value="17.2822" calcext:value-type="float">
            <text:p>17.2822</text:p>
          </table:table-cell>
          <table:table-cell office:value-type="float" office:value="16.1782" calcext:value-type="float">
            <text:p>16.1782</text:p>
          </table:table-cell>
          <table:table-cell office:value-type="float" office:value="19.5247" calcext:value-type="float">
            <text:p>19.5247</text:p>
          </table:table-cell>
          <table:table-cell office:value-type="float" office:value="9.25882" calcext:value-type="float">
            <text:p>9.25882</text:p>
          </table:table-cell>
          <table:table-cell office:value-type="float" office:value="21.3623" calcext:value-type="float">
            <text:p>21.3623</text:p>
          </table:table-cell>
          <table:table-cell office:value-type="float" office:value="19.2022" calcext:value-type="float">
            <text:p>19.2022</text:p>
          </table:table-cell>
          <table:table-cell office:value-type="float" office:value="12.3066" calcext:value-type="float">
            <text:p>12.3066</text:p>
          </table:table-cell>
          <table:table-cell office:value-type="float" office:value="7.83778" calcext:value-type="float">
            <text:p>7.83778</text:p>
          </table:table-cell>
          <table:table-cell office:value-type="float" office:value="6.49213" calcext:value-type="float">
            <text:p>6.49213</text:p>
          </table:table-cell>
          <table:table-cell office:value-type="float" office:value="18.4121" calcext:value-type="float">
            <text:p>18.4121</text:p>
          </table:table-cell>
          <table:table-cell office:value-type="float" office:value="17.0871" calcext:value-type="float">
            <text:p>17.0871</text:p>
          </table:table-cell>
          <table:table-cell office:value-type="float" office:value="16.3292" calcext:value-type="float">
            <text:p>16.3292</text:p>
          </table:table-cell>
          <table:table-cell office:value-type="float" office:value="8.19697" calcext:value-type="float">
            <text:p>8.19697</text:p>
          </table:table-cell>
          <table:table-cell office:value-type="float" office:value="21.3022" calcext:value-type="float">
            <text:p>21.3022</text:p>
          </table:table-cell>
          <table:table-cell office:value-type="float" office:value="17.0075" calcext:value-type="float">
            <text:p>17.0075</text:p>
          </table:table-cell>
          <table:table-cell office:value-type="float" office:value="25.7782" calcext:value-type="float">
            <text:p>25.7782</text:p>
          </table:table-cell>
          <table:table-cell office:value-type="float" office:value="14.05" calcext:value-type="float">
            <text:p>14.05</text:p>
          </table:table-cell>
          <table:table-cell office:value-type="float" office:value="5.22605" calcext:value-type="float">
            <text:p>5.22605</text:p>
          </table:table-cell>
          <table:table-cell office:value-type="float" office:value="13.7804" calcext:value-type="float">
            <text:p>13.7804</text:p>
          </table:table-cell>
          <table:table-cell office:value-type="float" office:value="11.5665" calcext:value-type="float">
            <text:p>11.5665</text:p>
          </table:table-cell>
          <table:table-cell office:value-type="float" office:value="13.6307" calcext:value-type="float">
            <text:p>13.6307</text:p>
          </table:table-cell>
          <table:table-cell office:value-type="float" office:value="25.6952" calcext:value-type="float">
            <text:p>25.6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18.5127" calcext:value-type="float">
            <text:p>18.5127</text:p>
          </table:table-cell>
          <table:table-cell office:value-type="float" office:value="22.1851" calcext:value-type="float">
            <text:p>22.1851</text:p>
          </table:table-cell>
          <table:table-cell office:value-type="float" office:value="0" calcext:value-type="float">
            <text:p>0</text:p>
          </table:table-cell>
          <table:table-cell office:value-type="float" office:value="20.1347" calcext:value-type="float">
            <text:p>20.1347</text:p>
          </table:table-cell>
          <table:table-cell office:value-type="float" office:value="17.6397" calcext:value-type="float">
            <text:p>17.6397</text:p>
          </table:table-cell>
          <table:table-cell office:value-type="float" office:value="20.3136" calcext:value-type="float">
            <text:p>20.3136</text:p>
          </table:table-cell>
          <table:table-cell office:value-type="float" office:value="4.45613" calcext:value-type="float">
            <text:p>4.45613</text:p>
          </table:table-cell>
          <table:table-cell office:value-type="float" office:value="7.64737" calcext:value-type="float">
            <text:p>7.64737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17.7946" calcext:value-type="float">
            <text:p>17.7946</text:p>
          </table:table-cell>
          <table:table-cell office:value-type="float" office:value="19.7342" calcext:value-type="float">
            <text:p>19.7342</text:p>
          </table:table-cell>
          <table:table-cell office:value-type="float" office:value="15.4355" calcext:value-type="float">
            <text:p>15.4355</text:p>
          </table:table-cell>
          <table:table-cell office:value-type="float" office:value="18.888" calcext:value-type="float">
            <text:p>18.888</text:p>
          </table:table-cell>
          <table:table-cell office:value-type="float" office:value="17.5943" calcext:value-type="float">
            <text:p>17.5943</text:p>
          </table:table-cell>
          <table:table-cell office:value-type="float" office:value="14.82" calcext:value-type="float">
            <text:p>14.82</text:p>
          </table:table-cell>
          <table:table-cell office:value-type="float" office:value="15.7144" calcext:value-type="float">
            <text:p>15.7144</text:p>
          </table:table-cell>
          <table:table-cell office:value-type="float" office:value="14.3573" calcext:value-type="float">
            <text:p>14.3573</text:p>
          </table:table-cell>
          <table:table-cell office:value-type="float" office:value="7.73954" calcext:value-type="float">
            <text:p>7.73954</text:p>
          </table:table-cell>
          <table:table-cell office:value-type="float" office:value="13.5791" calcext:value-type="float">
            <text:p>13.5791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8.5693" calcext:value-type="float">
            <text:p>18.5693</text:p>
          </table:table-cell>
          <table:table-cell office:value-type="float" office:value="11.6846" calcext:value-type="float">
            <text:p>11.6846</text:p>
          </table:table-cell>
          <table:table-cell office:value-type="float" office:value="9.85497" calcext:value-type="float">
            <text:p>9.85497</text:p>
          </table:table-cell>
          <table:table-cell office:value-type="float" office:value="8.37761" calcext:value-type="float">
            <text:p>8.37761</text:p>
          </table:table-cell>
          <table:table-cell office:value-type="float" office:value="22.1976" calcext:value-type="float">
            <text:p>22.1976</text:p>
          </table:table-cell>
          <table:table-cell office:value-type="float" office:value="10.1145" calcext:value-type="float">
            <text:p>10.1145</text:p>
          </table:table-cell>
          <table:table-cell office:value-type="float" office:value="11.9065" calcext:value-type="float">
            <text:p>11.9065</text:p>
          </table:table-cell>
          <table:table-cell office:value-type="float" office:value="8.77706" calcext:value-type="float">
            <text:p>8.77706</text:p>
          </table:table-cell>
          <table:table-cell office:value-type="float" office:value="4.46277" calcext:value-type="float">
            <text:p>4.462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10.7795" calcext:value-type="float">
            <text:p>10.7795</text:p>
          </table:table-cell>
          <table:table-cell office:value-type="float" office:value="3.07945" calcext:value-type="float">
            <text:p>3.07945</text:p>
          </table:table-cell>
          <table:table-cell office:value-type="float" office:value="20.1347" calcext:value-type="float">
            <text:p>20.1347</text:p>
          </table:table-cell>
          <table:table-cell office:value-type="float" office:value="0" calcext:value-type="float">
            <text:p>0</text:p>
          </table:table-cell>
          <table:table-cell office:value-type="float" office:value="9.97064" calcext:value-type="float">
            <text:p>9.97064</text:p>
          </table:table-cell>
          <table:table-cell office:value-type="float" office:value="6.12928" calcext:value-type="float">
            <text:p>6.12928</text:p>
          </table:table-cell>
          <table:table-cell office:value-type="float" office:value="20.96" calcext:value-type="float">
            <text:p>20.96</text:p>
          </table:table-cell>
          <table:table-cell office:value-type="float" office:value="14.6341" calcext:value-type="float">
            <text:p>14.6341</text:p>
          </table:table-cell>
          <table:table-cell office:value-type="float" office:value="13.1772" calcext:value-type="float">
            <text:p>13.1772</text:p>
          </table:table-cell>
          <table:table-cell office:value-type="float" office:value="20.041" calcext:value-type="float">
            <text:p>20.041</text:p>
          </table:table-cell>
          <table:table-cell office:value-type="float" office:value="10.6179" calcext:value-type="float">
            <text:p>10.6179</text:p>
          </table:table-cell>
          <table:table-cell office:value-type="float" office:value="21.4058" calcext:value-type="float">
            <text:p>21.4058</text:p>
          </table:table-cell>
          <table:table-cell office:value-type="float" office:value="19.9142" calcext:value-type="float">
            <text:p>19.9142</text:p>
          </table:table-cell>
          <table:table-cell office:value-type="float" office:value="13.0698" calcext:value-type="float">
            <text:p>13.0698</text:p>
          </table:table-cell>
          <table:table-cell office:value-type="float" office:value="5.35763" calcext:value-type="float">
            <text:p>5.35763</text:p>
          </table:table-cell>
          <table:table-cell office:value-type="float" office:value="4.64648" calcext:value-type="float">
            <text:p>4.64648</text:p>
          </table:table-cell>
          <table:table-cell office:value-type="float" office:value="18.4171" calcext:value-type="float">
            <text:p>18.4171</text:p>
          </table:table-cell>
          <table:table-cell office:value-type="float" office:value="15.8971" calcext:value-type="float">
            <text:p>15.8971</text:p>
          </table:table-cell>
          <table:table-cell office:value-type="float" office:value="13.2836" calcext:value-type="float">
            <text:p>13.2836</text:p>
          </table:table-cell>
          <table:table-cell office:value-type="float" office:value="8.64955" calcext:value-type="float">
            <text:p>8.64955</text:p>
          </table:table-cell>
          <table:table-cell office:value-type="float" office:value="21.8252" calcext:value-type="float">
            <text:p>21.8252</text:p>
          </table:table-cell>
          <table:table-cell office:value-type="float" office:value="14.0382" calcext:value-type="float">
            <text:p>14.0382</text:p>
          </table:table-cell>
          <table:table-cell office:value-type="float" office:value="24.7552" calcext:value-type="float">
            <text:p>24.7552</text:p>
          </table:table-cell>
          <table:table-cell office:value-type="float" office:value="11.8054" calcext:value-type="float">
            <text:p>11.8054</text:p>
          </table:table-cell>
          <table:table-cell office:value-type="float" office:value="7.5412" calcext:value-type="float">
            <text:p>7.5412</text:p>
          </table:table-cell>
          <table:table-cell office:value-type="float" office:value="11.1156" calcext:value-type="float">
            <text:p>11.1156</text:p>
          </table:table-cell>
          <table:table-cell office:value-type="float" office:value="10.6149" calcext:value-type="float">
            <text:p>10.6149</text:p>
          </table:table-cell>
          <table:table-cell office:value-type="float" office:value="11.9681" calcext:value-type="float">
            <text:p>11.9681</text:p>
          </table:table-cell>
          <table:table-cell office:value-type="float" office:value="23.915" calcext:value-type="float">
            <text:p>23.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1.14771" calcext:value-type="float">
            <text:p>1.14771</text:p>
          </table:table-cell>
          <table:table-cell office:value-type="float" office:value="9.2353" calcext:value-type="float">
            <text:p>9.2353</text:p>
          </table:table-cell>
          <table:table-cell office:value-type="float" office:value="17.6397" calcext:value-type="float">
            <text:p>17.6397</text:p>
          </table:table-cell>
          <table:table-cell office:value-type="float" office:value="9.97064" calcext:value-type="float">
            <text:p>9.97064</text:p>
          </table:table-cell>
          <table:table-cell office:value-type="float" office:value="0" calcext:value-type="float">
            <text:p>0</text:p>
          </table:table-cell>
          <table:table-cell office:value-type="float" office:value="4.84562" calcext:value-type="float">
            <text:p>4.84562</text:p>
          </table:table-cell>
          <table:table-cell office:value-type="float" office:value="16.2517" calcext:value-type="float">
            <text:p>16.2517</text:p>
          </table:table-cell>
          <table:table-cell office:value-type="float" office:value="16.0538" calcext:value-type="float">
            <text:p>16.0538</text:p>
          </table:table-cell>
          <table:table-cell office:value-type="float" office:value="17.6249" calcext:value-type="float">
            <text:p>17.6249</text:p>
          </table:table-cell>
          <table:table-cell office:value-type="float" office:value="10.2901" calcext:value-type="float">
            <text:p>10.2901</text:p>
          </table:table-cell>
          <table:table-cell office:value-type="float" office:value="2.13005" calcext:value-type="float">
            <text:p>2.13005</text:p>
          </table:table-cell>
          <table:table-cell office:value-type="float" office:value="12.2843" calcext:value-type="float">
            <text:p>12.2843</text:p>
          </table:table-cell>
          <table:table-cell office:value-type="float" office:value="10.0158" calcext:value-type="float">
            <text:p>10.0158</text:p>
          </table:table-cell>
          <table:table-cell office:value-type="float" office:value="3.11556" calcext:value-type="float">
            <text:p>3.11556</text:p>
          </table:table-cell>
          <table:table-cell office:value-type="float" office:value="9.32963" calcext:value-type="float">
            <text:p>9.32963</text:p>
          </table:table-cell>
          <table:table-cell office:value-type="float" office:value="7.47769" calcext:value-type="float">
            <text:p>7.47769</text:p>
          </table:table-cell>
          <table:table-cell office:value-type="float" office:value="9.42139" calcext:value-type="float">
            <text:p>9.42139</text:p>
          </table:table-cell>
          <table:table-cell office:value-type="float" office:value="10.5064" calcext:value-type="float">
            <text:p>10.5064</text:p>
          </table:table-cell>
          <table:table-cell office:value-type="float" office:value="18.3366" calcext:value-type="float">
            <text:p>18.3366</text:p>
          </table:table-cell>
          <table:table-cell office:value-type="float" office:value="1.46278" calcext:value-type="float">
            <text:p>1.46278</text:p>
          </table:table-cell>
          <table:table-cell office:value-type="float" office:value="12.0696" calcext:value-type="float">
            <text:p>12.0696</text:p>
          </table:table-cell>
          <table:table-cell office:value-type="float" office:value="18.0015" calcext:value-type="float">
            <text:p>18.0015</text:p>
          </table:table-cell>
          <table:table-cell office:value-type="float" office:value="18.0794" calcext:value-type="float">
            <text:p>18.0794</text:p>
          </table:table-cell>
          <table:table-cell office:value-type="float" office:value="11.7234" calcext:value-type="float">
            <text:p>11.7234</text:p>
          </table:table-cell>
          <table:table-cell office:value-type="float" office:value="5.70004" calcext:value-type="float">
            <text:p>5.70004</text:p>
          </table:table-cell>
          <table:table-cell office:value-type="float" office:value="13.4083" calcext:value-type="float">
            <text:p>13.4083</text:p>
          </table:table-cell>
          <table:table-cell office:value-type="float" office:value="5.85329" calcext:value-type="float">
            <text:p>5.85329</text:p>
          </table:table-cell>
          <table:table-cell office:value-type="float" office:value="9.32345" calcext:value-type="float">
            <text:p>9.32345</text:p>
          </table:table-cell>
          <table:table-cell office:value-type="float" office:value="19.9394" calcext:value-type="float">
            <text:p>19.9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5.25233" calcext:value-type="float">
            <text:p>5.25233</text:p>
          </table:table-cell>
          <table:table-cell office:value-type="float" office:value="4.54376" calcext:value-type="float">
            <text:p>4.54376</text:p>
          </table:table-cell>
          <table:table-cell office:value-type="float" office:value="20.3136" calcext:value-type="float">
            <text:p>20.3136</text:p>
          </table:table-cell>
          <table:table-cell office:value-type="float" office:value="6.12928" calcext:value-type="float">
            <text:p>6.12928</text:p>
          </table:table-cell>
          <table:table-cell office:value-type="float" office:value="4.84562" calcext:value-type="float">
            <text:p>4.84562</text:p>
          </table:table-cell>
          <table:table-cell office:value-type="float" office:value="0" calcext:value-type="float">
            <text:p>0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16.8871" calcext:value-type="float">
            <text:p>16.8871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5.0741" calcext:value-type="float">
            <text:p>15.0741</text:p>
          </table:table-cell>
          <table:table-cell office:value-type="float" office:value="4.72347" calcext:value-type="float">
            <text:p>4.72347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14.6965" calcext:value-type="float">
            <text:p>14.6965</text:p>
          </table:table-cell>
          <table:table-cell office:value-type="float" office:value="7.83127" calcext:value-type="float">
            <text:p>7.83127</text:p>
          </table:table-cell>
          <table:table-cell office:value-type="float" office:value="8.08199" calcext:value-type="float">
            <text:p>8.08199</text:p>
          </table:table-cell>
          <table:table-cell office:value-type="float" office:value="6.08632" calcext:value-type="float">
            <text:p>6.08632</text:p>
          </table:table-cell>
          <table:table-cell office:value-type="float" office:value="14.2317" calcext:value-type="float">
            <text:p>14.2317</text:p>
          </table:table-cell>
          <table:table-cell office:value-type="float" office:value="14.1087" calcext:value-type="float">
            <text:p>14.1087</text:p>
          </table:table-cell>
          <table:table-cell office:value-type="float" office:value="17.5302" calcext:value-type="float">
            <text:p>17.5302</text:p>
          </table:table-cell>
          <table:table-cell office:value-type="float" office:value="4.09927" calcext:value-type="float">
            <text:p>4.09927</text:p>
          </table:table-cell>
          <table:table-cell office:value-type="float" office:value="16.8408" calcext:value-type="float">
            <text:p>16.8408</text:p>
          </table:table-cell>
          <table:table-cell office:value-type="float" office:value="17.7176" calcext:value-type="float">
            <text:p>17.7176</text:p>
          </table:table-cell>
          <table:table-cell office:value-type="float" office:value="22.3777" calcext:value-type="float">
            <text:p>22.3777</text:p>
          </table:table-cell>
          <table:table-cell office:value-type="float" office:value="12.944" calcext:value-type="float">
            <text:p>12.944</text:p>
          </table:table-cell>
          <table:table-cell office:value-type="float" office:value="2.07276" calcext:value-type="float">
            <text:p>2.07276</text:p>
          </table:table-cell>
          <table:table-cell office:value-type="float" office:value="13.6403" calcext:value-type="float">
            <text:p>13.6403</text:p>
          </table:table-cell>
          <table:table-cell office:value-type="float" office:value="8.65547" calcext:value-type="float">
            <text:p>8.65547</text:p>
          </table:table-cell>
          <table:table-cell office:value-type="float" office:value="11.5394" calcext:value-type="float">
            <text:p>11.5394</text:p>
          </table:table-cell>
          <table:table-cell office:value-type="float" office:value="23.2869" calcext:value-type="float">
            <text:p>23.2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16.9196" calcext:value-type="float">
            <text:p>16.9196</text:p>
          </table:table-cell>
          <table:table-cell office:value-type="float" office:value="22.4953" calcext:value-type="float">
            <text:p>22.4953</text:p>
          </table:table-cell>
          <table:table-cell office:value-type="float" office:value="4.45613" calcext:value-type="float">
            <text:p>4.45613</text:p>
          </table:table-cell>
          <table:table-cell office:value-type="float" office:value="20.96" calcext:value-type="float">
            <text:p>20.96</text:p>
          </table:table-cell>
          <table:table-cell office:value-type="float" office:value="16.2517" calcext:value-type="float">
            <text:p>16.2517</text:p>
          </table:table-cell>
          <table:table-cell office:value-type="float" office:value="19.7987" calcext:value-type="float">
            <text:p>19.7987</text:p>
          </table:table-cell>
          <table:table-cell office:value-type="float" office:value="0" calcext:value-type="float">
            <text:p>0</text:p>
          </table:table-cell>
          <table:table-cell office:value-type="float" office:value="11.0647" calcext:value-type="float">
            <text:p>11.0647</text:p>
          </table:table-cell>
          <table:table-cell office:value-type="float" office:value="15.8975" calcext:value-type="float">
            <text:p>15.8975</text:p>
          </table:table-cell>
          <table:table-cell office:value-type="float" office:value="14.1649" calcext:value-type="float">
            <text:p>14.1649</text:p>
          </table:table-cell>
          <table:table-cell office:value-type="float" office:value="18.1978" calcext:value-type="float">
            <text:p>18.1978</text:p>
          </table:table-cell>
          <table:table-cell office:value-type="float" office:value="11.4207" calcext:value-type="float">
            <text:p>11.4207</text:p>
          </table:table-cell>
          <table:table-cell office:value-type="float" office:value="15.3555" calcext:value-type="float">
            <text:p>15.3555</text:p>
          </table:table-cell>
          <table:table-cell office:value-type="float" office:value="15.4511" calcext:value-type="float">
            <text:p>15.4511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16.325" calcext:value-type="float">
            <text:p>16.325</text:p>
          </table:table-cell>
          <table:table-cell office:value-type="float" office:value="10.8715" calcext:value-type="float">
            <text:p>10.8715</text:p>
          </table:table-cell>
          <table:table-cell office:value-type="float" office:value="5.75838" calcext:value-type="float">
            <text:p>5.75838</text:p>
          </table:table-cell>
          <table:table-cell office:value-type="float" office:value="17.0413" calcext:value-type="float">
            <text:p>17.0413</text:p>
          </table:table-cell>
          <table:table-cell office:value-type="float" office:value="16.0616" calcext:value-type="float">
            <text:p>16.0616</text:p>
          </table:table-cell>
          <table:table-cell office:value-type="float" office:value="14.6937" calcext:value-type="float">
            <text:p>14.6937</text:p>
          </table:table-cell>
          <table:table-cell office:value-type="float" office:value="15.2641" calcext:value-type="float">
            <text:p>15.2641</text:p>
          </table:table-cell>
          <table:table-cell office:value-type="float" office:value="5.56367" calcext:value-type="float">
            <text:p>5.56367</text:p>
          </table:table-cell>
          <table:table-cell office:value-type="float" office:value="10.0986" calcext:value-type="float">
            <text:p>10.0986</text:p>
          </table:table-cell>
          <table:table-cell office:value-type="float" office:value="21.4596" calcext:value-type="float">
            <text:p>21.4596</text:p>
          </table:table-cell>
          <table:table-cell office:value-type="float" office:value="12.5971" calcext:value-type="float">
            <text:p>12.5971</text:p>
          </table:table-cell>
          <table:table-cell office:value-type="float" office:value="11.1546" calcext:value-type="float">
            <text:p>11.1546</text:p>
          </table:table-cell>
          <table:table-cell office:value-type="float" office:value="8.99244" calcext:value-type="float">
            <text:p>8.99244</text:p>
          </table:table-cell>
          <table:table-cell office:value-type="float" office:value="3.78136" calcext:value-type="float">
            <text:p>3.78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17.1601" calcext:value-type="float">
            <text:p>17.1601</text:p>
          </table:table-cell>
          <table:table-cell office:value-type="float" office:value="17.2822" calcext:value-type="float">
            <text:p>17.2822</text:p>
          </table:table-cell>
          <table:table-cell office:value-type="float" office:value="7.64737" calcext:value-type="float">
            <text:p>7.64737</text:p>
          </table:table-cell>
          <table:table-cell office:value-type="float" office:value="14.6341" calcext:value-type="float">
            <text:p>14.6341</text:p>
          </table:table-cell>
          <table:table-cell office:value-type="float" office:value="16.0538" calcext:value-type="float">
            <text:p>16.0538</text:p>
          </table:table-cell>
          <table:table-cell office:value-type="float" office:value="16.8871" calcext:value-type="float">
            <text:p>16.8871</text:p>
          </table:table-cell>
          <table:table-cell office:value-type="float" office:value="11.0647" calcext:value-type="float">
            <text:p>11.0647</text:p>
          </table:table-cell>
          <table:table-cell office:value-type="float" office:value="0" calcext:value-type="float">
            <text:p>0</text:p>
          </table:table-cell>
          <table:table-cell office:value-type="float" office:value="4.86815" calcext:value-type="float">
            <text:p>4.86815</text:p>
          </table:table-cell>
          <table:table-cell office:value-type="float" office:value="20.4668" calcext:value-type="float">
            <text:p>20.4668</text:p>
          </table:table-cell>
          <table:table-cell office:value-type="float" office:value="18.1232" calcext:value-type="float">
            <text:p>18.1232</text:p>
          </table:table-cell>
          <table:table-cell office:value-type="float" office:value="19.2735" calcext:value-type="float">
            <text:p>19.2735</text:p>
          </table:table-cell>
          <table:table-cell office:value-type="float" office:value="21.2337" calcext:value-type="float">
            <text:p>21.2337</text:p>
          </table:table-cell>
          <table:table-cell office:value-type="float" office:value="17.3576" calcext:value-type="float">
            <text:p>17.3576</text:p>
          </table:table-cell>
          <table:table-cell office:value-type="float" office:value="9.44688" calcext:value-type="float">
            <text:p>9.44688</text:p>
          </table:table-cell>
          <table:table-cell office:value-type="float" office:value="11.0663" calcext:value-type="float">
            <text:p>11.0663</text:p>
          </table:table-cell>
          <table:table-cell office:value-type="float" office:value="17.1486" calcext:value-type="float">
            <text:p>17.1486</text:p>
          </table:table-cell>
          <table:table-cell office:value-type="float" office:value="10.1763" calcext:value-type="float">
            <text:p>10.1763</text:p>
          </table:table-cell>
          <table:table-cell office:value-type="float" office:value="6.00022" calcext:value-type="float">
            <text:p>6.00022</text:p>
          </table:table-cell>
          <table:table-cell office:value-type="float" office:value="14.9613" calcext:value-type="float">
            <text:p>14.9613</text:p>
          </table:table-cell>
          <table:table-cell office:value-type="float" office:value="21.7619" calcext:value-type="float">
            <text:p>21.7619</text:p>
          </table:table-cell>
          <table:table-cell office:value-type="float" office:value="4.20144" calcext:value-type="float">
            <text:p>4.20144</text:p>
          </table:table-cell>
          <table:table-cell office:value-type="float" office:value="16.5619" calcext:value-type="float">
            <text:p>16.5619</text:p>
          </table:table-cell>
          <table:table-cell office:value-type="float" office:value="4.35379" calcext:value-type="float">
            <text:p>4.35379</text:p>
          </table:table-cell>
          <table:table-cell office:value-type="float" office:value="18.954" calcext:value-type="float">
            <text:p>18.954</text:p>
          </table:table-cell>
          <table:table-cell office:value-type="float" office:value="3.5188" calcext:value-type="float">
            <text:p>3.5188</text:p>
          </table:table-cell>
          <table:table-cell office:value-type="float" office:value="10.5584" calcext:value-type="float">
            <text:p>10.5584</text:p>
          </table:table-cell>
          <table:table-cell office:value-type="float" office:value="7.28797" calcext:value-type="float">
            <text:p>7.28797</text:p>
          </table:table-cell>
          <table:table-cell office:value-type="float" office:value="12.11" calcext:value-type="float">
            <text:p>12.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8.7726" calcext:value-type="float">
            <text:p>18.7726</text:p>
          </table:table-cell>
          <table:table-cell office:value-type="float" office:value="16.1782" calcext:value-type="float">
            <text:p>16.1782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13.1772" calcext:value-type="float">
            <text:p>13.1772</text:p>
          </table:table-cell>
          <table:table-cell office:value-type="float" office:value="17.6249" calcext:value-type="float">
            <text:p>17.6249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15.8975" calcext:value-type="float">
            <text:p>15.8975</text:p>
          </table:table-cell>
          <table:table-cell office:value-type="float" office:value="4.86815" calcext:value-type="float">
            <text:p>4.86815</text:p>
          </table:table-cell>
          <table:table-cell office:value-type="float" office:value="0" calcext:value-type="float">
            <text:p>0</text:p>
          </table:table-cell>
          <table:table-cell office:value-type="float" office:value="23.9158" calcext:value-type="float">
            <text:p>23.9158</text:p>
          </table:table-cell>
          <table:table-cell office:value-type="float" office:value="19.4931" calcext:value-type="float">
            <text:p>19.4931</text:p>
          </table:table-cell>
          <table:table-cell office:value-type="float" office:value="23.2217" calcext:value-type="float">
            <text:p>23.2217</text:p>
          </table:table-cell>
          <table:table-cell office:value-type="float" office:value="24.5104" calcext:value-type="float">
            <text:p>24.5104</text:p>
          </table:table-cell>
          <table:table-cell office:value-type="float" office:value="19.5999" calcext:value-type="float">
            <text:p>19.5999</text:p>
          </table:table-cell>
          <table:table-cell office:value-type="float" office:value="9.00573" calcext:value-type="float">
            <text:p>9.00573</text:p>
          </table:table-cell>
          <table:table-cell office:value-type="float" office:value="11.0124" calcext:value-type="float">
            <text:p>11.0124</text:p>
          </table:table-cell>
          <table:table-cell office:value-type="float" office:value="20.803" calcext:value-type="float">
            <text:p>20.803</text:p>
          </table:table-cell>
          <table:table-cell office:value-type="float" office:value="14.2767" calcext:value-type="float">
            <text:p>14.2767</text:p>
          </table:table-cell>
          <table:table-cell office:value-type="float" office:value="1.14727" calcext:value-type="float">
            <text:p>1.14727</text:p>
          </table:table-cell>
          <table:table-cell office:value-type="float" office:value="16.3014" calcext:value-type="float">
            <text:p>16.3014</text:p>
          </table:table-cell>
          <table:table-cell office:value-type="float" office:value="25.3773" calcext:value-type="float">
            <text:p>25.3773</text:p>
          </table:table-cell>
          <table:table-cell office:value-type="float" office:value="1.05541" calcext:value-type="float">
            <text:p>1.05541</text:p>
          </table:table-cell>
          <table:table-cell office:value-type="float" office:value="21.3487" calcext:value-type="float">
            <text:p>21.3487</text:p>
          </table:table-cell>
          <table:table-cell office:value-type="float" office:value="7.36408" calcext:value-type="float">
            <text:p>7.36408</text:p>
          </table:table-cell>
          <table:table-cell office:value-type="float" office:value="19.1203" calcext:value-type="float">
            <text:p>19.1203</text:p>
          </table:table-cell>
          <table:table-cell office:value-type="float" office:value="4.58061" calcext:value-type="float">
            <text:p>4.58061</text:p>
          </table:table-cell>
          <table:table-cell office:value-type="float" office:value="13.0287" calcext:value-type="float">
            <text:p>13.0287</text:p>
          </table:table-cell>
          <table:table-cell office:value-type="float" office:value="10.4761" calcext:value-type="float">
            <text:p>10.4761</text:p>
          </table:table-cell>
          <table:table-cell office:value-type="float" office:value="16.9278" calcext:value-type="float">
            <text:p>16.92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9.84844" calcext:value-type="float">
            <text:p>9.84844</text:p>
          </table:table-cell>
          <table:table-cell office:value-type="float" office:value="19.5247" calcext:value-type="float">
            <text:p>19.5247</text:p>
          </table:table-cell>
          <table:table-cell office:value-type="float" office:value="17.7946" calcext:value-type="float">
            <text:p>17.7946</text:p>
          </table:table-cell>
          <table:table-cell office:value-type="float" office:value="20.041" calcext:value-type="float">
            <text:p>20.041</text:p>
          </table:table-cell>
          <table:table-cell office:value-type="float" office:value="10.2901" calcext:value-type="float">
            <text:p>10.2901</text:p>
          </table:table-cell>
          <table:table-cell office:value-type="float" office:value="15.0741" calcext:value-type="float">
            <text:p>15.0741</text:p>
          </table:table-cell>
          <table:table-cell office:value-type="float" office:value="14.1649" calcext:value-type="float">
            <text:p>14.1649</text:p>
          </table:table-cell>
          <table:table-cell office:value-type="float" office:value="20.4668" calcext:value-type="float">
            <text:p>20.4668</text:p>
          </table:table-cell>
          <table:table-cell office:value-type="float" office:value="23.9158" calcext:value-type="float">
            <text:p>23.9158</text:p>
          </table:table-cell>
          <table:table-cell office:value-type="float" office:value="0" calcext:value-type="float">
            <text:p>0</text:p>
          </table:table-cell>
          <table:table-cell office:value-type="float" office:value="10.6869" calcext:value-type="float">
            <text:p>10.6869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1.29479" calcext:value-type="float">
            <text:p>1.29479</text:p>
          </table:table-cell>
          <table:table-cell office:value-type="float" office:value="7.24419" calcext:value-type="float">
            <text:p>7.24419</text:p>
          </table:table-cell>
          <table:table-cell office:value-type="float" office:value="17.864" calcext:value-type="float">
            <text:p>17.864</text:p>
          </table:table-cell>
          <table:table-cell office:value-type="float" office:value="16.5556" calcext:value-type="float">
            <text:p>16.5556</text:p>
          </table:table-cell>
          <table:table-cell office:value-type="float" office:value="3.46406" calcext:value-type="float">
            <text:p>3.46406</text:p>
          </table:table-cell>
          <table:table-cell office:value-type="float" office:value="10.6007" calcext:value-type="float">
            <text:p>10.6007</text:p>
          </table:table-cell>
          <table:table-cell office:value-type="float" office:value="24.9138" calcext:value-type="float">
            <text:p>24.9138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.78631" calcext:value-type="float">
            <text:p>1.78631</text:p>
          </table:table-cell>
          <table:table-cell office:value-type="float" office:value="23.8734" calcext:value-type="float">
            <text:p>23.8734</text:p>
          </table:table-cell>
          <table:table-cell office:value-type="float" office:value="12.4899" calcext:value-type="float">
            <text:p>12.4899</text:p>
          </table:table-cell>
          <table:table-cell office:value-type="float" office:value="16.6089" calcext:value-type="float">
            <text:p>16.6089</text:p>
          </table:table-cell>
          <table:table-cell office:value-type="float" office:value="15.43" calcext:value-type="float">
            <text:p>15.43</text:p>
          </table:table-cell>
          <table:table-cell office:value-type="float" office:value="19.3429" calcext:value-type="float">
            <text:p>19.3429</text:p>
          </table:table-cell>
          <table:table-cell office:value-type="float" office:value="11.2447" calcext:value-type="float">
            <text:p>11.2447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17.673" calcext:value-type="float">
            <text:p>17.6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.28243" calcext:value-type="float">
            <text:p>1.28243</text:p>
          </table:table-cell>
          <table:table-cell office:value-type="float" office:value="9.25882" calcext:value-type="float">
            <text:p>9.25882</text:p>
          </table:table-cell>
          <table:table-cell office:value-type="float" office:value="19.7342" calcext:value-type="float">
            <text:p>19.7342</text:p>
          </table:table-cell>
          <table:table-cell office:value-type="float" office:value="10.6179" calcext:value-type="float">
            <text:p>10.6179</text:p>
          </table:table-cell>
          <table:table-cell office:value-type="float" office:value="2.13005" calcext:value-type="float">
            <text:p>2.13005</text:p>
          </table:table-cell>
          <table:table-cell office:value-type="float" office:value="4.72347" calcext:value-type="float">
            <text:p>4.72347</text:p>
          </table:table-cell>
          <table:table-cell office:value-type="float" office:value="18.1978" calcext:value-type="float">
            <text:p>18.1978</text:p>
          </table:table-cell>
          <table:table-cell office:value-type="float" office:value="18.1232" calcext:value-type="float">
            <text:p>18.1232</text:p>
          </table:table-cell>
          <table:table-cell office:value-type="float" office:value="19.4931" calcext:value-type="float">
            <text:p>19.4931</text:p>
          </table:table-cell>
          <table:table-cell office:value-type="float" office:value="10.6869" calcext:value-type="float">
            <text:p>10.6869</text:p>
          </table:table-cell>
          <table:table-cell office:value-type="float" office:value="0" calcext:value-type="float">
            <text:p>0</text:p>
          </table:table-cell>
          <table:table-cell office:value-type="float" office:value="13.1656" calcext:value-type="float">
            <text:p>13.1656</text:p>
          </table:table-cell>
          <table:table-cell office:value-type="float" office:value="10.1598" calcext:value-type="float">
            <text:p>10.1598</text:p>
          </table:table-cell>
          <table:table-cell office:value-type="float" office:value="3.61133" calcext:value-type="float">
            <text:p>3.61133</text:p>
          </table:table-cell>
          <table:table-cell office:value-type="float" office:value="10.9164" calcext:value-type="float">
            <text:p>10.9164</text:p>
          </table:table-cell>
          <table:table-cell office:value-type="float" office:value="8.95258" calcext:value-type="float">
            <text:p>8.95258</text:p>
          </table:table-cell>
          <table:table-cell office:value-type="float" office:value="10.4873" calcext:value-type="float">
            <text:p>10.4873</text:p>
          </table:table-cell>
          <table:table-cell office:value-type="float" office:value="12.4854" calcext:value-type="float">
            <text:p>12.4854</text:p>
          </table:table-cell>
          <table:table-cell office:value-type="float" office:value="20.1527" calcext:value-type="float">
            <text:p>20.1527</text:p>
          </table:table-cell>
          <table:table-cell office:value-type="float" office:value="3.20867" calcext:value-type="float">
            <text:p>3.20867</text:p>
          </table:table-cell>
          <table:table-cell office:value-type="float" office:value="12.407" calcext:value-type="float">
            <text:p>12.407</text:p>
          </table:table-cell>
          <table:table-cell office:value-type="float" office:value="19.9204" calcext:value-type="float">
            <text:p>19.9204</text:p>
          </table:table-cell>
          <table:table-cell office:value-type="float" office:value="19.6884" calcext:value-type="float">
            <text:p>19.6884</text:p>
          </table:table-cell>
          <table:table-cell office:value-type="float" office:value="13.8093" calcext:value-type="float">
            <text:p>13.8093</text:p>
          </table:table-cell>
          <table:table-cell office:value-type="float" office:value="4.74337" calcext:value-type="float">
            <text:p>4.74337</text:p>
          </table:table-cell>
          <table:table-cell office:value-type="float" office:value="15.3832" calcext:value-type="float">
            <text:p>15.3832</text:p>
          </table:table-cell>
          <table:table-cell office:value-type="float" office:value="7.98275" calcext:value-type="float">
            <text:p>7.98275</text:p>
          </table:table-cell>
          <table:table-cell office:value-type="float" office:value="11.4529" calcext:value-type="float">
            <text:p>11.4529</text:p>
          </table:table-cell>
          <table:table-cell office:value-type="float" office:value="21.9185" calcext:value-type="float">
            <text:p>21.9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12.1262" calcext:value-type="float">
            <text:p>12.1262</text:p>
          </table:table-cell>
          <table:table-cell office:value-type="float" office:value="21.3623" calcext:value-type="float">
            <text:p>21.3623</text:p>
          </table:table-cell>
          <table:table-cell office:value-type="float" office:value="15.4355" calcext:value-type="float">
            <text:p>15.4355</text:p>
          </table:table-cell>
          <table:table-cell office:value-type="float" office:value="21.4058" calcext:value-type="float">
            <text:p>21.4058</text:p>
          </table:table-cell>
          <table:table-cell office:value-type="float" office:value="12.2843" calcext:value-type="float">
            <text:p>12.2843</text:p>
          </table:table-cell>
          <table:table-cell office:value-type="float" office:value="17.1217" calcext:value-type="float">
            <text:p>17.1217</text:p>
          </table:table-cell>
          <table:table-cell office:value-type="float" office:value="11.4207" calcext:value-type="float">
            <text:p>11.4207</text:p>
          </table:table-cell>
          <table:table-cell office:value-type="float" office:value="19.2735" calcext:value-type="float">
            <text:p>19.2735</text:p>
          </table:table-cell>
          <table:table-cell office:value-type="float" office:value="23.2217" calcext:value-type="float">
            <text:p>23.2217</text:p>
          </table:table-cell>
          <table:table-cell office:value-type="float" office:value="3.55444" calcext:value-type="float">
            <text:p>3.55444</text:p>
          </table:table-cell>
          <table:table-cell office:value-type="float" office:value="13.1656" calcext:value-type="float">
            <text:p>13.1656</text:p>
          </table:table-cell>
          <table:table-cell office:value-type="float" office:value="0" calcext:value-type="float">
            <text:p>0</text:p>
          </table:table-cell>
          <table:table-cell office:value-type="float" office:value="4.83332" calcext:value-type="float">
            <text:p>4.83332</text:p>
          </table:table-cell>
          <table:table-cell office:value-type="float" office:value="9.55743" calcext:value-type="float">
            <text:p>9.55743</text:p>
          </table:table-cell>
          <table:table-cell office:value-type="float" office:value="18.4015" calcext:value-type="float">
            <text:p>18.4015</text:p>
          </table:table-cell>
          <table:table-cell office:value-type="float" office:value="17.4264" calcext:value-type="float">
            <text:p>17.4264</text:p>
          </table:table-cell>
          <table:table-cell office:value-type="float" office:value="2.98879" calcext:value-type="float">
            <text:p>2.98879</text:p>
          </table:table-cell>
          <table:table-cell office:value-type="float" office:value="9.09787" calcext:value-type="float">
            <text:p>9.09787</text:p>
          </table:table-cell>
          <table:table-cell office:value-type="float" office:value="24.291" calcext:value-type="float">
            <text:p>24.291</text:p>
          </table:table-cell>
          <table:table-cell office:value-type="float" office:value="13.1683" calcext:value-type="float">
            <text:p>13.1683</text:p>
          </table:table-cell>
          <table:table-cell office:value-type="float" office:value="3.36252" calcext:value-type="float">
            <text:p>3.36252</text:p>
          </table:table-cell>
          <table:table-cell office:value-type="float" office:value="23.0245" calcext:value-type="float">
            <text:p>23.0245</text:p>
          </table:table-cell>
          <table:table-cell office:value-type="float" office:value="9.03694" calcext:value-type="float">
            <text:p>9.03694</text:p>
          </table:table-cell>
          <table:table-cell office:value-type="float" office:value="15.8682" calcext:value-type="float">
            <text:p>15.8682</text:p>
          </table:table-cell>
          <table:table-cell office:value-type="float" office:value="17.8183" calcext:value-type="float">
            <text:p>17.8183</text:p>
          </table:table-cell>
          <table:table-cell office:value-type="float" office:value="18.7547" calcext:value-type="float">
            <text:p>18.7547</text:p>
          </table:table-cell>
          <table:table-cell office:value-type="float" office:value="11.502" calcext:value-type="float">
            <text:p>11.502</text:p>
          </table:table-cell>
          <table:table-cell office:value-type="float" office:value="12.8468" calcext:value-type="float">
            <text:p>12.8468</text:p>
          </table:table-cell>
          <table:table-cell office:value-type="float" office:value="14.6851" calcext:value-type="float">
            <text:p>14.68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2" calcext:value-type="float">
            <text:p>12</text:p>
          </table:table-cell>
          <table:table-cell office:value-type="float" office:value="9.44416" calcext:value-type="float">
            <text:p>9.44416</text:p>
          </table:table-cell>
          <table:table-cell office:value-type="float" office:value="19.2022" calcext:value-type="float">
            <text:p>19.2022</text:p>
          </table:table-cell>
          <table:table-cell office:value-type="float" office:value="18.888" calcext:value-type="float">
            <text:p>18.888</text:p>
          </table:table-cell>
          <table:table-cell office:value-type="float" office:value="19.9142" calcext:value-type="float">
            <text:p>19.9142</text:p>
          </table:table-cell>
          <table:table-cell office:value-type="float" office:value="10.0158" calcext:value-type="float">
            <text:p>10.0158</text:p>
          </table:table-cell>
          <table:table-cell office:value-type="float" office:value="14.6965" calcext:value-type="float">
            <text:p>14.6965</text:p>
          </table:table-cell>
          <table:table-cell office:value-type="float" office:value="15.3555" calcext:value-type="float">
            <text:p>15.3555</text:p>
          </table:table-cell>
          <table:table-cell office:value-type="float" office:value="21.2337" calcext:value-type="float">
            <text:p>21.2337</text:p>
          </table:table-cell>
          <table:table-cell office:value-type="float" office:value="24.5104" calcext:value-type="float">
            <text:p>24.5104</text:p>
          </table:table-cell>
          <table:table-cell office:value-type="float" office:value="1.29479" calcext:value-type="float">
            <text:p>1.29479</text:p>
          </table:table-cell>
          <table:table-cell office:value-type="float" office:value="10.1598" calcext:value-type="float">
            <text:p>10.1598</text:p>
          </table:table-cell>
          <table:table-cell office:value-type="float" office:value="4.83332" calcext:value-type="float">
            <text:p>4.83332</text:p>
          </table:table-cell>
          <table:table-cell office:value-type="float" office:value="0" calcext:value-type="float">
            <text:p>0</text:p>
          </table:table-cell>
          <table:table-cell office:value-type="float" office:value="6.90649" calcext:value-type="float">
            <text:p>6.90649</text:p>
          </table:table-cell>
          <table:table-cell office:value-type="float" office:value="18.0764" calcext:value-type="float">
            <text:p>18.0764</text:p>
          </table:table-cell>
          <table:table-cell office:value-type="float" office:value="16.6559" calcext:value-type="float">
            <text:p>16.6559</text:p>
          </table:table-cell>
          <table:table-cell office:value-type="float" office:value="4.53418" calcext:value-type="float">
            <text:p>4.53418</text:p>
          </table:table-cell>
          <table:table-cell office:value-type="float" office:value="11.5465" calcext:value-type="float">
            <text:p>11.5465</text:p>
          </table:table-cell>
          <table:table-cell office:value-type="float" office:value="25.4808" calcext:value-type="float">
            <text:p>25.4808</text:p>
          </table:table-cell>
          <table:table-cell office:value-type="float" office:value="11.267" calcext:value-type="float">
            <text:p>11.267</text:p>
          </table:table-cell>
          <table:table-cell office:value-type="float" office:value="2.38711" calcext:value-type="float">
            <text:p>2.38711</text:p>
          </table:table-cell>
          <table:table-cell office:value-type="float" office:value="24.5176" calcext:value-type="float">
            <text:p>24.5176</text:p>
          </table:table-cell>
          <table:table-cell office:value-type="float" office:value="13.7845" calcext:value-type="float">
            <text:p>13.7845</text:p>
          </table:table-cell>
          <table:table-cell office:value-type="float" office:value="17.2661" calcext:value-type="float">
            <text:p>17.2661</text:p>
          </table:table-cell>
          <table:table-cell office:value-type="float" office:value="14.8869" calcext:value-type="float">
            <text:p>14.8869</text:p>
          </table:table-cell>
          <table:table-cell office:value-type="float" office:value="19.9299" calcext:value-type="float">
            <text:p>19.9299</text:p>
          </table:table-cell>
          <table:table-cell office:value-type="float" office:value="11.6548" calcext:value-type="float">
            <text:p>11.6548</text:p>
          </table:table-cell>
          <table:table-cell office:value-type="float" office:value="14.1121" calcext:value-type="float">
            <text:p>14.1121</text:p>
          </table:table-cell>
          <table:table-cell office:value-type="float" office:value="18.9017" calcext:value-type="float">
            <text:p>18.9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3" calcext:value-type="float">
            <text:p>13</text:p>
          </table:table-cell>
          <table:table-cell office:value-type="float" office:value="2.61608" calcext:value-type="float">
            <text:p>2.61608</text:p>
          </table:table-cell>
          <table:table-cell office:value-type="float" office:value="12.3066" calcext:value-type="float">
            <text:p>12.3066</text:p>
          </table:table-cell>
          <table:table-cell office:value-type="float" office:value="17.5943" calcext:value-type="float">
            <text:p>17.5943</text:p>
          </table:table-cell>
          <table:table-cell office:value-type="float" office:value="13.0698" calcext:value-type="float">
            <text:p>13.0698</text:p>
          </table:table-cell>
          <table:table-cell office:value-type="float" office:value="3.11556" calcext:value-type="float">
            <text:p>3.11556</text:p>
          </table:table-cell>
          <table:table-cell office:value-type="float" office:value="7.83127" calcext:value-type="float">
            <text:p>7.83127</text:p>
          </table:table-cell>
          <table:table-cell office:value-type="float" office:value="15.4511" calcext:value-type="float">
            <text:p>15.4511</text:p>
          </table:table-cell>
          <table:table-cell office:value-type="float" office:value="17.3576" calcext:value-type="float">
            <text:p>17.3576</text:p>
          </table:table-cell>
          <table:table-cell office:value-type="float" office:value="19.5999" calcext:value-type="float">
            <text:p>19.5999</text:p>
          </table:table-cell>
          <table:table-cell office:value-type="float" office:value="7.24419" calcext:value-type="float">
            <text:p>7.24419</text:p>
          </table:table-cell>
          <table:table-cell office:value-type="float" office:value="3.61133" calcext:value-type="float">
            <text:p>3.61133</text:p>
          </table:table-cell>
          <table:table-cell office:value-type="float" office:value="9.55743" calcext:value-type="float">
            <text:p>9.55743</text:p>
          </table:table-cell>
          <table:table-cell office:value-type="float" office:value="6.90649" calcext:value-type="float">
            <text:p>6.90649</text:p>
          </table:table-cell>
          <table:table-cell office:value-type="float" office:value="0" calcext:value-type="float">
            <text:p>0</text:p>
          </table:table-cell>
          <table:table-cell office:value-type="float" office:value="11.9197" calcext:value-type="float">
            <text:p>11.9197</text:p>
          </table:table-cell>
          <table:table-cell office:value-type="float" office:value="10.2324" calcext:value-type="float">
            <text:p>10.2324</text:p>
          </table:table-cell>
          <table:table-cell office:value-type="float" office:value="6.89243" calcext:value-type="float">
            <text:p>6.89243</text:p>
          </table:table-cell>
          <table:table-cell office:value-type="float" office:value="9.96214" calcext:value-type="float">
            <text:p>9.96214</text:p>
          </table:table-cell>
          <table:table-cell office:value-type="float" office:value="20.4181" calcext:value-type="float">
            <text:p>20.4181</text:p>
          </table:table-cell>
          <table:table-cell office:value-type="float" office:value="4.44024" calcext:value-type="float">
            <text:p>4.44024</text:p>
          </table:table-cell>
          <table:table-cell office:value-type="float" office:value="9.00965" calcext:value-type="float">
            <text:p>9.00965</text:p>
          </table:table-cell>
          <table:table-cell office:value-type="float" office:value="19.844" calcext:value-type="float">
            <text:p>19.844</text:p>
          </table:table-cell>
          <table:table-cell office:value-type="float" office:value="16.3511" calcext:value-type="float">
            <text:p>16.3511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8.28343" calcext:value-type="float">
            <text:p>8.28343</text:p>
          </table:table-cell>
          <table:table-cell office:value-type="float" office:value="15.1594" calcext:value-type="float">
            <text:p>15.1594</text:p>
          </table:table-cell>
          <table:table-cell office:value-type="float" office:value="6.80213" calcext:value-type="float">
            <text:p>6.80213</text:p>
          </table:table-cell>
          <table:table-cell office:value-type="float" office:value="10.1671" calcext:value-type="float">
            <text:p>10.1671</text:p>
          </table:table-cell>
          <table:table-cell office:value-type="float" office:value="19.2275" calcext:value-type="float">
            <text:p>19.2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4" calcext:value-type="float">
            <text:p>14</text:p>
          </table:table-cell>
          <table:table-cell office:value-type="float" office:value="10.4402" calcext:value-type="float">
            <text:p>10.4402</text:p>
          </table:table-cell>
          <table:table-cell office:value-type="float" office:value="7.83778" calcext:value-type="float">
            <text:p>7.83778</text:p>
          </table:table-cell>
          <table:table-cell office:value-type="float" office:value="14.82" calcext:value-type="float">
            <text:p>14.82</text:p>
          </table:table-cell>
          <table:table-cell office:value-type="float" office:value="5.35763" calcext:value-type="float">
            <text:p>5.35763</text:p>
          </table:table-cell>
          <table:table-cell office:value-type="float" office:value="9.32963" calcext:value-type="float">
            <text:p>9.32963</text:p>
          </table:table-cell>
          <table:table-cell office:value-type="float" office:value="8.08199" calcext:value-type="float">
            <text:p>8.08199</text:p>
          </table:table-cell>
          <table:table-cell office:value-type="float" office:value="15.9686" calcext:value-type="float">
            <text:p>15.9686</text:p>
          </table:table-cell>
          <table:table-cell office:value-type="float" office:value="9.44688" calcext:value-type="float">
            <text:p>9.44688</text:p>
          </table:table-cell>
          <table:table-cell office:value-type="float" office:value="9.00573" calcext:value-type="float">
            <text:p>9.00573</text:p>
          </table:table-cell>
          <table:table-cell office:value-type="float" office:value="17.864" calcext:value-type="float">
            <text:p>17.864</text:p>
          </table:table-cell>
          <table:table-cell office:value-type="float" office:value="10.9164" calcext:value-type="float">
            <text:p>10.9164</text:p>
          </table:table-cell>
          <table:table-cell office:value-type="float" office:value="18.4015" calcext:value-type="float">
            <text:p>18.4015</text:p>
          </table:table-cell>
          <table:table-cell office:value-type="float" office:value="18.0764" calcext:value-type="float">
            <text:p>18.0764</text:p>
          </table:table-cell>
          <table:table-cell office:value-type="float" office:value="11.9197" calcext:value-type="float">
            <text:p>11.9197</text:p>
          </table:table-cell>
          <table:table-cell office:value-type="float" office:value="0" calcext:value-type="float">
            <text:p>0</text:p>
          </table:table-cell>
          <table:table-cell office:value-type="float" office:value="2.03363" calcext:value-type="float">
            <text:p>2.03363</text:p>
          </table:table-cell>
          <table:table-cell office:value-type="float" office:value="15.4977" calcext:value-type="float">
            <text:p>15.4977</text:p>
          </table:table-cell>
          <table:table-cell office:value-type="float" office:value="11.3912" calcext:value-type="float">
            <text:p>11.3912</text:p>
          </table:table-cell>
          <table:table-cell office:value-type="float" office:value="9.4704" calcext:value-type="float">
            <text:p>9.4704</text:p>
          </table:table-cell>
          <table:table-cell office:value-type="float" office:value="7.88569" calcext:value-type="float">
            <text:p>7.88569</text:p>
          </table:table-cell>
          <table:table-cell office:value-type="float" office:value="19.5729" calcext:value-type="float">
            <text:p>19.5729</text:p>
          </table:table-cell>
          <table:table-cell office:value-type="float" office:value="9.65837" calcext:value-type="float">
            <text:p>9.65837</text:p>
          </table:table-cell>
          <table:table-cell office:value-type="float" office:value="20.2207" calcext:value-type="float">
            <text:p>20.2207</text:p>
          </table:table-cell>
          <table:table-cell office:value-type="float" office:value="6.46017" calcext:value-type="float">
            <text:p>6.46017</text:p>
          </table:table-cell>
          <table:table-cell office:value-type="float" office:value="10.1169" calcext:value-type="float">
            <text:p>10.1169</text:p>
          </table:table-cell>
          <table:table-cell office:value-type="float" office:value="5.95767" calcext:value-type="float">
            <text:p>5.95767</text:p>
          </table:table-cell>
          <table:table-cell office:value-type="float" office:value="6.90566" calcext:value-type="float">
            <text:p>6.90566</text:p>
          </table:table-cell>
          <table:table-cell office:value-type="float" office:value="7.07509" calcext:value-type="float">
            <text:p>7.07509</text:p>
          </table:table-cell>
          <table:table-cell office:value-type="float" office:value="18.7183" calcext:value-type="float">
            <text:p>18.7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5" calcext:value-type="float">
            <text:p>15</text:p>
          </table:table-cell>
          <table:table-cell office:value-type="float" office:value="8.55756" calcext:value-type="float">
            <text:p>8.55756</text:p>
          </table:table-cell>
          <table:table-cell office:value-type="float" office:value="6.49213" calcext:value-type="float">
            <text:p>6.49213</text:p>
          </table:table-cell>
          <table:table-cell office:value-type="float" office:value="15.7144" calcext:value-type="float">
            <text:p>15.7144</text:p>
          </table:table-cell>
          <table:table-cell office:value-type="float" office:value="4.64648" calcext:value-type="float">
            <text:p>4.64648</text:p>
          </table:table-cell>
          <table:table-cell office:value-type="float" office:value="7.47769" calcext:value-type="float">
            <text:p>7.47769</text:p>
          </table:table-cell>
          <table:table-cell office:value-type="float" office:value="6.08632" calcext:value-type="float">
            <text:p>6.08632</text:p>
          </table:table-cell>
          <table:table-cell office:value-type="float" office:value="16.325" calcext:value-type="float">
            <text:p>16.325</text:p>
          </table:table-cell>
          <table:table-cell office:value-type="float" office:value="11.0663" calcext:value-type="float">
            <text:p>11.0663</text:p>
          </table:table-cell>
          <table:table-cell office:value-type="float" office:value="11.0124" calcext:value-type="float">
            <text:p>11.0124</text:p>
          </table:table-cell>
          <table:table-cell office:value-type="float" office:value="16.5556" calcext:value-type="float">
            <text:p>16.5556</text:p>
          </table:table-cell>
          <table:table-cell office:value-type="float" office:value="8.95258" calcext:value-type="float">
            <text:p>8.95258</text:p>
          </table:table-cell>
          <table:table-cell office:value-type="float" office:value="17.4264" calcext:value-type="float">
            <text:p>17.4264</text:p>
          </table:table-cell>
          <table:table-cell office:value-type="float" office:value="16.6559" calcext:value-type="float">
            <text:p>16.6559</text:p>
          </table:table-cell>
          <table:table-cell office:value-type="float" office:value="10.2324" calcext:value-type="float">
            <text:p>10.2324</text:p>
          </table:table-cell>
          <table:table-cell office:value-type="float" office:value="2.03363" calcext:value-type="float">
            <text:p>2.03363</text:p>
          </table:table-cell>
          <table:table-cell office:value-type="float" office:value="0" calcext:value-type="float">
            <text:p>0</text:p>
          </table:table-cell>
          <table:table-cell office:value-type="float" office:value="14.4633" calcext:value-type="float">
            <text:p>14.4633</text:p>
          </table:table-cell>
          <table:table-cell office:value-type="float" office:value="11.2763" calcext:value-type="float">
            <text:p>11.2763</text:p>
          </table:table-cell>
          <table:table-cell office:value-type="float" office:value="11.5003" calcext:value-type="float">
            <text:p>11.5003</text:p>
          </table:table-cell>
          <table:table-cell office:value-type="float" office:value="6.01692" calcext:value-type="float">
            <text:p>6.01692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20.1477" calcext:value-type="float">
            <text:p>20.1477</text:p>
          </table:table-cell>
          <table:table-cell office:value-type="float" office:value="7.57006" calcext:value-type="float">
            <text:p>7.57006</text:p>
          </table:table-cell>
          <table:table-cell office:value-type="float" office:value="8.13962" calcext:value-type="float">
            <text:p>8.13962</text:p>
          </table:table-cell>
          <table:table-cell office:value-type="float" office:value="7.67455" calcext:value-type="float">
            <text:p>7.67455</text:p>
          </table:table-cell>
          <table:table-cell office:value-type="float" office:value="6.16198" calcext:value-type="float">
            <text:p>6.16198</text:p>
          </table:table-cell>
          <table:table-cell office:value-type="float" office:value="7.33912" calcext:value-type="float">
            <text:p>7.33912</text:p>
          </table:table-cell>
          <table:table-cell office:value-type="float" office:value="19.349" calcext:value-type="float">
            <text:p>19.3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6" calcext:value-type="float">
            <text:p>16</text:p>
          </table:table-cell>
          <table:table-cell office:value-type="float" office:value="9.37102" calcext:value-type="float">
            <text:p>9.37102</text:p>
          </table:table-cell>
          <table:table-cell office:value-type="float" office:value="18.4121" calcext:value-type="float">
            <text:p>18.4121</text:p>
          </table:table-cell>
          <table:table-cell office:value-type="float" office:value="14.3573" calcext:value-type="float">
            <text:p>14.3573</text:p>
          </table:table-cell>
          <table:table-cell office:value-type="float" office:value="18.4171" calcext:value-type="float">
            <text:p>18.4171</text:p>
          </table:table-cell>
          <table:table-cell office:value-type="float" office:value="9.42139" calcext:value-type="float">
            <text:p>9.42139</text:p>
          </table:table-cell>
          <table:table-cell office:value-type="float" office:value="14.2317" calcext:value-type="float">
            <text:p>14.2317</text:p>
          </table:table-cell>
          <table:table-cell office:value-type="float" office:value="10.8715" calcext:value-type="float">
            <text:p>10.8715</text:p>
          </table:table-cell>
          <table:table-cell office:value-type="float" office:value="17.1486" calcext:value-type="float">
            <text:p>17.1486</text:p>
          </table:table-cell>
          <table:table-cell office:value-type="float" office:value="20.803" calcext:value-type="float">
            <text:p>20.803</text:p>
          </table:table-cell>
          <table:table-cell office:value-type="float" office:value="3.46406" calcext:value-type="float">
            <text:p>3.46406</text:p>
          </table:table-cell>
          <table:table-cell office:value-type="float" office:value="10.4873" calcext:value-type="float">
            <text:p>10.4873</text:p>
          </table:table-cell>
          <table:table-cell office:value-type="float" office:value="2.98879" calcext:value-type="float">
            <text:p>2.98879</text:p>
          </table:table-cell>
          <table:table-cell office:value-type="float" office:value="4.53418" calcext:value-type="float">
            <text:p>4.53418</text:p>
          </table:table-cell>
          <table:table-cell office:value-type="float" office:value="6.89243" calcext:value-type="float">
            <text:p>6.89243</text:p>
          </table:table-cell>
          <table:table-cell office:value-type="float" office:value="15.4977" calcext:value-type="float">
            <text:p>15.4977</text:p>
          </table:table-cell>
          <table:table-cell office:value-type="float" office:value="14.4633" calcext:value-type="float">
            <text:p>14.4633</text:p>
          </table:table-cell>
          <table:table-cell office:value-type="float" office:value="0" calcext:value-type="float">
            <text:p>0</text:p>
          </table:table-cell>
          <table:table-cell office:value-type="float" office:value="7.16046" calcext:value-type="float">
            <text:p>7.16046</text:p>
          </table:table-cell>
          <table:table-cell office:value-type="float" office:value="21.8372" calcext:value-type="float">
            <text:p>21.8372</text:p>
          </table:table-cell>
          <table:table-cell office:value-type="float" office:value="10.2302" calcext:value-type="float">
            <text:p>10.2302</text:p>
          </table:table-cell>
          <table:table-cell office:value-type="float" office:value="4.61444" calcext:value-type="float">
            <text:p>4.61444</text:p>
          </table:table-cell>
          <table:table-cell office:value-type="float" office:value="20.6922" calcext:value-type="float">
            <text:p>20.6922</text:p>
          </table:table-cell>
          <table:table-cell office:value-type="float" office:value="10.0258" calcext:value-type="float">
            <text:p>10.0258</text:p>
          </table:table-cell>
          <table:table-cell office:value-type="float" office:value="13.4462" calcext:value-type="float">
            <text:p>13.4462</text:p>
          </table:table-cell>
          <table:table-cell office:value-type="float" office:value="15.0412" calcext:value-type="float">
            <text:p>15.0412</text:p>
          </table:table-cell>
          <table:table-cell office:value-type="float" office:value="16.2648" calcext:value-type="float">
            <text:p>16.2648</text:p>
          </table:table-cell>
          <table:table-cell office:value-type="float" office:value="8.62726" calcext:value-type="float">
            <text:p>8.62726</text:p>
          </table:table-cell>
          <table:table-cell office:value-type="float" office:value="10.3327" calcext:value-type="float">
            <text:p>10.3327</text:p>
          </table:table-cell>
          <table:table-cell office:value-type="float" office:value="14.4886" calcext:value-type="float">
            <text:p>14.48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7" calcext:value-type="float">
            <text:p>17</text:p>
          </table:table-cell>
          <table:table-cell office:value-type="float" office:value="11.2144" calcext:value-type="float">
            <text:p>11.2144</text:p>
          </table:table-cell>
          <table:table-cell office:value-type="float" office:value="17.0871" calcext:value-type="float">
            <text:p>17.0871</text:p>
          </table:table-cell>
          <table:table-cell office:value-type="float" office:value="7.73954" calcext:value-type="float">
            <text:p>7.73954</text:p>
          </table:table-cell>
          <table:table-cell office:value-type="float" office:value="15.8971" calcext:value-type="float">
            <text:p>15.8971</text:p>
          </table:table-cell>
          <table:table-cell office:value-type="float" office:value="10.5064" calcext:value-type="float">
            <text:p>10.5064</text:p>
          </table:table-cell>
          <table:table-cell office:value-type="float" office:value="14.1087" calcext:value-type="float">
            <text:p>14.1087</text:p>
          </table:table-cell>
          <table:table-cell office:value-type="float" office:value="5.75838" calcext:value-type="float">
            <text:p>5.75838</text:p>
          </table:table-cell>
          <table:table-cell office:value-type="float" office:value="10.1763" calcext:value-type="float">
            <text:p>10.1763</text:p>
          </table:table-cell>
          <table:table-cell office:value-type="float" office:value="14.2767" calcext:value-type="float">
            <text:p>14.2767</text:p>
          </table:table-cell>
          <table:table-cell office:value-type="float" office:value="10.6007" calcext:value-type="float">
            <text:p>10.6007</text:p>
          </table:table-cell>
          <table:table-cell office:value-type="float" office:value="12.4854" calcext:value-type="float">
            <text:p>12.4854</text:p>
          </table:table-cell>
          <table:table-cell office:value-type="float" office:value="9.09787" calcext:value-type="float">
            <text:p>9.09787</text:p>
          </table:table-cell>
          <table:table-cell office:value-type="float" office:value="11.5465" calcext:value-type="float">
            <text:p>11.5465</text:p>
          </table:table-cell>
          <table:table-cell office:value-type="float" office:value="9.96214" calcext:value-type="float">
            <text:p>9.96214</text:p>
          </table:table-cell>
          <table:table-cell office:value-type="float" office:value="11.3912" calcext:value-type="float">
            <text:p>11.3912</text:p>
          </table:table-cell>
          <table:table-cell office:value-type="float" office:value="11.2763" calcext:value-type="float">
            <text:p>11.2763</text:p>
          </table:table-cell>
          <table:table-cell office:value-type="float" office:value="7.16046" calcext:value-type="float">
            <text:p>7.16046</text:p>
          </table:table-cell>
          <table:table-cell office:value-type="float" office:value="0" calcext:value-type="float">
            <text:p>0</text:p>
          </table:table-cell>
          <table:table-cell office:value-type="float" office:value="15.3801" calcext:value-type="float">
            <text:p>15.3801</text:p>
          </table:table-cell>
          <table:table-cell office:value-type="float" office:value="10.3088" calcext:value-type="float">
            <text:p>10.3088</text:p>
          </table:table-cell>
          <table:table-cell office:value-type="float" office:value="11.7185" calcext:value-type="float">
            <text:p>11.7185</text:p>
          </table:table-cell>
          <table:table-cell office:value-type="float" office:value="13.9996" calcext:value-type="float">
            <text:p>13.9996</text:p>
          </table:table-cell>
          <table:table-cell office:value-type="float" office:value="8.87598" calcext:value-type="float">
            <text:p>8.87598</text:p>
          </table:table-cell>
          <table:table-cell office:value-type="float" office:value="7.05085" calcext:value-type="float">
            <text:p>7.05085</text:p>
          </table:table-cell>
          <table:table-cell office:value-type="float" office:value="15.7204" calcext:value-type="float">
            <text:p>15.7204</text:p>
          </table:table-cell>
          <table:table-cell office:value-type="float" office:value="9.97658" calcext:value-type="float">
            <text:p>9.97658</text:p>
          </table:table-cell>
          <table:table-cell office:value-type="float" office:value="5.54592" calcext:value-type="float">
            <text:p>5.54592</text:p>
          </table:table-cell>
          <table:table-cell office:value-type="float" office:value="4.48161" calcext:value-type="float">
            <text:p>4.48161</text:p>
          </table:table-cell>
          <table:table-cell office:value-type="float" office:value="9.4361" calcext:value-type="float">
            <text:p>9.4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5" office:value-type="float" office:value="18" calcext:value-type="float">
            <text:p>18</text:p>
          </table:table-cell>
          <table:table-cell office:value-type="float" office:value="19.4831" calcext:value-type="float">
            <text:p>19.4831</text:p>
          </table:table-cell>
          <table:table-cell office:value-type="float" office:value="16.3292" calcext:value-type="float">
            <text:p>16.3292</text:p>
          </table:table-cell>
          <table:table-cell office:value-type="float" office:value="13.5791" calcext:value-type="float">
            <text:p>13.5791</text:p>
          </table:table-cell>
          <table:table-cell office:value-type="float" office:value="13.2836" calcext:value-type="float">
            <text:p>13.2836</text:p>
          </table:table-cell>
          <table:table-cell office:value-type="float" office:value="18.3366" calcext:value-type="float">
            <text:p>18.3366</text:p>
          </table:table-cell>
          <table:table-cell office:value-type="float" office:value="17.5302" calcext:value-type="float">
            <text:p>17.5302</text:p>
          </table:table-cell>
          <table:table-cell office:value-type="float" office:value="17.0413" calcext:value-type="float">
            <text:p>17.0413</text:p>
          </table:table-cell>
          <table:table-cell office:value-type="float" office:value="6.00022" calcext:value-type="float">
            <text:p>6.00022</text:p>
          </table:table-cell>
          <table:table-cell office:value-type="float" office:value="1.14727" calcext:value-type="float">
            <text:p>1.14727</text:p>
          </table:table-cell>
          <table:table-cell office:value-type="float" office:value="24.9138" calcext:value-type="float">
            <text:p>24.9138</text:p>
          </table:table-cell>
          <table:table-cell office:value-type="float" office:value="20.1527" calcext:value-type="float">
            <text:p>20.1527</text:p>
          </table:table-cell>
          <table:table-cell office:value-type="float" office:value="24.291" calcext:value-type="float">
            <text:p>24.291</text:p>
          </table:table-cell>
          <table:table-cell office:value-type="float" office:value="25.4808" calcext:value-type="float">
            <text:p>25.4808</text:p>
          </table:table-cell>
          <table:table-cell office:value-type="float" office:value="20.4181" calcext:value-type="float">
            <text:p>20.4181</text:p>
          </table:table-cell>
          <table:table-cell office:value-type="float" office:value="9.4704" calcext:value-type="float">
            <text:p>9.4704</text:p>
          </table:table-cell>
          <table:table-cell office:value-type="float" office:value="11.5003" calcext:value-type="float">
            <text:p>11.5003</text:p>
          </table:table-cell>
          <table:table-cell office:value-type="float" office:value="21.8372" calcext:value-type="float">
            <text:p>21.8372</text:p>
          </table:table-cell>
          <table:table-cell office:value-type="float" office:value="15.3801" calcext:value-type="float">
            <text:p>15.3801</text:p>
          </table:table-cell>
          <table:table-cell office:value-type="float" office:value="0" calcext:value-type="float">
            <text:p>0</text:p>
          </table:table-cell>
          <table:table-cell office:value-type="float" office:value="16.982" calcext:value-type="float">
            <text:p>16.982</text:p>
          </table:table-cell>
          <table:table-cell office:value-type="float" office:value="26.3971" calcext:value-type="float">
            <text:p>26.3971</text:p>
          </table:table-cell>
          <table:table-cell office:value-type="float" office:value="1.94352" calcext:value-type="float">
            <text:p>1.94352</text:p>
          </table:table-cell>
          <table:table-cell office:value-type="float" office:value="22.4958" calcext:value-type="float">
            <text:p>22.4958</text:p>
          </table:table-cell>
          <table:table-cell office:value-type="float" office:value="8.42303" calcext:value-type="float">
            <text:p>8.42303</text:p>
          </table:table-cell>
          <table:table-cell office:value-type="float" office:value="19.5362" calcext:value-type="float">
            <text:p>19.5362</text:p>
          </table:table-cell>
          <table:table-cell office:value-type="float" office:value="5.57592" calcext:value-type="float">
            <text:p>5.57592</text:p>
          </table:table-cell>
          <table:table-cell office:value-type="float" office:value="13.9346" calcext:value-type="float">
            <text:p>13.9346</text:p>
          </table:table-cell>
          <table:table-cell office:value-type="float" office:value="11.5046" calcext:value-type="float">
            <text:p>11.5046</text:p>
          </table:table-cell>
          <table:table-cell office:value-type="float" office:value="18.0261" calcext:value-type="float">
            <text:p>18.0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19" calcext:value-type="float">
            <text:p>19</text:p>
          </table:table-cell>
          <table:table-cell office:value-type="float" office:value="2.55462" calcext:value-type="float">
            <text:p>2.55462</text:p>
          </table:table-cell>
          <table:table-cell office:value-type="float" office:value="8.19697" calcext:value-type="float">
            <text:p>8.19697</text:p>
          </table:table-cell>
          <table:table-cell office:value-type="float" office:value="17.0874" calcext:value-type="float">
            <text:p>17.0874</text:p>
          </table:table-cell>
          <table:table-cell office:value-type="float" office:value="8.64955" calcext:value-type="float">
            <text:p>8.64955</text:p>
          </table:table-cell>
          <table:table-cell office:value-type="float" office:value="1.46278" calcext:value-type="float">
            <text:p>1.46278</text:p>
          </table:table-cell>
          <table:table-cell office:value-type="float" office:value="4.09927" calcext:value-type="float">
            <text:p>4.09927</text:p>
          </table:table-cell>
          <table:table-cell office:value-type="float" office:value="16.0616" calcext:value-type="float">
            <text:p>16.0616</text:p>
          </table:table-cell>
          <table:table-cell office:value-type="float" office:value="14.9613" calcext:value-type="float">
            <text:p>14.9613</text:p>
          </table:table-cell>
          <table:table-cell office:value-type="float" office:value="16.3014" calcext:value-type="float">
            <text:p>16.3014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3.20867" calcext:value-type="float">
            <text:p>3.20867</text:p>
          </table:table-cell>
          <table:table-cell office:value-type="float" office:value="13.1683" calcext:value-type="float">
            <text:p>13.1683</text:p>
          </table:table-cell>
          <table:table-cell office:value-type="float" office:value="11.267" calcext:value-type="float">
            <text:p>11.267</text:p>
          </table:table-cell>
          <table:table-cell office:value-type="float" office:value="4.44024" calcext:value-type="float">
            <text:p>4.44024</text:p>
          </table:table-cell>
          <table:table-cell office:value-type="float" office:value="7.88569" calcext:value-type="float">
            <text:p>7.88569</text:p>
          </table:table-cell>
          <table:table-cell office:value-type="float" office:value="6.01692" calcext:value-type="float">
            <text:p>6.01692</text:p>
          </table:table-cell>
          <table:table-cell office:value-type="float" office:value="10.2302" calcext:value-type="float">
            <text:p>10.2302</text:p>
          </table:table-cell>
          <table:table-cell office:value-type="float" office:value="10.3088" calcext:value-type="float">
            <text:p>10.3088</text:p>
          </table:table-cell>
          <table:table-cell office:value-type="float" office:value="16.982" calcext:value-type="float">
            <text:p>16.982</text:p>
          </table:table-cell>
          <table:table-cell office:value-type="float" office:value="0" calcext:value-type="float">
            <text:p>0</text:p>
          </table:table-cell>
          <table:table-cell office:value-type="float" office:value="13.2288" calcext:value-type="float">
            <text:p>13.2288</text:p>
          </table:table-cell>
          <table:table-cell office:value-type="float" office:value="16.7156" calcext:value-type="float">
            <text:p>16.7156</text:p>
          </table:table-cell>
          <table:table-cell office:value-type="float" office:value="18.3303" calcext:value-type="float">
            <text:p>18.3303</text:p>
          </table:table-cell>
          <table:table-cell office:value-type="float" office:value="10.6775" calcext:value-type="float">
            <text:p>10.6775</text:p>
          </table:table-cell>
          <table:table-cell office:value-type="float" office:value="5.43559" calcext:value-type="float">
            <text:p>5.43559</text:p>
          </table:table-cell>
          <table:table-cell office:value-type="float" office:value="12.1756" calcext:value-type="float">
            <text:p>12.1756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8.52438" calcext:value-type="float">
            <text:p>8.52438</text:p>
          </table:table-cell>
          <table:table-cell office:value-type="float" office:value="19.6698" calcext:value-type="float">
            <text:p>19.66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0" calcext:value-type="float">
            <text:p>20</text:p>
          </table:table-cell>
          <table:table-cell office:value-type="float" office:value="11.6045" calcext:value-type="float">
            <text:p>11.6045</text:p>
          </table:table-cell>
          <table:table-cell office:value-type="float" office:value="21.3022" calcext:value-type="float">
            <text:p>21.3022</text:p>
          </table:table-cell>
          <table:table-cell office:value-type="float" office:value="18.5693" calcext:value-type="float">
            <text:p>18.5693</text:p>
          </table:table-cell>
          <table:table-cell office:value-type="float" office:value="21.8252" calcext:value-type="float">
            <text:p>21.8252</text:p>
          </table:table-cell>
          <table:table-cell office:value-type="float" office:value="12.0696" calcext:value-type="float">
            <text:p>12.0696</text:p>
          </table:table-cell>
          <table:table-cell office:value-type="float" office:value="16.8408" calcext:value-type="float">
            <text:p>16.8408</text:p>
          </table:table-cell>
          <table:table-cell office:value-type="float" office:value="14.6937" calcext:value-type="float">
            <text:p>14.6937</text:p>
          </table:table-cell>
          <table:table-cell office:value-type="float" office:value="21.7619" calcext:value-type="float">
            <text:p>21.7619</text:p>
          </table:table-cell>
          <table:table-cell office:value-type="float" office:value="25.3773" calcext:value-type="float">
            <text:p>25.3773</text:p>
          </table:table-cell>
          <table:table-cell office:value-type="float" office:value="1.78631" calcext:value-type="float">
            <text:p>1.78631</text:p>
          </table:table-cell>
          <table:table-cell office:value-type="float" office:value="12.407" calcext:value-type="float">
            <text:p>12.407</text:p>
          </table:table-cell>
          <table:table-cell office:value-type="float" office:value="3.36252" calcext:value-type="float">
            <text:p>3.36252</text:p>
          </table:table-cell>
          <table:table-cell office:value-type="float" office:value="2.38711" calcext:value-type="float">
            <text:p>2.38711</text:p>
          </table:table-cell>
          <table:table-cell office:value-type="float" office:value="9.00965" calcext:value-type="float">
            <text:p>9.00965</text:p>
          </table:table-cell>
          <table:table-cell office:value-type="float" office:value="19.5729" calcext:value-type="float">
            <text:p>19.5729</text:p>
          </table:table-cell>
          <table:table-cell office:value-type="float" office:value="18.3033" calcext:value-type="float">
            <text:p>18.3033</text:p>
          </table:table-cell>
          <table:table-cell office:value-type="float" office:value="4.61444" calcext:value-type="float">
            <text:p>4.61444</text:p>
          </table:table-cell>
          <table:table-cell office:value-type="float" office:value="11.7185" calcext:value-type="float">
            <text:p>11.7185</text:p>
          </table:table-cell>
          <table:table-cell office:value-type="float" office:value="26.3971" calcext:value-type="float">
            <text:p>26.3971</text:p>
          </table:table-cell>
          <table:table-cell office:value-type="float" office:value="13.2288" calcext:value-type="float">
            <text:p>13.2288</text:p>
          </table:table-cell>
          <table:table-cell office:value-type="float" office:value="0" calcext:value-type="float">
            <text:p>0</text:p>
          </table:table-cell>
          <table:table-cell office:value-type="float" office:value="25.2895" calcext:value-type="float">
            <text:p>25.2895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18.0331" calcext:value-type="float">
            <text:p>18.0331</text:p>
          </table:table-cell>
          <table:table-cell office:value-type="float" office:value="17.149" calcext:value-type="float">
            <text:p>17.149</text:p>
          </table:table-cell>
          <table:table-cell office:value-type="float" office:value="20.8212" calcext:value-type="float">
            <text:p>20.8212</text:p>
          </table:table-cell>
          <table:table-cell office:value-type="float" office:value="12.8775" calcext:value-type="float">
            <text:p>12.8775</text:p>
          </table:table-cell>
          <table:table-cell office:value-type="float" office:value="14.9012" calcext:value-type="float">
            <text:p>14.9012</text:p>
          </table:table-cell>
          <table:table-cell office:value-type="float" office:value="18.0294" calcext:value-type="float">
            <text:p>18.0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1" calcext:value-type="float">
            <text:p>21</text:p>
          </table:table-cell>
          <table:table-cell office:value-type="float" office:value="19.1473" calcext:value-type="float">
            <text:p>19.1473</text:p>
          </table:table-cell>
          <table:table-cell office:value-type="float" office:value="17.0075" calcext:value-type="float">
            <text:p>17.0075</text:p>
          </table:table-cell>
          <table:table-cell office:value-type="float" office:value="11.6846" calcext:value-type="float">
            <text:p>11.6846</text:p>
          </table:table-cell>
          <table:table-cell office:value-type="float" office:value="14.0382" calcext:value-type="float">
            <text:p>14.0382</text:p>
          </table:table-cell>
          <table:table-cell office:value-type="float" office:value="18.0015" calcext:value-type="float">
            <text:p>18.0015</text:p>
          </table:table-cell>
          <table:table-cell office:value-type="float" office:value="17.7176" calcext:value-type="float">
            <text:p>17.7176</text:p>
          </table:table-cell>
          <table:table-cell office:value-type="float" office:value="15.2641" calcext:value-type="float">
            <text:p>15.2641</text:p>
          </table:table-cell>
          <table:table-cell office:value-type="float" office:value="4.20144" calcext:value-type="float">
            <text:p>4.20144</text:p>
          </table:table-cell>
          <table:table-cell office:value-type="float" office:value="1.05541" calcext:value-type="float">
            <text:p>1.05541</text:p>
          </table:table-cell>
          <table:table-cell office:value-type="float" office:value="23.8734" calcext:value-type="float">
            <text:p>23.8734</text:p>
          </table:table-cell>
          <table:table-cell office:value-type="float" office:value="19.9204" calcext:value-type="float">
            <text:p>19.9204</text:p>
          </table:table-cell>
          <table:table-cell office:value-type="float" office:value="23.0245" calcext:value-type="float">
            <text:p>23.0245</text:p>
          </table:table-cell>
          <table:table-cell office:value-type="float" office:value="24.5176" calcext:value-type="float">
            <text:p>24.5176</text:p>
          </table:table-cell>
          <table:table-cell office:value-type="float" office:value="19.844" calcext:value-type="float">
            <text:p>19.844</text:p>
          </table:table-cell>
          <table:table-cell office:value-type="float" office:value="9.65837" calcext:value-type="float">
            <text:p>9.65837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20.6922" calcext:value-type="float">
            <text:p>20.6922</text:p>
          </table:table-cell>
          <table:table-cell office:value-type="float" office:value="13.9996" calcext:value-type="float">
            <text:p>13.9996</text:p>
          </table:table-cell>
          <table:table-cell office:value-type="float" office:value="1.94352" calcext:value-type="float">
            <text:p>1.94352</text:p>
          </table:table-cell>
          <table:table-cell office:value-type="float" office:value="16.7156" calcext:value-type="float">
            <text:p>16.7156</text:p>
          </table:table-cell>
          <table:table-cell office:value-type="float" office:value="25.2895" calcext:value-type="float">
            <text:p>25.2895</text:p>
          </table:table-cell>
          <table:table-cell office:value-type="float" office:value="0" calcext:value-type="float">
            <text:p>0</text:p>
          </table:table-cell>
          <table:table-cell office:value-type="float" office:value="20.7621" calcext:value-type="float">
            <text:p>20.7621</text:p>
          </table:table-cell>
          <table:table-cell office:value-type="float" office:value="7.26464" calcext:value-type="float">
            <text:p>7.26464</text:p>
          </table:table-cell>
          <table:table-cell office:value-type="float" office:value="19.7669" calcext:value-type="float">
            <text:p>19.7669</text:p>
          </table:table-cell>
          <table:table-cell office:value-type="float" office:value="4.69023" calcext:value-type="float">
            <text:p>4.69023</text:p>
          </table:table-cell>
          <table:table-cell office:value-type="float" office:value="13.1731" calcext:value-type="float">
            <text:p>13.1731</text:p>
          </table:table-cell>
          <table:table-cell office:value-type="float" office:value="10.4163" calcext:value-type="float">
            <text:p>10.4163</text:p>
          </table:table-cell>
          <table:table-cell office:value-type="float" office:value="16.1194" calcext:value-type="float">
            <text:p>16.1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2" calcext:value-type="float">
            <text:p>22</text:p>
          </table:table-cell>
          <table:table-cell office:value-type="float" office:value="18.4349" calcext:value-type="float">
            <text:p>18.4349</text:p>
          </table:table-cell>
          <table:table-cell office:value-type="float" office:value="25.7782" calcext:value-type="float">
            <text:p>25.7782</text:p>
          </table:table-cell>
          <table:table-cell office:value-type="float" office:value="9.85497" calcext:value-type="float">
            <text:p>9.85497</text:p>
          </table:table-cell>
          <table:table-cell office:value-type="float" office:value="24.7552" calcext:value-type="float">
            <text:p>24.7552</text:p>
          </table:table-cell>
          <table:table-cell office:value-type="float" office:value="18.0794" calcext:value-type="float">
            <text:p>18.0794</text:p>
          </table:table-cell>
          <table:table-cell office:value-type="float" office:value="22.3777" calcext:value-type="float">
            <text:p>22.3777</text:p>
          </table:table-cell>
          <table:table-cell office:value-type="float" office:value="5.56367" calcext:value-type="float">
            <text:p>5.56367</text:p>
          </table:table-cell>
          <table:table-cell office:value-type="float" office:value="16.5619" calcext:value-type="float">
            <text:p>16.5619</text:p>
          </table:table-cell>
          <table:table-cell office:value-type="float" office:value="21.3487" calcext:value-type="float">
            <text:p>21.3487</text:p>
          </table:table-cell>
          <table:table-cell office:value-type="float" office:value="12.4899" calcext:value-type="float">
            <text:p>12.4899</text:p>
          </table:table-cell>
          <table:table-cell office:value-type="float" office:value="19.6884" calcext:value-type="float">
            <text:p>19.6884</text:p>
          </table:table-cell>
          <table:table-cell office:value-type="float" office:value="9.03694" calcext:value-type="float">
            <text:p>9.03694</text:p>
          </table:table-cell>
          <table:table-cell office:value-type="float" office:value="13.7845" calcext:value-type="float">
            <text:p>13.7845</text:p>
          </table:table-cell>
          <table:table-cell office:value-type="float" office:value="16.3511" calcext:value-type="float">
            <text:p>16.3511</text:p>
          </table:table-cell>
          <table:table-cell office:value-type="float" office:value="20.2207" calcext:value-type="float">
            <text:p>20.2207</text:p>
          </table:table-cell>
          <table:table-cell office:value-type="float" office:value="20.1477" calcext:value-type="float">
            <text:p>20.1477</text:p>
          </table:table-cell>
          <table:table-cell office:value-type="float" office:value="10.0258" calcext:value-type="float">
            <text:p>10.0258</text:p>
          </table:table-cell>
          <table:table-cell office:value-type="float" office:value="8.87598" calcext:value-type="float">
            <text:p>8.87598</text:p>
          </table:table-cell>
          <table:table-cell office:value-type="float" office:value="22.4958" calcext:value-type="float">
            <text:p>22.4958</text:p>
          </table:table-cell>
          <table:table-cell office:value-type="float" office:value="18.3303" calcext:value-type="float">
            <text:p>18.3303</text:p>
          </table:table-cell>
          <table:table-cell office:value-type="float" office:value="12.3307" calcext:value-type="float">
            <text:p>12.3307</text:p>
          </table:table-cell>
          <table:table-cell office:value-type="float" office:value="20.7621" calcext:value-type="float">
            <text:p>20.7621</text:p>
          </table:table-cell>
          <table:table-cell office:value-type="float" office:value="0" calcext:value-type="float">
            <text:p>0</text:p>
          </table:table-cell>
          <table:table-cell office:value-type="float" office:value="15.0353" calcext:value-type="float">
            <text:p>15.0353</text:p>
          </table:table-cell>
          <table:table-cell office:value-type="float" office:value="23.7115" calcext:value-type="float">
            <text:p>23.7115</text:p>
          </table:table-cell>
          <table:table-cell office:value-type="float" office:value="17.7574" calcext:value-type="float">
            <text:p>17.7574</text:p>
          </table:table-cell>
          <table:table-cell office:value-type="float" office:value="14.2361" calcext:value-type="float">
            <text:p>14.2361</text:p>
          </table:table-cell>
          <table:table-cell office:value-type="float" office:value="13.176" calcext:value-type="float">
            <text:p>13.176</text:p>
          </table:table-cell>
          <table:table-cell office:value-type="float" office:value="6.94444" calcext:value-type="float">
            <text:p>6.94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3" calcext:value-type="float">
            <text:p>23</text:p>
          </table:table-cell>
          <table:table-cell office:value-type="float" office:value="12.8206" calcext:value-type="float">
            <text:p>12.8206</text:p>
          </table:table-cell>
          <table:table-cell office:value-type="float" office:value="14.05" calcext:value-type="float">
            <text:p>14.05</text:p>
          </table:table-cell>
          <table:table-cell office:value-type="float" office:value="8.37761" calcext:value-type="float">
            <text:p>8.37761</text:p>
          </table:table-cell>
          <table:table-cell office:value-type="float" office:value="11.8054" calcext:value-type="float">
            <text:p>11.8054</text:p>
          </table:table-cell>
          <table:table-cell office:value-type="float" office:value="11.7234" calcext:value-type="float">
            <text:p>11.7234</text:p>
          </table:table-cell>
          <table:table-cell office:value-type="float" office:value="12.944" calcext:value-type="float">
            <text:p>12.944</text:p>
          </table:table-cell>
          <table:table-cell office:value-type="float" office:value="10.0986" calcext:value-type="float">
            <text:p>10.0986</text:p>
          </table:table-cell>
          <table:table-cell office:value-type="float" office:value="4.35379" calcext:value-type="float">
            <text:p>4.35379</text:p>
          </table:table-cell>
          <table:table-cell office:value-type="float" office:value="7.36408" calcext:value-type="float">
            <text:p>7.36408</text:p>
          </table:table-cell>
          <table:table-cell office:value-type="float" office:value="16.6089" calcext:value-type="float">
            <text:p>16.6089</text:p>
          </table:table-cell>
          <table:table-cell office:value-type="float" office:value="13.8093" calcext:value-type="float">
            <text:p>13.8093</text:p>
          </table:table-cell>
          <table:table-cell office:value-type="float" office:value="15.8682" calcext:value-type="float">
            <text:p>15.8682</text:p>
          </table:table-cell>
          <table:table-cell office:value-type="float" office:value="17.2661" calcext:value-type="float">
            <text:p>17.2661</text:p>
          </table:table-cell>
          <table:table-cell office:value-type="float" office:value="13.0229" calcext:value-type="float">
            <text:p>13.0229</text:p>
          </table:table-cell>
          <table:table-cell office:value-type="float" office:value="6.46017" calcext:value-type="float">
            <text:p>6.46017</text:p>
          </table:table-cell>
          <table:table-cell office:value-type="float" office:value="7.57006" calcext:value-type="float">
            <text:p>7.57006</text:p>
          </table:table-cell>
          <table:table-cell office:value-type="float" office:value="13.4462" calcext:value-type="float">
            <text:p>13.4462</text:p>
          </table:table-cell>
          <table:table-cell office:value-type="float" office:value="7.05085" calcext:value-type="float">
            <text:p>7.05085</text:p>
          </table:table-cell>
          <table:table-cell office:value-type="float" office:value="8.42303" calcext:value-type="float">
            <text:p>8.42303</text:p>
          </table:table-cell>
          <table:table-cell office:value-type="float" office:value="10.6775" calcext:value-type="float">
            <text:p>10.6775</text:p>
          </table:table-cell>
          <table:table-cell office:value-type="float" office:value="18.0331" calcext:value-type="float">
            <text:p>18.0331</text:p>
          </table:table-cell>
          <table:table-cell office:value-type="float" office:value="7.26464" calcext:value-type="float">
            <text:p>7.26464</text:p>
          </table:table-cell>
          <table:table-cell office:value-type="float" office:value="15.0353" calcext:value-type="float">
            <text:p>15.0353</text:p>
          </table:table-cell>
          <table:table-cell office:value-type="float" office:value="0" calcext:value-type="float">
            <text:p>0</text:p>
          </table:table-cell>
          <table:table-cell office:value-type="float" office:value="14.9795" calcext:value-type="float">
            <text:p>14.9795</text:p>
          </table:table-cell>
          <table:table-cell office:value-type="float" office:value="2.92677" calcext:value-type="float">
            <text:p>2.92677</text:p>
          </table:table-cell>
          <table:table-cell office:value-type="float" office:value="6.22091" calcext:value-type="float">
            <text:p>6.22091</text:p>
          </table:table-cell>
          <table:table-cell office:value-type="float" office:value="3.15475" calcext:value-type="float">
            <text:p>3.15475</text:p>
          </table:table-cell>
          <table:table-cell office:value-type="float" office:value="12.4276" calcext:value-type="float">
            <text:p>12.4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4" calcext:value-type="float">
            <text:p>24</text:p>
          </table:table-cell>
          <table:table-cell office:value-type="float" office:value="5.69211" calcext:value-type="float">
            <text:p>5.69211</text:p>
          </table:table-cell>
          <table:table-cell office:value-type="float" office:value="5.22605" calcext:value-type="float">
            <text:p>5.22605</text:p>
          </table:table-cell>
          <table:table-cell office:value-type="float" office:value="22.1976" calcext:value-type="float">
            <text:p>22.1976</text:p>
          </table:table-cell>
          <table:table-cell office:value-type="float" office:value="7.5412" calcext:value-type="float">
            <text:p>7.5412</text:p>
          </table:table-cell>
          <table:table-cell office:value-type="float" office:value="5.70004" calcext:value-type="float">
            <text:p>5.70004</text:p>
          </table:table-cell>
          <table:table-cell office:value-type="float" office:value="2.07276" calcext:value-type="float">
            <text:p>2.07276</text:p>
          </table:table-cell>
          <table:table-cell office:value-type="float" office:value="21.4596" calcext:value-type="float">
            <text:p>21.4596</text:p>
          </table:table-cell>
          <table:table-cell office:value-type="float" office:value="18.954" calcext:value-type="float">
            <text:p>18.954</text:p>
          </table:table-cell>
          <table:table-cell office:value-type="float" office:value="19.1203" calcext:value-type="float">
            <text:p>19.1203</text:p>
          </table:table-cell>
          <table:table-cell office:value-type="float" office:value="15.43" calcext:value-type="float">
            <text:p>15.43</text:p>
          </table:table-cell>
          <table:table-cell office:value-type="float" office:value="4.74337" calcext:value-type="float">
            <text:p>4.74337</text:p>
          </table:table-cell>
          <table:table-cell office:value-type="float" office:value="17.8183" calcext:value-type="float">
            <text:p>17.8183</text:p>
          </table:table-cell>
          <table:table-cell office:value-type="float" office:value="14.8869" calcext:value-type="float">
            <text:p>14.8869</text:p>
          </table:table-cell>
          <table:table-cell office:value-type="float" office:value="8.28343" calcext:value-type="float">
            <text:p>8.28343</text:p>
          </table:table-cell>
          <table:table-cell office:value-type="float" office:value="10.1169" calcext:value-type="float">
            <text:p>10.1169</text:p>
          </table:table-cell>
          <table:table-cell office:value-type="float" office:value="8.13962" calcext:value-type="float">
            <text:p>8.13962</text:p>
          </table:table-cell>
          <table:table-cell office:value-type="float" office:value="15.0412" calcext:value-type="float">
            <text:p>15.0412</text:p>
          </table:table-cell>
          <table:table-cell office:value-type="float" office:value="15.7204" calcext:value-type="float">
            <text:p>15.7204</text:p>
          </table:table-cell>
          <table:table-cell office:value-type="float" office:value="19.5362" calcext:value-type="float">
            <text:p>19.5362</text:p>
          </table:table-cell>
          <table:table-cell office:value-type="float" office:value="5.43559" calcext:value-type="float">
            <text:p>5.43559</text:p>
          </table:table-cell>
          <table:table-cell office:value-type="float" office:value="17.149" calcext:value-type="float">
            <text:p>17.149</text:p>
          </table:table-cell>
          <table:table-cell office:value-type="float" office:value="19.7669" calcext:value-type="float">
            <text:p>19.7669</text:p>
          </table:table-cell>
          <table:table-cell office:value-type="float" office:value="23.7115" calcext:value-type="float">
            <text:p>23.7115</text:p>
          </table:table-cell>
          <table:table-cell office:value-type="float" office:value="14.9795" calcext:value-type="float">
            <text:p>14.9795</text:p>
          </table:table-cell>
          <table:table-cell office:value-type="float" office:value="0" calcext:value-type="float">
            <text:p>0</text:p>
          </table:table-cell>
          <table:table-cell office:value-type="float" office:value="15.713" calcext:value-type="float">
            <text:p>15.713</text:p>
          </table:table-cell>
          <table:table-cell office:value-type="float" office:value="10.3986" calcext:value-type="float">
            <text:p>10.3986</text:p>
          </table:table-cell>
          <table:table-cell office:value-type="float" office:value="13.4467" calcext:value-type="float">
            <text:p>13.4467</text:p>
          </table:table-cell>
          <table:table-cell office:value-type="float" office:value="25.0207" calcext:value-type="float">
            <text:p>25.02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ce6" office:value-type="float" office:value="25" calcext:value-type="float">
            <text:p>25</text:p>
          </table:table-cell>
          <table:table-cell office:value-type="float" office:value="14.5484" calcext:value-type="float">
            <text:p>14.5484</text:p>
          </table:table-cell>
          <table:table-cell office:value-type="float" office:value="13.7804" calcext:value-type="float">
            <text:p>13.7804</text:p>
          </table:table-cell>
          <table:table-cell office:value-type="float" office:value="10.1145" calcext:value-type="float">
            <text:p>10.1145</text:p>
          </table:table-cell>
          <table:table-cell office:value-type="float" office:value="11.1156" calcext:value-type="float">
            <text:p>11.1156</text:p>
          </table:table-cell>
          <table:table-cell office:value-type="float" office:value="13.4083" calcext:value-type="float">
            <text:p>13.4083</text:p>
          </table:table-cell>
          <table:table-cell office:value-type="float" office:value="13.6403" calcext:value-type="float">
            <text:p>13.6403</text:p>
          </table:table-cell>
          <table:table-cell office:value-type="float" office:value="12.5971" calcext:value-type="float">
            <text:p>12.5971</text:p>
          </table:table-cell>
          <table:table-cell office:value-type="float" office:value="3.5188" calcext:value-type="float">
            <text:p>3.5188</text:p>
          </table:table-cell>
          <table:table-cell office:value-type="float" office:value="4.58061" calcext:value-type="float">
            <text:p>4.58061</text:p>
          </table:table-cell>
          <table:table-cell office:value-type="float" office:value="19.3429" calcext:value-type="float">
            <text:p>19.3429</text:p>
          </table:table-cell>
          <table:table-cell office:value-type="float" office:value="15.3832" calcext:value-type="float">
            <text:p>15.3832</text:p>
          </table:table-cell>
          <table:table-cell office:value-type="float" office:value="18.7547" calcext:value-type="float">
            <text:p>18.7547</text:p>
          </table:table-cell>
          <table:table-cell office:value-type="float" office:value="19.9299" calcext:value-type="float">
            <text:p>19.9299</text:p>
          </table:table-cell>
          <table:table-cell office:value-type="float" office:value="15.1594" calcext:value-type="float">
            <text:p>15.1594</text:p>
          </table:table-cell>
          <table:table-cell office:value-type="float" office:value="5.95767" calcext:value-type="float">
            <text:p>5.95767</text:p>
          </table:table-cell>
          <table:table-cell office:value-type="float" office:value="7.67455" calcext:value-type="float">
            <text:p>7.67455</text:p>
          </table:table-cell>
          <table:table-cell office:value-type="float" office:value="16.2648" calcext:value-type="float">
            <text:p>16.2648</text:p>
          </table:table-cell>
          <table:table-cell office:value-type="float" office:value="9.97658" calcext:value-type="float">
            <text:p>9.97658</text:p>
          </table:table-cell>
          <table:table-cell office:value-type="float" office:value="5.57592" calcext:value-type="float">
            <text:p>5.57592</text:p>
          </table:table-cell>
          <table:table-cell office:value-type="float" office:value="12.1756" calcext:value-type="float">
            <text:p>12.1756</text:p>
          </table:table-cell>
          <table:table-cell office:value-type="float" office:value="20.8212" calcext:value-type="float">
            <text:p>20.8212</text:p>
          </table:table-cell>
          <table:table-cell office:value-type="float" office:value="4.69023" calcext:value-type="float">
            <text:p>4.69023</text:p>
          </table:table-cell>
          <table:table-cell office:value-type="float" office:value="17.7574" calcext:value-type="float">
            <text:p>17.7574</text:p>
          </table:table-cell>
          <table:table-cell office:value-type="float" office:value="2.92677" calcext:value-type="float">
            <text:p>2.92677</text:p>
          </table:table-cell>
          <table:table-cell office:value-type="float" office:value="15.713" calcext:value-type="float">
            <text:p>15.713</text:p>
          </table:table-cell>
          <table:table-cell office:value-type="float" office:value="0" calcext:value-type="float">
            <text:p>0</text:p>
          </table:table-cell>
          <table:table-cell office:value-type="float" office:value="8.48866" calcext:value-type="float">
            <text:p>8.48866</text:p>
          </table:table-cell>
          <table:table-cell office:value-type="float" office:value="5.93362" calcext:value-type="float">
            <text:p>5.93362</text:p>
          </table:table-cell>
          <table:table-cell office:value-type="float" office:value="14.4579" calcext:value-type="float">
            <text:p>14.45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6" calcext:value-type="float">
            <text:p>26</text:p>
          </table:table-cell>
          <table:table-cell office:value-type="float" office:value="6.85228" calcext:value-type="float">
            <text:p>6.85228</text:p>
          </table:table-cell>
          <table:table-cell office:value-type="float" office:value="11.5665" calcext:value-type="float">
            <text:p>11.5665</text:p>
          </table:table-cell>
          <table:table-cell office:value-type="float" office:value="11.9065" calcext:value-type="float">
            <text:p>11.9065</text:p>
          </table:table-cell>
          <table:table-cell office:value-type="float" office:value="10.6149" calcext:value-type="float">
            <text:p>10.6149</text:p>
          </table:table-cell>
          <table:table-cell office:value-type="float" office:value="5.85329" calcext:value-type="float">
            <text:p>5.85329</text:p>
          </table:table-cell>
          <table:table-cell office:value-type="float" office:value="8.65547" calcext:value-type="float">
            <text:p>8.65547</text:p>
          </table:table-cell>
          <table:table-cell office:value-type="float" office:value="11.1546" calcext:value-type="float">
            <text:p>11.1546</text:p>
          </table:table-cell>
          <table:table-cell office:value-type="float" office:value="10.5584" calcext:value-type="float">
            <text:p>10.5584</text:p>
          </table:table-cell>
          <table:table-cell office:value-type="float" office:value="13.0287" calcext:value-type="float">
            <text:p>13.0287</text:p>
          </table:table-cell>
          <table:table-cell office:value-type="float" office:value="11.2447" calcext:value-type="float">
            <text:p>11.2447</text:p>
          </table:table-cell>
          <table:table-cell office:value-type="float" office:value="7.98275" calcext:value-type="float">
            <text:p>7.98275</text:p>
          </table:table-cell>
          <table:table-cell office:value-type="float" office:value="11.502" calcext:value-type="float">
            <text:p>11.502</text:p>
          </table:table-cell>
          <table:table-cell office:value-type="float" office:value="11.6548" calcext:value-type="float">
            <text:p>11.6548</text:p>
          </table:table-cell>
          <table:table-cell office:value-type="float" office:value="6.80213" calcext:value-type="float">
            <text:p>6.80213</text:p>
          </table:table-cell>
          <table:table-cell office:value-type="float" office:value="6.90566" calcext:value-type="float">
            <text:p>6.90566</text:p>
          </table:table-cell>
          <table:table-cell office:value-type="float" office:value="6.16198" calcext:value-type="float">
            <text:p>6.16198</text:p>
          </table:table-cell>
          <table:table-cell office:value-type="float" office:value="8.62726" calcext:value-type="float">
            <text:p>8.62726</text:p>
          </table:table-cell>
          <table:table-cell office:value-type="float" office:value="5.54592" calcext:value-type="float">
            <text:p>5.54592</text:p>
          </table:table-cell>
          <table:table-cell office:value-type="float" office:value="13.9346" calcext:value-type="float">
            <text:p>13.9346</text:p>
          </table:table-cell>
          <table:table-cell office:value-type="float" office:value="5.18116" calcext:value-type="float">
            <text:p>5.18116</text:p>
          </table:table-cell>
          <table:table-cell office:value-type="float" office:value="12.8775" calcext:value-type="float">
            <text:p>12.8775</text:p>
          </table:table-cell>
          <table:table-cell office:value-type="float" office:value="13.1731" calcext:value-type="float">
            <text:p>13.1731</text:p>
          </table:table-cell>
          <table:table-cell office:value-type="float" office:value="14.2361" calcext:value-type="float">
            <text:p>14.2361</text:p>
          </table:table-cell>
          <table:table-cell office:value-type="float" office:value="6.22091" calcext:value-type="float">
            <text:p>6.22091</text:p>
          </table:table-cell>
          <table:table-cell office:value-type="float" office:value="10.3986" calcext:value-type="float">
            <text:p>10.3986</text:p>
          </table:table-cell>
          <table:table-cell office:value-type="float" office:value="8.48866" calcext:value-type="float">
            <text:p>8.48866</text:p>
          </table:table-cell>
          <table:table-cell office:value-type="float" office:value="0" calcext:value-type="float">
            <text:p>0</text:p>
          </table:table-cell>
          <table:table-cell office:value-type="float" office:value="3.49224" calcext:value-type="float">
            <text:p>3.49224</text:p>
          </table:table-cell>
          <table:table-cell office:value-type="float" office:value="14.6375" calcext:value-type="float">
            <text:p>14.6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7" calcext:value-type="float">
            <text:p>27</text:p>
          </table:table-cell>
          <table:table-cell office:value-type="float" office:value="10.3413" calcext:value-type="float">
            <text:p>10.3413</text:p>
          </table:table-cell>
          <table:table-cell office:value-type="float" office:value="13.6307" calcext:value-type="float">
            <text:p>13.6307</text:p>
          </table:table-cell>
          <table:table-cell office:value-type="float" office:value="8.77706" calcext:value-type="float">
            <text:p>8.77706</text:p>
          </table:table-cell>
          <table:table-cell office:value-type="float" office:value="11.9681" calcext:value-type="float">
            <text:p>11.9681</text:p>
          </table:table-cell>
          <table:table-cell office:value-type="float" office:value="9.32345" calcext:value-type="float">
            <text:p>9.32345</text:p>
          </table:table-cell>
          <table:table-cell office:value-type="float" office:value="11.5394" calcext:value-type="float">
            <text:p>11.5394</text:p>
          </table:table-cell>
          <table:table-cell office:value-type="float" office:value="8.99244" calcext:value-type="float">
            <text:p>8.99244</text:p>
          </table:table-cell>
          <table:table-cell office:value-type="float" office:value="7.28797" calcext:value-type="float">
            <text:p>7.28797</text:p>
          </table:table-cell>
          <table:table-cell office:value-type="float" office:value="10.4761" calcext:value-type="float">
            <text:p>10.4761</text:p>
          </table:table-cell>
          <table:table-cell office:value-type="float" office:value="13.4585" calcext:value-type="float">
            <text:p>13.4585</text:p>
          </table:table-cell>
          <table:table-cell office:value-type="float" office:value="11.4529" calcext:value-type="float">
            <text:p>11.4529</text:p>
          </table:table-cell>
          <table:table-cell office:value-type="float" office:value="12.8468" calcext:value-type="float">
            <text:p>12.8468</text:p>
          </table:table-cell>
          <table:table-cell office:value-type="float" office:value="14.1121" calcext:value-type="float">
            <text:p>14.1121</text:p>
          </table:table-cell>
          <table:table-cell office:value-type="float" office:value="10.1671" calcext:value-type="float">
            <text:p>10.1671</text:p>
          </table:table-cell>
          <table:table-cell office:value-type="float" office:value="7.07509" calcext:value-type="float">
            <text:p>7.07509</text:p>
          </table:table-cell>
          <table:table-cell office:value-type="float" office:value="7.33912" calcext:value-type="float">
            <text:p>7.33912</text:p>
          </table:table-cell>
          <table:table-cell office:value-type="float" office:value="10.3327" calcext:value-type="float">
            <text:p>10.3327</text:p>
          </table:table-cell>
          <table:table-cell office:value-type="float" office:value="4.48161" calcext:value-type="float">
            <text:p>4.48161</text:p>
          </table:table-cell>
          <table:table-cell office:value-type="float" office:value="11.5046" calcext:value-type="float">
            <text:p>11.5046</text:p>
          </table:table-cell>
          <table:table-cell office:value-type="float" office:value="8.52438" calcext:value-type="float">
            <text:p>8.52438</text:p>
          </table:table-cell>
          <table:table-cell office:value-type="float" office:value="14.9012" calcext:value-type="float">
            <text:p>14.9012</text:p>
          </table:table-cell>
          <table:table-cell office:value-type="float" office:value="10.4163" calcext:value-type="float">
            <text:p>10.4163</text:p>
          </table:table-cell>
          <table:table-cell office:value-type="float" office:value="13.176" calcext:value-type="float">
            <text:p>13.176</text:p>
          </table:table-cell>
          <table:table-cell office:value-type="float" office:value="3.15475" calcext:value-type="float">
            <text:p>3.15475</text:p>
          </table:table-cell>
          <table:table-cell office:value-type="float" office:value="13.4467" calcext:value-type="float">
            <text:p>13.4467</text:p>
          </table:table-cell>
          <table:table-cell office:value-type="float" office:value="5.93362" calcext:value-type="float">
            <text:p>5.93362</text:p>
          </table:table-cell>
          <table:table-cell office:value-type="float" office:value="3.49224" calcext:value-type="float">
            <text:p>3.49224</text:p>
          </table:table-cell>
          <table:table-cell office:value-type="float" office:value="0" calcext:value-type="float">
            <text:p>0</text:p>
          </table:table-cell>
          <table:table-cell office:value-type="float" office:value="12.0647" calcext:value-type="float">
            <text:p>12.06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8" calcext:value-type="float">
            <text:p>28</text:p>
          </table:table-cell>
          <table:table-cell office:value-type="float" office:value="20.6446" calcext:value-type="float">
            <text:p>20.6446</text:p>
          </table:table-cell>
          <table:table-cell office:value-type="float" office:value="25.6952" calcext:value-type="float">
            <text:p>25.6952</text:p>
          </table:table-cell>
          <table:table-cell office:value-type="float" office:value="4.46277" calcext:value-type="float">
            <text:p>4.46277</text:p>
          </table:table-cell>
          <table:table-cell office:value-type="float" office:value="23.915" calcext:value-type="float">
            <text:p>23.915</text:p>
          </table:table-cell>
          <table:table-cell office:value-type="float" office:value="19.9394" calcext:value-type="float">
            <text:p>19.9394</text:p>
          </table:table-cell>
          <table:table-cell office:value-type="float" office:value="23.2869" calcext:value-type="float">
            <text:p>23.2869</text:p>
          </table:table-cell>
          <table:table-cell office:value-type="float" office:value="3.78136" calcext:value-type="float">
            <text:p>3.78136</text:p>
          </table:table-cell>
          <table:table-cell office:value-type="float" office:value="12.11" calcext:value-type="float">
            <text:p>12.11</text:p>
          </table:table-cell>
          <table:table-cell office:value-type="float" office:value="16.9278" calcext:value-type="float">
            <text:p>16.9278</text:p>
          </table:table-cell>
          <table:table-cell office:value-type="float" office:value="17.673" calcext:value-type="float">
            <text:p>17.673</text:p>
          </table:table-cell>
          <table:table-cell office:value-type="float" office:value="21.9185" calcext:value-type="float">
            <text:p>21.9185</text:p>
          </table:table-cell>
          <table:table-cell office:value-type="float" office:value="14.6851" calcext:value-type="float">
            <text:p>14.6851</text:p>
          </table:table-cell>
          <table:table-cell office:value-type="float" office:value="18.9017" calcext:value-type="float">
            <text:p>18.9017</text:p>
          </table:table-cell>
          <table:table-cell office:value-type="float" office:value="19.2275" calcext:value-type="float">
            <text:p>19.2275</text:p>
          </table:table-cell>
          <table:table-cell office:value-type="float" office:value="18.7183" calcext:value-type="float">
            <text:p>18.7183</text:p>
          </table:table-cell>
          <table:table-cell office:value-type="float" office:value="19.349" calcext:value-type="float">
            <text:p>19.349</text:p>
          </table:table-cell>
          <table:table-cell office:value-type="float" office:value="14.4886" calcext:value-type="float">
            <text:p>14.4886</text:p>
          </table:table-cell>
          <table:table-cell office:value-type="float" office:value="9.4361" calcext:value-type="float">
            <text:p>9.4361</text:p>
          </table:table-cell>
          <table:table-cell office:value-type="float" office:value="18.0261" calcext:value-type="float">
            <text:p>18.0261</text:p>
          </table:table-cell>
          <table:table-cell office:value-type="float" office:value="19.6698" calcext:value-type="float">
            <text:p>19.6698</text:p>
          </table:table-cell>
          <table:table-cell office:value-type="float" office:value="18.0294" calcext:value-type="float">
            <text:p>18.0294</text:p>
          </table:table-cell>
          <table:table-cell office:value-type="float" office:value="16.1194" calcext:value-type="float">
            <text:p>16.1194</text:p>
          </table:table-cell>
          <table:table-cell office:value-type="float" office:value="6.94444" calcext:value-type="float">
            <text:p>6.94444</text:p>
          </table:table-cell>
          <table:table-cell office:value-type="float" office:value="12.4276" calcext:value-type="float">
            <text:p>12.4276</text:p>
          </table:table-cell>
          <table:table-cell office:value-type="float" office:value="25.0207" calcext:value-type="float">
            <text:p>25.0207</text:p>
          </table:table-cell>
          <table:table-cell office:value-type="float" office:value="14.4579" calcext:value-type="float">
            <text:p>14.4579</text:p>
          </table:table-cell>
          <table:table-cell office:value-type="float" office:value="14.6375" calcext:value-type="float">
            <text:p>14.6375</text:p>
          </table:table-cell>
          <table:table-cell office:value-type="float" office:value="12.0647" calcext:value-type="float">
            <text:p>12.06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29" calcext:value-type="float">
            <text:p>29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30" calcext:value-type="float">
            <text:p>30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office:value-type="float" office:value="31" calcext:value-type="float">
            <text:p>31</text:p>
          </table:table-cell>
          <table:table-cell table:number-columns-repeated="3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09:34:10.714384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6:44:47.249593566</meta:creation-date>
    <meta:generator>LibreOffice/6.4.7.2$Linux_X86_64 LibreOffice_project/40$Build-2</meta:generator>
    <dc:date>2022-05-16T16:52:31.231408598</dc:date>
    <meta:editing-duration>P7DT3H16M7S</meta:editing-duration>
    <meta:editing-cycles>14</meta:editing-cycles>
    <meta:document-statistic meta:table-count="2" meta:cell-count="3682" meta:object-count="0"/>
  </office:meta>
</office:document-meta>
</file>